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Tabela1" style:family="table">
      <style:table-properties style:width="17.785cm" fo:margin-left="-0.383cm" fo:margin-top="0cm" fo:margin-bottom="0cm" table:align="left" style:writing-mode="lr-tb"/>
    </style:style>
    <style:style style:name="Tabela1.A" style:family="table-column">
      <style:table-column-properties style:column-width="5.182cm"/>
    </style:style>
    <style:style style:name="Tabela1.B" style:family="table-column">
      <style:table-column-properties style:column-width="5.251cm"/>
    </style:style>
    <style:style style:name="Tabela1.C" style:family="table-column">
      <style:table-column-properties style:column-width="7.352cm"/>
    </style:style>
    <style:style style:name="Tabela1.1" style:family="table-row">
      <style:table-row-properties style:min-row-height="3cm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Tabela1.2" style:family="table-row">
      <style:table-row-properties style:min-row-height="1.7cm" fo:keep-together="auto"/>
    </style:style>
    <style:style style:name="Tabela1.3" style:family="table-row">
      <style:table-row-properties style:min-row-height="2.6cm" fo:keep-together="auto"/>
    </style:style>
    <style:style style:name="Tabela1.A3" style:family="table-cell">
      <style:table-cell-properties style:vertical-align="" fo:padding-left="0.191cm" fo:padding-right="0.191cm" fo:padding-top="0cm" fo:padding-bottom="0cm" fo:border="0.75pt solid #000000" style:writing-mode="lr-tb"/>
    </style:style>
    <style:style style:name="Tabela1.4" style:family="table-row">
      <style:table-row-properties style:min-row-height="2.499cm" fo:keep-together="auto"/>
    </style:style>
    <style:style style:name="Tabela1.7" style:family="table-row">
      <style:table-row-properties style:min-row-height="4.965cm" fo:keep-together="auto"/>
    </style:style>
    <style:style style:name="P1" style:family="paragraph" style:parent-style-name="Normal_20__28_Web_29_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writing-mode="lr-tb">
        <style:tab-stops/>
      </style:paragraph-properties>
    </style:style>
    <style:style style:name="P2" style:family="paragraph" style:parent-style-name="Normal_20__28_Web_29_">
      <style:paragraph-properties fo:margin-left="0cm" fo:margin-right="0cm" fo:margin-top="0.212cm" fo:margin-bottom="0cm" style:contextual-spacing="false" fo:line-height="150%" fo:text-align="center" style:justify-single-word="false" fo:text-indent="0cm" style:auto-text-indent="false" style:writing-mode="lr-tb">
        <style:tab-stops/>
      </style:paragraph-properties>
      <style:text-properties style:font-name="Arial"/>
    </style:style>
    <style:style style:name="P3" style:family="paragraph" style:parent-style-name="Standard">
      <style:paragraph-properties fo:margin-left="0cm" fo:margin-right="0cm" fo:margin-top="0cm" fo:margin-bottom="0.176cm" style:contextual-spacing="false" fo:line-height="150%" fo:text-align="center" style:justify-single-word="false" fo:text-indent="0cm" style:auto-text-indent="false" style:writing-mode="lr-tb">
        <style:tab-stops/>
      </style:paragraph-properties>
      <style:text-properties style:font-name="Arial"/>
    </style:style>
    <style:style style:name="P4" style:family="paragraph" style:parent-style-name="Body_20_Text_20_2">
      <style:paragraph-properties fo:margin-left="0cm" fo:margin-right="0cm" fo:margin-top="0cm" fo:margin-bottom="0.282cm" style:contextual-spacing="false" fo:line-height="150%" fo:text-indent="0cm" style:auto-text-indent="false" style:writing-mode="lr-tb">
        <style:tab-stops/>
      </style:paragraph-properties>
      <style:text-properties style:font-name="Arial"/>
    </style:style>
    <style:style style:name="P5" style:family="paragraph" style:parent-style-name="Standard">
      <style:paragraph-properties fo:margin-left="0cm" fo:margin-right="0cm" fo:margin-top="0cm" fo:margin-bottom="0.282cm" style:contextual-spacing="false" fo:line-height="150%" fo:text-indent="0cm" style:auto-text-indent="false" style:writing-mode="lr-tb">
        <style:tab-stops/>
      </style:paragraph-properties>
      <style:text-properties style:font-name="Arial"/>
    </style:style>
    <style:style style:name="P6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Arial"/>
    </style:style>
    <style:style style:name="P7" style:family="paragraph" style:parent-style-name="Normal_20__28_Web_29_">
      <style:paragraph-properties fo:margin-left="0cm" fo:margin-right="0cm" fo:margin-top="0cm" fo:margin-bottom="0cm" style:contextual-spacing="false" fo:line-height="150%" fo:text-indent="0cm" style:auto-text-indent="false" style:writing-mode="lr-tb">
        <style:tab-stops/>
      </style:paragraph-properties>
      <style:text-properties style:font-name="Arial" fo:font-size="11pt" style:font-size-asian="11pt" style:font-size-complex="11pt"/>
    </style:style>
    <style:style style:name="P8" style:family="paragraph" style:parent-style-name="Normal_20__28_Web_29_">
      <style:paragraph-properties fo:margin-left="0cm" fo:margin-right="0cm" fo:margin-top="0cm" fo:margin-bottom="0cm" style:contextual-spacing="false" fo:line-height="150%" fo:text-indent="0cm" style:auto-text-indent="false" style:writing-mode="lr-tb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 style:writing-mode="lr-tb"/>
      <style:text-properties style:font-name="Arial" fo:font-size="11pt" style:font-size-asian="11pt" style:font-size-complex="11pt"/>
    </style:style>
    <style:style style:name="P10" style:family="paragraph" style:parent-style-name="Normal_20__28_Web_29_">
      <style:paragraph-properties fo:margin-left="0cm" fo:margin-right="0cm" fo:margin-top="0.176cm" fo:margin-bottom="0.176cm" style:contextual-spacing="false" fo:text-align="justify" style:justify-single-word="false" fo:text-indent="0cm" style:auto-text-indent="false" style:writing-mode="lr-tb">
        <style:tab-stops/>
      </style:paragraph-properties>
      <style:text-properties style:font-name="Arial" fo:font-size="11pt" style:font-size-asian="11pt" style:font-size-complex="11pt"/>
    </style:style>
    <style:style style:name="P11" style:family="paragraph" style:parent-style-name="Normal_20__28_Web_29_">
      <style:paragraph-properties fo:margin-left="0cm" fo:margin-right="0cm" fo:margin-top="0cm" fo:margin-bottom="0cm" style:contextual-spacing="false" fo:line-height="150%" fo:text-indent="0cm" style:auto-text-indent="false" style:writing-mode="lr-tb">
        <style:tab-stops/>
      </style:paragraph-properties>
      <style:text-properties style:font-name="Arial" fo:font-size="11pt" fo:font-weight="bold" officeooo:rsid="00136bd1" officeooo:paragraph-rsid="00136bd1" style:font-size-asian="11pt" style:font-weight-asian="bold" style:font-size-complex="11pt" style:font-weight-complex="bold"/>
    </style:style>
    <style:style style:name="P12" style:family="paragraph" style:parent-style-name="Normal_20__28_Web_29_">
      <style:paragraph-properties fo:margin-left="0cm" fo:margin-right="0cm" fo:margin-top="0cm" fo:margin-bottom="0cm" style:contextual-spacing="false" fo:line-height="150%" fo:text-indent="0cm" style:auto-text-indent="false" style:writing-mode="lr-tb"/>
      <style:text-properties style:font-name="Arial" fo:font-size="11pt" fo:font-weight="bold" officeooo:rsid="00136bd1" officeooo:paragraph-rsid="00136bd1" style:font-size-asian="11pt" style:font-weight-asian="bold" style:font-size-complex="11pt" style:font-weight-complex="bold"/>
    </style:style>
    <style:style style:name="P13" style:family="paragraph" style:parent-style-name="Normal_20__28_Web_29_">
      <style:paragraph-properties fo:margin-left="0cm" fo:margin-right="0cm" fo:margin-top="0cm" fo:margin-bottom="0cm" style:contextual-spacing="false" fo:line-height="150%" fo:text-indent="0cm" style:auto-text-indent="false" style:writing-mode="lr-tb"/>
      <style:text-properties style:font-name="Arial" fo:font-size="11pt" fo:font-weight="bold" officeooo:rsid="0013f82a" officeooo:paragraph-rsid="0013f82a" style:font-size-asian="11pt" style:font-weight-asian="bold" style:font-size-complex="11pt"/>
    </style:style>
    <style:style style:name="P14" style:family="paragraph" style:parent-style-name="Heading_20_1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Arial" fo:font-size="11pt" fo:font-weight="bold" officeooo:rsid="00136bd1" officeooo:paragraph-rsid="00136bd1" style:font-size-asian="11pt" style:font-weight-asian="bold" style:font-name-complex="Times New Roman1" style:font-size-complex="11pt" style:font-weight-complex="bold"/>
    </style:style>
    <style:style style:name="P15" style:family="paragraph" style:parent-style-name="Heading_20_1">
      <style:paragraph-properties fo:margin-left="0cm" fo:margin-right="0cm" fo:line-height="150%" fo:text-indent="0cm" style:auto-text-indent="false" style:writing-mode="lr-tb"/>
      <style:text-properties style:font-name="Arial" fo:font-size="11pt" fo:font-weight="bold" officeooo:rsid="00136bd1" officeooo:paragraph-rsid="00136bd1" style:font-size-asian="11pt" style:font-weight-asian="bold" style:font-name-complex="Times New Roman1" style:font-size-complex="11pt" style:font-weight-complex="bold"/>
    </style:style>
    <style:style style:name="P16" style:family="paragraph" style:parent-style-name="Heading_20_1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Arial" fo:font-size="11pt" fo:font-weight="normal" style:font-size-asian="11pt" style:font-weight-asian="normal" style:font-name-complex="Times New Roman1" style:font-size-complex="11pt"/>
    </style:style>
    <style:style style:name="P17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Arial" fo:font-size="11pt" fo:font-weight="normal" style:font-size-asian="11pt" style:font-weight-asian="normal" style:font-name-complex="Times New Roman1" style:font-size-complex="11pt"/>
    </style:style>
    <style:style style:name="P18" style:family="paragraph" style:parent-style-name="Header">
      <style:paragraph-properties fo:margin-left="0cm" fo:margin-right="0cm" fo:margin-top="0cm" fo:margin-bottom="0.176cm" style:contextual-spacing="false" fo:text-align="center" style:justify-single-word="false" fo:text-indent="0cm" style:auto-text-indent="false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4pt" fo:font-weight="bold" style:font-size-asian="14pt" style:font-weight-asian="bold" style:font-size-complex="14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4pt" fo:font-style="normal" fo:font-weight="normal" officeooo:rsid="001ac851" officeooo:paragraph-rsid="0022a357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4pt" fo:font-style="normal" fo:font-weight="normal" officeooo:rsid="001ac851" officeooo:paragraph-rsid="0023c07a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4pt" fo:font-style="normal" fo:font-weight="normal" officeooo:rsid="001ac851" officeooo:paragraph-rsid="0023c07a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Arial" fo:font-size="14pt" fo:font-style="normal" fo:font-weight="normal" officeooo:rsid="001ac851" officeooo:paragraph-rsid="0023c07a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4pt" fo:font-style="normal" fo:font-weight="normal" officeooo:rsid="001c2256" officeooo:paragraph-rsid="0023c07a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4pt" fo:font-style="normal" fo:font-weight="normal" officeooo:rsid="001c2256" officeooo:paragraph-rsid="0023c07a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weight="normal" officeooo:rsid="0017aa3c" officeooo:paragraph-rsid="0017aa3c" style:font-weight-asian="normal" style:font-weight-complex="normal"/>
    </style:style>
    <style:style style:name="P26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Arial" fo:font-weight="normal" officeooo:rsid="0017aa3c" officeooo:paragraph-rsid="0017aa3c" style:font-weight-asian="normal" style:font-weight-complex="normal"/>
    </style:style>
    <style:style style:name="P27" style:family="paragraph" style:parent-style-name="Standard">
      <style:text-properties style:font-name="Arial"/>
    </style:style>
    <style:style style:name="P28" style:family="paragraph" style:parent-style-name="Standard">
      <style:text-properties style:font-name="Arial" officeooo:rsid="00120d0f" officeooo:paragraph-rsid="00120d0f"/>
    </style:style>
    <style:style style:name="P29" style:family="paragraph" style:parent-style-name="Standard">
      <style:paragraph-properties fo:margin-left="1.249cm" fo:margin-right="0cm" fo:text-indent="0cm" style:auto-text-indent="false"/>
      <style:text-properties style:font-name="Arial" officeooo:paragraph-rsid="00120d0f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Arial" officeooo:paragraph-rsid="00120d0f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17aa3c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1fcbc9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weight="bold" officeooo:rsid="0017aa3c" officeooo:paragraph-rsid="0017aa3c" style:font-weight-asian="bold" style:font-weight-complex="bold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weight="bold" officeooo:rsid="001fcbc9" officeooo:paragraph-rsid="001fcbc9" style:font-weight-asian="bold" style:font-weight-complex="bold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officeooo:rsid="001fcbc9" officeooo:paragraph-rsid="001fcbc9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tyle="italic" fo:font-weight="normal" officeooo:rsid="001fcbc9" officeooo:paragraph-rsid="001fcbc9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2pt" fo:font-style="normal" fo:font-weight="normal" officeooo:paragraph-rsid="00120d0f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2pt" fo:font-style="normal" fo:font-weight="normal" officeooo:rsid="00120d0f" officeooo:paragraph-rsid="00120d0f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00" loext:opacity="100%" style:font-name="Arial" fo:font-size="12pt" fo:font-style="normal" fo:font-weight="normal" officeooo:rsid="00120d0f" officeooo:paragraph-rsid="00120d0f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2pt" fo:font-style="normal" fo:font-weight="normal" officeooo:rsid="00120d0f" officeooo:paragraph-rsid="00120d0f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2pt" fo:font-style="normal" fo:font-weight="normal" officeooo:rsid="0017aa3c" officeooo:paragraph-rsid="0017aa3c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2pt" fo:font-style="normal" fo:font-weight="normal" officeooo:rsid="001e3ccf" officeooo:paragraph-rsid="001e3ccf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2pt" fo:font-style="normal" fo:font-weight="normal" officeooo:rsid="001e3ccf" officeooo:paragraph-rsid="001fcbc9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Arial" fo:font-size="12pt" fo:font-style="normal" fo:font-weight="bold" officeooo:rsid="001e3ccf" officeooo:paragraph-rsid="001e3ccf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2pt" fo:font-style="normal" fo:font-weight="bold" officeooo:rsid="001e3ccf" officeooo:paragraph-rsid="001e3ccf" style:font-size-asian="10.5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Arial" fo:font-size="12pt" fo:font-style="normal" fo:font-weight="bold" officeooo:rsid="0020d27a" officeooo:paragraph-rsid="0020d27a" style:font-size-asian="10.5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2pt" fo:font-style="normal" fo:font-weight="bold" officeooo:rsid="0020d27a" officeooo:paragraph-rsid="0020d27a" style:font-size-asian="10.5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Arial" fo:font-size="12pt" fo:font-style="normal" fo:font-weight="bold" officeooo:rsid="00120d0f" officeooo:paragraph-rsid="00120d0f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Arial" fo:font-size="12pt" fo:font-style="normal" fo:font-weight="bold" officeooo:rsid="0017aa3c" officeooo:paragraph-rsid="0017aa3c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2pt" fo:font-style="italic" fo:font-weight="normal" officeooo:rsid="001e3ccf" officeooo:paragraph-rsid="001fcbc9" style:font-size-asian="10.5pt" style:font-style-asian="italic" style:font-weight-asian="normal" style:font-size-complex="12pt" style:font-style-complex="italic" style:font-weight-complex="normal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8pt" fo:font-style="normal" fo:font-weight="bold" officeooo:rsid="00115588" officeooo:paragraph-rsid="00197a0b" style:font-size-asian="18pt" style:font-style-asian="normal" style:font-weight-asian="bold" style:font-size-complex="18pt" style:font-style-complex="normal" style:font-weight-complex="bold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8pt" fo:font-style="normal" fo:font-weight="bold" officeooo:rsid="002b4e27" officeooo:paragraph-rsid="00197a0b" style:font-size-asian="18pt" style:font-style-asian="normal" style:font-weight-asian="bold" style:font-size-complex="18pt" style:font-style-complex="normal" style:font-weight-complex="bold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6.625cm"/>
        </style:tab-stops>
      </style:paragraph-properties>
      <style:text-properties fo:color="#000000" loext:opacity="100%" style:font-name="Arial" fo:font-size="18pt" fo:font-style="normal" fo:font-weight="bold" officeooo:rsid="0177a0d1" officeooo:paragraph-rsid="00197a0b" style:font-size-asian="18pt" style:font-style-asian="normal" style:font-weight-asian="bold" style:font-size-complex="18pt" style:font-style-complex="normal" style:font-weight-complex="bold"/>
    </style:style>
    <style:style style:name="P54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8pt" fo:font-style="normal" fo:font-weight="bold" officeooo:paragraph-rsid="00120d0f" style:font-size-asian="18pt" style:font-style-asian="normal" style:font-weight-asian="bold" style:font-size-complex="18pt" style:font-style-complex="normal" style:font-weight-complex="bold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6.625cm"/>
        </style:tab-stops>
      </style:paragraph-properties>
      <style:text-properties fo:color="#000000" loext:opacity="100%" style:font-name="Arial" fo:font-size="14pt" fo:font-style="normal" fo:font-weight="bold" officeooo:rsid="0177a0d1" officeooo:paragraph-rsid="00197a0b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paragraph-properties fo:text-align="start" style:justify-single-word="false">
        <style:tab-stops>
          <style:tab-stop style:position="16.625cm"/>
        </style:tab-stops>
      </style:paragraph-properties>
      <style:text-properties fo:color="#000000" loext:opacity="100%" style:font-name="Arial" fo:font-size="14pt" fo:font-style="normal" fo:font-weight="normal" officeooo:rsid="0177a0d1" officeooo:paragraph-rsid="001fcbc9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paragraph-properties fo:text-align="start" style:justify-single-word="false">
        <style:tab-stops>
          <style:tab-stop style:position="16.625cm"/>
        </style:tab-stops>
      </style:paragraph-properties>
      <style:text-properties fo:color="#000000" loext:opacity="100%" style:font-name="Arial" fo:font-size="14pt" fo:font-style="normal" fo:font-weight="normal" officeooo:rsid="001fcbc9" officeooo:paragraph-rsid="001fcbc9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0d27a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0d27a" officeooo:paragraph-rsid="0020d27a" style:font-weight-asian="normal" style:font-weight-complex="normal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0d27a" officeooo:paragraph-rsid="0022a357" style:font-weight-asian="normal" style:font-weight-complex="normal"/>
    </style:style>
    <style:style style:name="P6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normal" officeooo:rsid="0020d27a" officeooo:paragraph-rsid="0022a357" style:font-weight-asian="normal" style:font-weight-complex="normal"/>
    </style:style>
    <style:style style:name="P62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weight="normal" officeooo:rsid="0020d27a" officeooo:paragraph-rsid="0022a357" style:font-weight-asian="normal" style:font-weight-complex="normal"/>
    </style:style>
    <style:style style:name="P63" style:family="paragraph" style:parent-style-name="Standard">
      <style:paragraph-properties fo:margin-left="0cm" fo:margin-right="0cm" fo:text-indent="0cm" style:auto-text-indent="false" style:writing-mode="lr-tb"/>
      <style:text-properties fo:color="#9b9b9b" loext:opacity="100%" style:font-name="Arial" fo:font-style="italic" style:font-style-asian="italic" style:font-style-complex="italic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9b9b9b" loext:opacity="100%" style:font-name="Arial" fo:font-style="italic" style:font-style-asian="italic" style:font-style-complex="italic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italic" fo:font-weight="normal" officeooo:rsid="0020d27a" officeooo:paragraph-rsid="0020d27a" style:font-style-asian="italic" style:font-weight-asian="normal" style:font-style-complex="italic" style:font-weight-complex="normal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2pt" fo:font-style="normal" fo:font-weight="normal" officeooo:rsid="001fcbc9" officeooo:paragraph-rsid="001fcbc9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1">
      <style:paragraph-properties fo:text-align="start" style:justify-single-word="false">
        <style:tab-stops>
          <style:tab-stop style:position="16.625cm"/>
        </style:tab-stops>
      </style:paragraph-properties>
      <style:text-properties fo:color="#000000" loext:opacity="100%" style:font-name="Arial" fo:font-size="12pt" fo:font-style="normal" fo:font-weight="normal" officeooo:rsid="0177a0d1" officeooo:paragraph-rsid="00197a0b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start" style:justify-single-word="false">
        <style:tab-stops>
          <style:tab-stop style:position="16.625cm"/>
        </style:tab-stops>
      </style:paragraph-properties>
      <style:text-properties fo:color="#000000" loext:opacity="100%" style:font-name="Arial" fo:font-size="12pt" fo:font-style="normal" style:text-underline-style="none" fo:font-weight="normal" officeooo:rsid="0177a0d1" officeooo:paragraph-rsid="00197a0b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2pt" fo:font-style="italic" fo:font-weight="bold" officeooo:rsid="002b4e27" officeooo:paragraph-rsid="00197a0b" style:font-size-asian="10.5pt" style:font-style-asian="italic" style:font-weight-asian="bold" style:font-size-complex="12pt" style:font-style-complex="italic" style:font-weight-complex="bold"/>
    </style:style>
    <style:style style:name="P70" style:family="paragraph" style:parent-style-name="Standard" style:list-style-name="L1">
      <style:paragraph-properties fo:text-align="start" style:justify-single-word="false">
        <style:tab-stops>
          <style:tab-stop style:position="16.625cm"/>
        </style:tab-stops>
      </style:paragraph-properties>
      <style:text-properties fo:color="#000000" loext:opacity="100%" style:font-name="Arial" fo:font-size="14pt" fo:font-style="normal" fo:font-weight="normal" officeooo:rsid="0177a0d1" officeooo:paragraph-rsid="00197a0b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style:paragraph-properties fo:text-align="start" style:justify-single-word="false">
        <style:tab-stops>
          <style:tab-stop style:position="16.625cm"/>
        </style:tab-stops>
      </style:paragraph-properties>
      <style:text-properties fo:color="#000000" loext:opacity="100%" style:font-name="Arial" fo:font-size="14pt" fo:font-style="normal" style:text-underline-style="none" fo:font-weight="normal" officeooo:rsid="001e3ccf" officeooo:paragraph-rsid="00197a0b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style:paragraph-properties fo:text-align="start" style:justify-single-word="false">
        <style:tab-stops>
          <style:tab-stop style:position="16.625cm"/>
        </style:tab-stops>
      </style:paragraph-properties>
      <style:text-properties fo:color="#000000" loext:opacity="100%" style:font-name="Arial" fo:font-size="14pt" fo:font-style="italic" style:text-underline-style="none" fo:font-weight="bold" officeooo:rsid="001e3ccf" officeooo:paragraph-rsid="00197a0b" style:font-size-asian="14pt" style:font-style-asian="italic" style:font-weight-asian="bold" style:font-size-complex="14pt" style:font-style-complex="italic" style:font-weight-complex="bold"/>
    </style:style>
    <style:style style:name="P73" style:family="paragraph" style:parent-style-name="Standard">
      <style:paragraph-properties fo:text-align="start" style:justify-single-word="false">
        <style:tab-stops>
          <style:tab-stop style:position="16.625cm"/>
        </style:tab-stops>
      </style:paragraph-properties>
      <style:text-properties fo:color="#000000" loext:opacity="100%" style:font-name="Arial" fo:font-size="14pt" fo:font-style="italic" style:text-underline-style="none" fo:font-weight="bold" officeooo:rsid="002da665" officeooo:paragraph-rsid="00197a0b" style:font-size-asian="14pt" style:font-style-asian="italic" style:font-weight-asian="bold" style:font-size-complex="14pt" style:font-style-complex="italic" style:font-weight-complex="bold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rsid="0020d27a" officeooo:paragraph-rsid="0020d27a"/>
    </style:style>
    <style:style style:name="P7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weight="bold" officeooo:rsid="0020d27a" officeooo:paragraph-rsid="0020d27a" style:font-weight-asian="bold" style:font-weight-complex="bold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tyle="italic" fo:font-weight="normal" officeooo:rsid="0020d27a" officeooo:paragraph-rsid="0020d27a" style:font-style-asian="italic" style:font-weight-asian="normal" style:font-style-complex="italic" style:font-weight-complex="normal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4pt" fo:font-style="normal" fo:font-weight="normal" officeooo:rsid="001ac851" officeooo:paragraph-rsid="0025b637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4pt" fo:font-style="normal" fo:font-weight="normal" officeooo:rsid="001ac851" officeooo:paragraph-rsid="0023c07a" style:font-size-asian="14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4pt" fo:font-style="normal" fo:font-weight="normal" officeooo:rsid="001ac851" officeooo:paragraph-rsid="002a4b32" style:font-size-asian="14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4pt" fo:font-style="normal" fo:font-weight="normal" officeooo:rsid="001ac851" officeooo:paragraph-rsid="002d10af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4pt" fo:font-style="normal" fo:font-weight="normal" officeooo:rsid="001ac851" officeooo:paragraph-rsid="002f8073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4pt" fo:font-style="normal" fo:font-weight="normal" officeooo:rsid="001ac851" officeooo:paragraph-rsid="0025b637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4pt" fo:font-style="normal" fo:font-weight="normal" officeooo:rsid="001ac851" officeooo:paragraph-rsid="0023c07a" style:font-size-asian="14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4pt" fo:font-style="normal" fo:font-weight="normal" officeooo:rsid="001ac851" officeooo:paragraph-rsid="002a4b32" style:font-size-asian="14pt" style:font-style-asian="normal" style:font-weight-asian="normal" style:font-size-complex="14pt" style:font-style-complex="normal" style:font-weight-complex="normal"/>
    </style:style>
    <style:style style:name="P8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4pt" fo:font-style="normal" fo:font-weight="normal" officeooo:rsid="001ac851" officeooo:paragraph-rsid="002d10af" style:font-size-asian="14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4pt" fo:font-style="normal" fo:font-weight="normal" officeooo:rsid="001ac851" officeooo:paragraph-rsid="002da665" style:font-size-asian="14pt" style:font-style-asian="normal" style:font-weight-asian="normal" style:font-size-complex="14pt" style:font-style-complex="normal" style:font-weight-complex="normal"/>
    </style:style>
    <style:style style:name="P8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4pt" fo:font-style="normal" fo:font-weight="normal" officeooo:rsid="001ac851" officeooo:paragraph-rsid="002f8073" style:font-size-asian="14pt" style:font-style-asian="normal" style:font-weight-asian="normal" style:font-size-complex="14pt" style:font-style-complex="normal" style:font-weight-complex="normal"/>
    </style:style>
    <style:style style:name="P8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4pt" fo:font-style="normal" fo:font-weight="normal" officeooo:rsid="001ac851" officeooo:paragraph-rsid="002f86bb" style:font-size-asian="14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Arial" fo:font-size="14pt" fo:font-style="normal" fo:font-weight="normal" officeooo:rsid="001ac851" officeooo:paragraph-rsid="002da665" style:font-size-asian="14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Arial" fo:font-size="14pt" fo:font-style="normal" fo:font-weight="normal" officeooo:rsid="001ac851" officeooo:paragraph-rsid="002f8073" style:font-size-asian="14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Arial" fo:font-size="14pt" fo:font-style="normal" fo:font-weight="normal" officeooo:rsid="001ac851" officeooo:paragraph-rsid="002f86bb" style:font-size-asian="14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4pt" fo:font-style="normal" fo:font-weight="normal" officeooo:rsid="001c2256" officeooo:paragraph-rsid="0028fe27" style:font-size-asian="14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4pt" fo:font-style="normal" fo:font-weight="normal" officeooo:rsid="001c2256" officeooo:paragraph-rsid="002f8073" style:font-size-asian="14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4pt" fo:font-style="normal" fo:font-weight="normal" officeooo:rsid="001c2256" officeooo:paragraph-rsid="0028fe27" style:font-size-asian="14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Arial" fo:font-size="14pt" fo:font-style="normal" fo:font-weight="normal" officeooo:rsid="001c2256" officeooo:paragraph-rsid="002da665" style:font-size-asian="14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Arial" fo:font-size="14pt" fo:font-style="normal" fo:font-weight="normal" officeooo:rsid="001c2256" officeooo:paragraph-rsid="002f8073" style:font-size-asian="14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4pt" fo:font-style="normal" officeooo:rsid="001c2256" officeooo:paragraph-rsid="002d10af" style:font-size-asian="14pt" style:font-style-asian="normal" style:font-size-complex="14pt" style:font-style-complex="normal"/>
    </style:style>
    <style:style style:name="P9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4pt" fo:font-style="normal" fo:font-weight="bold" officeooo:rsid="002d10af" officeooo:paragraph-rsid="002d10af" style:font-size-asian="14pt" style:font-style-asian="normal" style:font-weight-asian="bold" style:font-size-complex="14pt" style:font-style-complex="normal" style:font-weight-complex="bold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4pt" fo:font-style="italic" fo:font-weight="normal" officeooo:rsid="001c2256" officeooo:paragraph-rsid="002d10af" style:font-size-asian="14pt" style:font-style-asian="italic" style:font-weight-asian="normal" style:font-size-complex="14pt" style:font-style-complex="italic" style:font-weight-complex="normal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4pt" fo:font-style="italic" fo:font-weight="normal" officeooo:rsid="001c2256" officeooo:paragraph-rsid="002da665" style:font-size-asian="14pt" style:font-style-asian="italic" style:font-weight-asian="normal" style:font-size-complex="14pt" style:font-style-complex="italic" style:font-weight-complex="normal"/>
    </style:style>
    <style:style style:name="P10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4pt" fo:font-style="italic" fo:font-weight="normal" officeooo:rsid="001c2256" officeooo:paragraph-rsid="002d10af" style:font-size-asian="14pt" style:font-style-asian="italic" style:font-weight-asian="normal" style:font-size-complex="14pt" style:font-style-complex="italic" style:font-weight-complex="normal"/>
    </style:style>
    <style:style style:name="P10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4pt" fo:font-style="italic" fo:font-weight="normal" officeooo:rsid="001c2256" officeooo:paragraph-rsid="002da665" style:font-size-asian="14pt" style:font-style-asian="italic" style:font-weight-asian="normal" style:font-size-complex="14pt" style:font-style-complex="italic" style:font-weight-complex="normal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fo:font-weight="normal" officeooo:rsid="001c2256" officeooo:paragraph-rsid="002c7d96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2pt" fo:font-style="normal" fo:font-weight="bold" officeooo:rsid="002c7d96" officeooo:paragraph-rsid="002c7d96" style:font-size-asian="12pt" style:font-style-asian="normal" style:font-weight-asian="bold" style:font-size-complex="12pt" style:font-style-complex="normal" style:font-weight-complex="bold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officeooo:rsid="001c2256" officeooo:paragraph-rsid="002d10af" style:font-size-asian="12pt" style:font-style-asian="normal" style:font-size-complex="12pt" style:font-style-complex="normal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0d27a" officeooo:paragraph-rsid="0020d27a" style:font-weight-asian="normal" style:font-weight-complex="normal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0d27a" officeooo:paragraph-rsid="002da665" style:font-weight-asian="normal" style:font-weight-complex="normal"/>
    </style:style>
    <style:style style:name="P10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normal" officeooo:rsid="0020d27a" officeooo:paragraph-rsid="002da665" style:font-weight-asian="normal" style:font-weight-complex="normal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a4b32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b0af5"/>
    </style:style>
    <style:style style:name="P1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b0af5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rsid="002b0af5" officeooo:paragraph-rsid="002b0af5"/>
    </style:style>
    <style:style style:name="P1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officeooo:rsid="002b0af5" officeooo:paragraph-rsid="002b0af5"/>
    </style:style>
    <style:style style:name="T1" style:family="text">
      <style:text-properties fo:color="#000000" loext:opacity="100%" style:font-name="Arial" fo:font-size="12pt" fo:font-style="normal" fo:font-weight="normal" officeooo:rsid="0020d27a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loext:opacity="100%" style:font-name="Arial" fo:font-size="12pt" style:font-size-asian="10.5pt" style:font-size-complex="12pt"/>
    </style:style>
    <style:style style:name="T3" style:family="text">
      <style:text-properties fo:color="#000000" loext:opacity="100%" fo:font-size="11pt" style:font-size-asian="11pt" style:font-size-complex="11pt"/>
    </style:style>
    <style:style style:name="T4" style:family="text">
      <style:text-properties fo:color="#000000" loext:opacity="100%" fo:font-size="11pt" fo:font-weight="bold" style:font-size-asian="11pt" style:font-weight-asian="bold" style:font-size-complex="11pt"/>
    </style:style>
    <style:style style:name="T5" style:family="text">
      <style:text-properties fo:color="#000000" loext:opacity="100%" fo:font-size="14pt" fo:font-style="normal" officeooo:rsid="00120d0f" style:font-size-asian="14pt" style:font-style-asian="normal" style:font-size-complex="14pt" style:font-style-complex="normal"/>
    </style:style>
    <style:style style:name="T6" style:family="text">
      <style:text-properties fo:color="#000000" loext:opacity="100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000000" loext:opacity="100%" fo:font-size="12pt" fo:font-style="normal" fo:font-weight="normal" officeooo:rsid="00120d0f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000000" loext:opacity="100%" fo:font-size="12pt" fo:font-style="normal" fo:font-weight="normal" officeooo:rsid="0013f82a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loext:opacity="100%" fo:font-size="12pt" fo:font-style="normal" fo:font-weight="normal" officeooo:rsid="001c468d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000000" loext:opacity="100%" fo:font-size="12pt" fo:font-style="italic" fo:font-weight="normal" officeooo:rsid="00120d0f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style:use-window-font-color="true" loext:opacity="0%"/>
    </style:style>
    <style:style style:name="T12" style:family="text">
      <style:text-properties style:use-window-font-color="true" loext:opacity="0%" style:font-name="Arial" fo:font-size="11pt" fo:font-weight="bold" style:font-size-asian="11pt" style:font-weight-asian="bold" style:font-size-complex="11pt" style:font-weight-complex="bold"/>
    </style:style>
    <style:style style:name="T13" style:family="text">
      <style:text-properties style:use-window-font-color="true" loext:opacity="0%" style:font-name="Arial" fo:font-size="11pt" style:font-size-asian="11pt" style:font-size-complex="11pt"/>
    </style:style>
    <style:style style:name="T14" style:family="text">
      <style:text-properties style:use-window-font-color="true" loext:opacity="0%" style:font-name="Arial" fo:font-size="11pt" officeooo:rsid="0022a357" style:font-size-asian="11pt" style:font-size-complex="11pt"/>
    </style:style>
    <style:style style:name="T15" style:family="text">
      <style:text-properties style:use-window-font-color="true" loext:opacity="0%" style:font-name="Arial" fo:font-size="11pt" officeooo:rsid="0020d27a" style:font-size-asian="11pt" style:font-size-complex="11pt"/>
    </style:style>
    <style:style style:name="T16" style:family="text">
      <style:text-properties style:use-window-font-color="true" loext:opacity="0%" style:font-name="Arial" fo:font-size="11pt" officeooo:rsid="0023c07a" style:font-size-asian="11pt" style:font-size-complex="11pt"/>
    </style:style>
    <style:style style:name="T17" style:family="text">
      <style:text-properties style:use-window-font-color="true" loext:opacity="0%" style:font-name="Arial" fo:font-size="11pt" fo:font-style="normal" officeooo:rsid="001c2256" style:font-size-asian="11pt" style:font-style-asian="normal" style:font-size-complex="11pt" style:font-style-complex="normal"/>
    </style:style>
    <style:style style:name="T18" style:family="text">
      <style:text-properties style:use-window-font-color="true" loext:opacity="0%" style:font-name="Arial" fo:font-size="11pt" fo:font-style="italic" officeooo:rsid="001c2256" style:font-size-asian="11pt" style:font-style-asian="italic" style:font-size-complex="11pt" style:font-style-complex="italic"/>
    </style:style>
    <style:style style:name="T19" style:family="text">
      <style:text-properties style:use-window-font-color="true" loext:opacity="0%" style:font-name="Arial" fo:font-size="12pt" style:font-size-asian="12pt" style:font-size-complex="12pt"/>
    </style:style>
    <style:style style:name="T20" style:family="text">
      <style:text-properties style:use-window-font-color="true" loext:opacity="0%" style:font-name="Arial" fo:font-size="12pt" officeooo:rsid="0023c07a" style:font-size-asian="12pt" style:font-size-complex="12pt"/>
    </style:style>
    <style:style style:name="T21" style:family="text">
      <style:text-properties style:use-window-font-color="true" loext:opacity="0%" style:font-name="Arial" fo:font-size="12pt" officeooo:rsid="002b4e27" style:font-size-asian="12pt" style:font-size-complex="12pt"/>
    </style:style>
    <style:style style:name="T22" style:family="text">
      <style:text-properties style:use-window-font-color="true" loext:opacity="0%" style:font-name="Arial" fo:font-size="12pt" officeooo:rsid="002da665" style:font-size-asian="12pt" style:font-size-complex="12pt"/>
    </style:style>
    <style:style style:name="T23" style:family="text">
      <style:text-properties style:use-window-font-color="true" loext:opacity="0%" style:font-name="Arial" fo:font-size="12pt" fo:font-style="normal" officeooo:rsid="00115588" style:font-size-asian="12pt" style:font-style-asian="normal" style:font-size-complex="12pt" style:font-style-complex="normal"/>
    </style:style>
    <style:style style:name="T24" style:family="text">
      <style:text-properties style:use-window-font-color="true" loext:opacity="0%" style:font-name="Arial" fo:font-size="12pt" fo:font-style="normal" officeooo:rsid="001ac851" style:font-size-asian="12pt" style:font-style-asian="normal" style:font-size-complex="12pt" style:font-style-complex="normal"/>
    </style:style>
    <style:style style:name="T25" style:family="text">
      <style:text-properties style:use-window-font-color="true" loext:opacity="0%" style:font-name="Arial" fo:font-size="12pt" fo:font-style="normal" officeooo:rsid="0022a357" style:font-size-asian="12pt" style:font-style-asian="normal" style:font-size-complex="12pt" style:font-style-complex="normal"/>
    </style:style>
    <style:style style:name="T26" style:family="text">
      <style:text-properties style:use-window-font-color="true" loext:opacity="0%" style:font-name="Arial" fo:font-size="12pt" fo:font-style="normal" officeooo:rsid="001c2256" style:font-size-asian="12pt" style:font-style-asian="normal" style:font-size-complex="12pt" style:font-style-complex="normal"/>
    </style:style>
    <style:style style:name="T27" style:family="text">
      <style:text-properties style:use-window-font-color="true" loext:opacity="0%" style:font-name="Arial" fo:font-size="12pt" fo:font-style="normal" officeooo:rsid="002f8073" style:font-size-asian="12pt" style:font-style-asian="normal" style:font-size-complex="12pt" style:font-style-complex="normal"/>
    </style:style>
    <style:style style:name="T28" style:family="text">
      <style:text-properties style:use-window-font-color="true" loext:opacity="0%" style:font-name="Arial" fo:font-size="12pt" fo:font-style="normal" fo:font-weight="bold" officeooo:rsid="0022a357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use-window-font-color="true" loext:opacity="0%" style:font-name="Arial" fo:font-size="12pt" fo:font-style="normal" fo:font-weight="bold" officeooo:rsid="002da665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use-window-font-color="true" loext:opacity="0%" style:font-name="Arial" fo:font-size="12pt" fo:font-style="normal" fo:font-weight="normal" officeooo:rsid="0028fe27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loext:opacity="0%" style:font-name="Arial" fo:font-size="12pt" fo:font-style="normal" fo:font-weight="normal" officeooo:rsid="002a4b32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use-window-font-color="true" loext:opacity="0%" style:font-name="Arial" fo:font-size="12pt" fo:font-style="normal" fo:font-weight="normal" officeooo:rsid="002b0af5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use-window-font-color="true" loext:opacity="0%" style:font-name="Arial" fo:font-size="12pt" fo:font-style="italic" style:font-size-asian="12pt" style:font-style-asian="italic" style:font-size-complex="12pt" style:font-style-complex="italic"/>
    </style:style>
    <style:style style:name="T34" style:family="text">
      <style:text-properties style:use-window-font-color="true" loext:opacity="0%" style:font-name="Arial" fo:font-size="12pt" fo:font-style="italic" officeooo:rsid="0022a357" style:font-size-asian="12pt" style:font-style-asian="italic" style:font-size-complex="12pt" style:font-style-complex="italic"/>
    </style:style>
    <style:style style:name="T35" style:family="text">
      <style:text-properties style:use-window-font-color="true" loext:opacity="0%" style:font-name="Arial" fo:font-size="12pt" fo:font-style="italic" officeooo:rsid="002b4e27" style:font-size-asian="12pt" style:font-style-asian="italic" style:font-size-complex="12pt" style:font-style-complex="italic"/>
    </style:style>
    <style:style style:name="T36" style:family="text">
      <style:text-properties style:use-window-font-color="true" loext:opacity="0%" style:font-name="Arial" fo:font-size="12pt" fo:font-style="italic" fo:font-weight="bold" officeooo:rsid="002da665" style:font-size-asian="12pt" style:font-style-asian="italic" style:font-weight-asian="bold" style:font-size-complex="12pt" style:font-style-complex="italic" style:font-weight-complex="bold"/>
    </style:style>
    <style:style style:name="T37" style:family="text">
      <style:text-properties style:use-window-font-color="true" loext:opacity="0%" fo:font-size="12pt" style:font-size-asian="12pt" style:font-size-complex="12pt"/>
    </style:style>
    <style:style style:name="T38" style:family="text">
      <style:text-properties style:use-window-font-color="true" loext:opacity="0%" fo:font-size="12pt" officeooo:rsid="0022a357" style:font-size-asian="12pt" style:font-size-complex="12pt"/>
    </style:style>
    <style:style style:name="T39" style:family="text">
      <style:text-properties style:use-window-font-color="true" loext:opacity="0%" fo:font-size="12pt" officeooo:rsid="0023c07a" style:font-size-asian="12pt" style:font-size-complex="12pt"/>
    </style:style>
    <style:style style:name="T40" style:family="text">
      <style:text-properties style:use-window-font-color="true" loext:opacity="0%" fo:font-size="12pt" officeooo:rsid="001fa3e1" style:font-size-asian="12pt" style:font-size-complex="12pt"/>
    </style:style>
    <style:style style:name="T41" style:family="text">
      <style:text-properties style:use-window-font-color="true" loext:opacity="0%" fo:font-size="12pt" officeooo:rsid="002089c5" style:font-size-asian="12pt" style:font-size-complex="12pt"/>
    </style:style>
    <style:style style:name="T42" style:family="text">
      <style:text-properties style:use-window-font-color="true" loext:opacity="0%" fo:font-size="12pt" officeooo:rsid="002a4b32" style:font-size-asian="12pt" style:font-size-complex="12pt"/>
    </style:style>
    <style:style style:name="T43" style:family="text">
      <style:text-properties style:use-window-font-color="true" loext:opacity="0%" fo:font-size="12pt" officeooo:rsid="002d10af" style:font-size-asian="12pt" style:font-size-complex="12pt"/>
    </style:style>
    <style:style style:name="T44" style:family="text">
      <style:text-properties style:use-window-font-color="true" loext:opacity="0%" fo:font-size="12pt" officeooo:rsid="001c2256" style:font-size-asian="12pt" style:font-size-complex="12pt"/>
    </style:style>
    <style:style style:name="T45" style:family="text">
      <style:text-properties style:use-window-font-color="true" loext:opacity="0%" fo:font-size="12pt" officeooo:rsid="0024ee3b" style:font-size-asian="12pt" style:font-size-complex="12pt"/>
    </style:style>
    <style:style style:name="T46" style:family="text">
      <style:text-properties style:use-window-font-color="true" loext:opacity="0%" fo:font-size="12pt" officeooo:rsid="002da665" style:font-size-asian="12pt" style:font-size-complex="12pt"/>
    </style:style>
    <style:style style:name="T47" style:family="text">
      <style:text-properties style:use-window-font-color="true" loext:opacity="0%" fo:font-size="12pt" officeooo:rsid="002f8073" style:font-size-asian="12pt" style:font-size-complex="12pt"/>
    </style:style>
    <style:style style:name="T48" style:family="text">
      <style:text-properties style:use-window-font-color="true" loext:opacity="0%" fo:font-size="12pt" officeooo:rsid="002f86bb" style:font-size-asian="12pt" style:font-size-complex="12pt"/>
    </style:style>
    <style:style style:name="T49" style:family="text">
      <style:text-properties style:use-window-font-color="true" loext:opacity="0%" fo:font-size="12pt" fo:font-style="italic" officeooo:rsid="0023c07a" style:font-size-asian="12pt" style:font-style-asian="italic" style:font-size-complex="12pt" style:font-style-complex="italic"/>
    </style:style>
    <style:style style:name="T50" style:family="text">
      <style:text-properties style:use-window-font-color="true" loext:opacity="0%" fo:font-size="12pt" fo:font-style="italic" officeooo:rsid="001c2256" style:font-size-asian="12pt" style:font-style-asian="italic" style:font-size-complex="12pt" style:font-style-complex="italic"/>
    </style:style>
    <style:style style:name="T51" style:family="text">
      <style:text-properties style:use-window-font-color="true" loext:opacity="0%" fo:font-size="12pt" fo:font-style="italic" officeooo:rsid="0024ee3b" style:font-size-asian="12pt" style:font-style-asian="italic" style:font-size-complex="12pt" style:font-style-complex="italic"/>
    </style:style>
    <style:style style:name="T52" style:family="text">
      <style:text-properties style:use-window-font-color="true" loext:opacity="0%" fo:font-size="12pt" fo:font-weight="bold" style:font-size-asian="12pt" style:font-weight-asian="bold" style:font-size-complex="12pt" style:font-weight-complex="bold"/>
    </style:style>
    <style:style style:name="T53" style:family="text">
      <style:text-properties style:use-window-font-color="true" loext:opacity="0%" fo:font-size="12pt" fo:font-weight="bold" officeooo:rsid="002d10af" style:font-size-asian="12pt" style:font-weight-asian="bold" style:font-size-complex="12pt" style:font-weight-complex="bold"/>
    </style:style>
    <style:style style:name="T54" style:family="text">
      <style:text-properties style:use-window-font-color="true" loext:opacity="0%" fo:font-size="12pt" fo:font-weight="bold" officeooo:rsid="002da665" style:font-size-asian="12pt" style:font-weight-asian="bold" style:font-size-complex="12pt" style:font-weight-complex="bold"/>
    </style:style>
    <style:style style:name="T55" style:family="text">
      <style:text-properties style:use-window-font-color="true" loext:opacity="0%" fo:font-size="12pt" fo:font-style="normal" style:font-size-asian="12pt" style:font-style-asian="normal" style:font-size-complex="12pt" style:font-style-complex="normal"/>
    </style:style>
    <style:style style:name="T56" style:family="text">
      <style:text-properties style:use-window-font-color="true" loext:opacity="0%" fo:font-size="12pt" fo:font-style="normal" officeooo:rsid="00298907" style:font-size-asian="12pt" style:font-style-asian="normal" style:font-size-complex="12pt" style:font-style-complex="normal"/>
    </style:style>
    <style:style style:name="T57" style:family="text">
      <style:text-properties style:use-window-font-color="true" loext:opacity="0%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8" style:family="text">
      <style:text-properties style:use-window-font-color="true" loext:opacity="0%" fo:font-size="12pt" fo:font-style="normal" fo:font-weight="bold" officeooo:rsid="002da665" style:font-size-asian="12pt" style:font-style-asian="normal" style:font-weight-asian="bold" style:font-size-complex="12pt" style:font-style-complex="normal" style:font-weight-complex="bold"/>
    </style:style>
    <style:style style:name="T59" style:family="text">
      <style:text-properties style:use-window-font-color="true" loext:opacity="0%" fo:font-size="11pt" officeooo:rsid="0025b637" style:font-size-asian="11pt" style:font-size-complex="11pt"/>
    </style:style>
    <style:style style:name="T60" style:family="text">
      <style:text-properties style:use-window-font-color="true" loext:opacity="0%" fo:font-size="11pt" officeooo:rsid="0023c07a" style:font-size-asian="11pt" style:font-size-complex="11pt"/>
    </style:style>
    <style:style style:name="T61" style:family="text">
      <style:text-properties style:use-window-font-color="true" loext:opacity="0%" fo:font-size="11pt" officeooo:rsid="002da665" style:font-size-asian="11pt" style:font-size-complex="11pt"/>
    </style:style>
    <style:style style:name="T62" style:family="text">
      <style:text-properties style:use-window-font-color="true" loext:opacity="0%" fo:font-size="11pt" officeooo:rsid="002f8073" style:font-size-asian="11pt" style:font-size-complex="11pt"/>
    </style:style>
    <style:style style:name="T63" style:family="text">
      <style:text-properties style:use-window-font-color="true" loext:opacity="0%" fo:font-size="11pt" officeooo:rsid="002f86bb" style:font-size-asian="11pt" style:font-size-complex="11pt"/>
    </style:style>
    <style:style style:name="T64" style:family="text">
      <style:text-properties style:use-window-font-color="true" loext:opacity="0%" fo:font-size="11pt" fo:font-style="italic" fo:font-weight="normal" officeooo:rsid="0023c07a" style:font-size-asian="11pt" style:font-style-asian="italic" style:font-weight-asian="normal" style:font-size-complex="11pt" style:font-style-complex="italic" style:font-weight-complex="normal"/>
    </style:style>
    <style:style style:name="T65" style:family="text">
      <style:text-properties style:use-window-font-color="true" loext:opacity="0%" fo:font-size="11pt" fo:font-style="italic" officeooo:rsid="002da665" style:font-size-asian="11pt" style:font-style-asian="italic" style:font-size-complex="11pt" style:font-style-complex="italic"/>
    </style:style>
    <style:style style:name="T66" style:family="text">
      <style:text-properties style:use-window-font-color="true" loext:opacity="0%" fo:font-size="11pt" fo:font-style="italic" officeooo:rsid="002f8073" style:font-size-asian="11pt" style:font-style-asian="italic" style:font-size-complex="11pt" style:font-style-complex="italic"/>
    </style:style>
    <style:style style:name="T67" style:family="text">
      <style:text-properties style:use-window-font-color="true" loext:opacity="0%" fo:font-size="11pt" fo:font-weight="bold" officeooo:rsid="002da665" style:font-size-asian="11pt" style:font-weight-asian="bold" style:font-size-complex="11pt" style:font-weight-complex="bold"/>
    </style:style>
    <style:style style:name="T68" style:family="text">
      <style:text-properties style:use-window-font-color="true" loext:opacity="0%" fo:font-size="11pt" fo:font-style="normal" fo:font-weight="bold" officeooo:rsid="002da665" style:font-size-asian="11pt" style:font-style-asian="normal" style:font-weight-asian="bold" style:font-size-complex="11pt" style:font-style-complex="normal" style:font-weight-complex="bold"/>
    </style:style>
    <style:style style:name="T69" style:family="text">
      <style:text-properties style:use-window-font-color="true" loext:opacity="0%" fo:font-size="11pt" fo:font-style="normal" style:font-size-asian="11pt" style:font-style-asian="normal" style:font-size-complex="11pt" style:font-style-complex="normal"/>
    </style:style>
    <style:style style:name="T70" style:family="text">
      <style:text-properties style:use-window-font-color="true" loext:opacity="0%" fo:font-size="11pt" fo:font-style="normal" officeooo:rsid="002da665" style:font-size-asian="11pt" style:font-style-asian="normal" style:font-size-complex="11pt" style:font-style-complex="normal"/>
    </style:style>
    <style:style style:name="T71" style:family="text">
      <style:text-properties style:use-window-font-color="true" loext:opacity="0%" officeooo:rsid="001c2256"/>
    </style:style>
    <style:style style:name="T72" style:family="text">
      <style:text-properties style:use-window-font-color="true" loext:opacity="0%" style:font-name="Arial" fo:font-size="12pt" officeooo:rsid="002a4b32" style:font-size-asian="12pt" style:font-size-complex="12pt"/>
    </style:style>
    <style:style style:name="T73" style:family="text">
      <style:text-properties style:use-window-font-color="true" loext:opacity="0%" style:font-name="Arial" fo:font-size="12pt" officeooo:rsid="002b0af5" style:font-size-asian="12pt" style:font-size-complex="12pt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officeooo:rsid="001050f8"/>
    </style:style>
    <style:style style:name="T76" style:family="text">
      <style:text-properties fo:font-size="12pt" fo:font-weight="normal" style:font-size-asian="12pt" style:font-weight-asian="normal" style:font-size-complex="12pt" style:font-weight-complex="normal"/>
    </style:style>
    <style:style style:name="T77" style:family="text">
      <style:text-properties fo:font-size="12pt" style:text-underline-style="none" style:font-size-asian="12pt" style:font-size-complex="12pt"/>
    </style:style>
    <style:style style:name="T78" style:family="text">
      <style:text-properties fo:font-size="11pt" style:font-size-asian="11pt" style:font-name-complex="Times New Roman1" style:font-size-complex="11pt"/>
    </style:style>
    <style:style style:name="T79" style:family="text">
      <style:text-properties fo:font-size="11pt" style:font-size-asian="11pt" style:font-size-complex="11pt"/>
    </style:style>
    <style:style style:name="T80" style:family="text">
      <style:text-properties fo:font-size="11pt" style:font-size-asian="11pt" style:font-size-complex="11pt" style:font-weight-complex="bold"/>
    </style:style>
    <style:style style:name="T81" style:family="text">
      <style:text-properties fo:font-size="11pt" fo:font-weight="bold" style:font-size-asian="11pt" style:font-weight-asian="bold" style:font-name-complex="Times New Roman1" style:font-size-complex="11pt" style:font-weight-complex="bold"/>
    </style:style>
    <style:style style:name="T82" style:family="text">
      <style:text-properties fo:font-size="11pt" fo:font-weight="bold" style:font-size-asian="11pt" style:font-weight-asian="bold" style:font-size-complex="11pt" style:font-weight-complex="bold"/>
    </style:style>
    <style:style style:name="T83" style:family="text">
      <style:text-properties style:font-name="Arial"/>
    </style:style>
    <style:style style:name="T84" style:family="text">
      <style:text-properties style:font-name="Arial" officeooo:rsid="0020d27a"/>
    </style:style>
    <style:style style:name="T85" style:family="text">
      <style:text-properties officeooo:rsid="017a877a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officeooo:rsid="001a8c46" style:font-style-asian="italic" style:font-style-complex="italic"/>
    </style:style>
    <style:style style:name="T88" style:family="text">
      <style:text-properties fo:font-style="italic" officeooo:rsid="0023996f" style:font-style-asian="italic" style:font-style-complex="italic"/>
    </style:style>
    <style:style style:name="T89" style:family="text">
      <style:text-properties fo:font-style="italic" officeooo:rsid="002c7d96" style:font-style-asian="italic" style:font-style-complex="italic"/>
    </style:style>
    <style:style style:name="T90" style:family="text">
      <style:text-properties fo:font-style="italic" style:text-underline-style="none" fo:font-weight="bold" officeooo:rsid="001e3ccf" style:font-style-asian="italic" style:font-weight-asian="bold" style:font-style-complex="italic" style:font-weight-complex="bold"/>
    </style:style>
    <style:style style:name="T9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2" style:family="text">
      <style:text-properties officeooo:rsid="017b9a98"/>
    </style:style>
    <style:style style:name="T93" style:family="text">
      <style:text-properties style:text-underline-style="none"/>
    </style:style>
    <style:style style:name="T94" style:family="text">
      <style:text-properties style:text-underline-style="none" fo:font-weight="bold" style:font-weight-asian="bold" style:font-weight-complex="bold"/>
    </style:style>
    <style:style style:name="T95" style:family="text">
      <style:text-properties style:text-underline-style="none" fo:font-weight="bold" officeooo:rsid="001e3ccf" style:font-weight-asian="bold" style:font-weight-complex="bold"/>
    </style:style>
    <style:style style:name="T96" style:family="text">
      <style:text-properties style:text-underline-style="none" fo:font-weight="bold" officeooo:rsid="002befca" style:font-weight-asian="bold" style:font-weight-complex="bold"/>
    </style:style>
    <style:style style:name="T97" style:family="text">
      <style:text-properties style:text-underline-style="none" officeooo:rsid="0020d27a"/>
    </style:style>
    <style:style style:name="T98" style:family="text">
      <style:text-properties style:text-underline-style="none" officeooo:rsid="002393fb"/>
    </style:style>
    <style:style style:name="T99" style:family="text">
      <style:text-properties officeooo:rsid="001c468d"/>
    </style:style>
    <style:style style:name="T100" style:family="text">
      <style:text-properties officeooo:rsid="001fcbc9"/>
    </style:style>
    <style:style style:name="T101" style:family="text">
      <style:text-properties officeooo:rsid="002befca"/>
    </style:style>
    <style:style style:name="T102" style:family="text">
      <style:text-properties officeooo:rsid="0024ee3b"/>
    </style:style>
    <style:style style:name="T103" style:family="text">
      <style:text-properties officeooo:rsid="002d10af"/>
    </style:style>
    <style:style style:name="T104" style:family="text">
      <style:text-properties officeooo:rsid="002da665"/>
    </style:style>
    <style:style style:name="T105" style:family="text">
      <style:text-properties officeooo:rsid="002f8073"/>
    </style:style>
    <style:style style:name="T106" style:family="text">
      <style:text-properties officeooo:rsid="002f86bb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18">POLITECHNIKA ŁÓDZKA,</text:p>
            <text:p text:style-name="P18">Wydział FTIMS, kierunek: Informatyka stosowana</text:p>
            <text:p text:style-name="P18">Przedmiot: Fizyka II</text:p>
          </table:table-cell>
          <table:covered-table-cell/>
          <table:covered-table-cell/>
        </table:table-row>
        <table:table-row table:style-name="Tabela1.2">
          <table:table-cell table:style-name="Tabela1.A1" table:number-rows-spanned="2" office:value-type="string">
            <text:p text:style-name="P4"><text:span text:style-name="T78">Rok akademicki:</text:span><text:span text:style-name="T81"> 2021/2022</text:span></text:p>
            <text:p text:style-name="P5"><text:span text:style-name="T3">Semestr: </text:span><text:span text:style-name="T4">2</text:span></text:p>
            <text:p text:style-name="P5"><text:span text:style-name="T3">Termin: </text:span><text:span text:style-name="T4">śr 8.30 – 10.00</text:span></text:p>
            <text:p text:style-name="P6"><text:span text:style-name="T3">Nr zespołu:</text:span><text:span text:style-name="T4"> 14</text:span></text:p>
          </table:table-cell>
          <table:table-cell table:style-name="Tabela1.A1" table:number-columns-spanned="2" office:value-type="string">
            <text:p text:style-name="P2"><text:span text:style-name="T80">Nr ćwiczenia:</text:span><text:span text:style-name="T82"> T-08</text:span></text:p>
          </table:table-cell>
          <table:covered-table-cell/>
        </table:table-row>
        <table:table-row table:style-name="Tabela1.3">
          <table:covered-table-cell table:style-name="Tabela1.A3"/>
          <table:table-cell table:style-name="Tabela1.A1" table:number-columns-spanned="2" office:value-type="string">
            <text:p text:style-name="P1"><text:span text:style-name="instancename"><text:span text:style-name="T12">Wyznaczenie współczynnika przewodnictwa cieplnego gipsu</text:span></text:span></text:p>
          </table:table-cell>
          <table:covered-table-cell/>
        </table:table-row>
        <table:table-row table:style-name="Tabela1.4">
          <table:table-cell table:style-name="Tabela1.A1" office:value-type="string">
            <text:p text:style-name="P7">Nr albumu:</text:p>
            <text:p text:style-name="P7"/>
            <text:p text:style-name="P11">242432</text:p>
          </table:table-cell>
          <table:table-cell table:style-name="Tabela1.A1" office:value-type="string">
            <text:p text:style-name="P7">Imię i nazwisko</text:p>
            <text:p text:style-name="P7"/>
            <text:p text:style-name="P14">Tomasz Kowalczyk</text:p>
          </table:table-cell>
          <table:table-cell table:style-name="Tabela1.A1" office:value-type="string">
            <text:p text:style-name="P16">Ocena z kolokwium: ..........</text:p>
            <text:p text:style-name="P16"/>
            <text:p text:style-name="P16">Ocena z raportu: ..........</text:p>
          </table:table-cell>
        </table:table-row>
        <table:table-row table:style-name="Tabela1.4">
          <table:table-cell table:style-name="Tabela1.A1" office:value-type="string">
            <text:p text:style-name="P8">Nr albumu:</text:p>
            <text:p text:style-name="P8"/>
            <text:p text:style-name="P12">242403</text:p>
          </table:table-cell>
          <table:table-cell table:style-name="Tabela1.A1" office:value-type="string">
            <text:p text:style-name="P9">Imię i nazwisko</text:p>
            <text:p text:style-name="P9"/>
            <text:p text:style-name="P15">Kacper Jagodziński</text:p>
          </table:table-cell>
          <table:table-cell table:style-name="Tabela1.A1" office:value-type="string">
            <text:p text:style-name="P17">Ocena z kolokwium: ..........</text:p>
            <text:p text:style-name="P17"/>
            <text:p text:style-name="P17">Ocena z raportu: ..........</text:p>
          </table:table-cell>
        </table:table-row>
        <table:table-row table:style-name="Tabela1.4">
          <table:table-cell table:style-name="Tabela1.A1" office:value-type="string">
            <text:p text:style-name="P8">Data wykonania ćwiczenia:</text:p>
            <text:p text:style-name="P8"/>
            <text:p text:style-name="P13">30.03.2022</text:p>
          </table:table-cell>
          <table:table-cell table:style-name="Tabela1.A1" office:value-type="string">
            <text:p text:style-name="P8">Data oddania raportu:</text:p>
            <text:p text:style-name="P8"/>
            <text:p text:style-name="P13">30.03.2022</text:p>
          </table:table-cell>
          <table:table-cell table:style-name="Tabela1.A1" office:value-type="string">
            <text:p text:style-name="P9"/>
            <text:p text:style-name="P9"/>
            <text:p text:style-name="P9"/>
          </table:table-cell>
        </table:table-row>
        <table:table-row table:style-name="Tabela1.7">
          <table:table-cell table:style-name="Tabela1.A3" table:number-columns-spanned="3" office:value-type="string">
            <text:p text:style-name="P10">Oświadczam/my, że zebrane w trakcie doświadczenia i wykorzystane w raporcie wyniki pomiarów, ich opracowanie, przygotowywanie sprawozdania i napisanie raportu są wynikiem pracy wyłącznie osób podpisanych pod oświadczeniem oraz, że żaden fragment sprawozdania nie jest kopią materiałów dostępnych w Internecie lub opublikowanych w innej formie, co potwierdzam/my podpisem.</text:p>
            <text:p text:style-name="P3"><text:span text:style-name="T79">.......................................................</text:span> <text:s text:c="32"/><text:span text:style-name="T79">.......................................................</text:span> <text:s text:c="2"/></text:p>
          </table:table-cell>
          <table:covered-table-cell/>
          <table:covered-table-cell/>
        </table:table-row>
      </table:table>
      <text:p text:style-name="P63"/>
      <text:p text:style-name="P64"/>
      <text:p text:style-name="P28"/>
      <text:p text:style-name="P28"/>
      <text:p text:style-name="P28"/>
      <text:p text:style-name="P28"/>
      <text:p text:style-name="P28"/>
      <text:p text:style-name="P54"><text:soft-page-break/>1. Cel <text:span text:style-name="T75">ć</text:span>wiczenia</text:p>
      <text:p text:style-name="P29"><text:span text:style-name="T5"><text:line-break/></text:span>Celem ćwiczenia jest: </text:p>
      <text:p text:style-name="P29">1. Zapoznanie się ze zjawiskiem przewodnictwa cieplnego ciał.</text:p>
      <text:p text:style-name="P29">2. Poznanie jednej z metod pomiaru współczynnika przewodnictwa cieplnego.</text:p>
      <text:p text:style-name="P29">3. Wyznaczenie wartości współczynnika przewodnictwa cieplnego dla gipsu.</text:p>
      <text:p text:style-name="P29">4. Poznanie metod analizy danych eksperymentalnych i sposobów wyznaczania niepewności pomiarowych.</text:p>
      <text:p text:style-name="P29"/>
      <text:p text:style-name="P54">2. Metoda pomiaru</text:p>
      <text:p text:style-name="P37"/>
      <text:p text:style-name="P30"><text:span text:style-name="T6">W celu obliczenia </text:span><text:span text:style-name="T76">współczynnika przewodnictwa cieplnego </text:span><text:span text:style-name="T6"><draw:frame draw:style-name="fr2" draw:name="Obiekt1" text:anchor-type="as-char" svg:y="-0.318cm" svg:width="0.482cm" svg:height="0.34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7">gipsu, dokonano pomiarów </text:span><text:span text:style-name="T8">wymiarów </text:span><text:span text:style-name="T9">oraz temperatury</text:span><text:span text:style-name="T7"> ciała stałego w kształcie wydrążonego walca. W wydrążeniu zamontowano grzejnik elektryczny </text:span><text:span text:style-name="T9">oraz 3 termometry na różnych głębokościach tego walca</text:span><text:span text:style-name="T7">. Miernik wbudowany w zasilacz pozwala określić natężenie </text:span><text:span text:style-name="T10">I </text:span><text:span text:style-name="T7">oraz napięcie </text:span><text:span text:style-name="T10">U</text:span><text:span text:style-name="T7"> prądu płynącego przez grzejnik. Moc wydzielaną w grzejniku powodującym ogrzewanie walca z gipsu można obliczyć ze wzoru:</text:span></text:p>
      <text:p text:style-name="P38"/>
      <text:p text:style-name="P48"><draw:frame draw:style-name="fr2" draw:name="Obiekt2" text:anchor-type="as-char" svg:y="-0.377cm" svg:width="1.746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9">(1)</text:p>
      <text:p text:style-name="P40">Ściany cylindra są osłonięte i zakłada się, że ciepło nie wydostaje się przez nie na zewnątrz.</text:p>
      <text:p text:style-name="P49">Rys1.</text:p>
      <text:p text:style-name="P41"/>
      <text:p text:style-name="P31"><text:span text:style-name="T99">Mierzono czas i co 2 minuty zapisywano wartości temperatury z każdego z 3 termometrów. </text:span>Po dostatecznie długim czasie ogrzewania, w cylindrycznej próbce wytwarza się stan dynamicznej równowagi. W tym stanie rozkład temperatury w walcu jest ustalony. Najwyższa temperatura panuje na wewnętrznej powierzchni cylindra, a najniższa na zewnętrznej powierzchni cylindra. Znajomość wartości temperatury w gipsowym cylindrze w dwóch różnych odległościach od jego osi pozwala wyznaczyć współczynnik przewodnictwa cieplnego ze wzoru: </text:p>
      <text:p text:style-name="P31"/>
      <text:p text:style-name="P33"><draw:frame draw:style-name="fr2" draw:name="Obiekt4" text:anchor-type="as-char" svg:y="-1.275cm" svg:width="3.888cm" svg:height="1.72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6">(2)</text:p>
      <text:p text:style-name="P25"/>
      <text:p text:style-name="P25">gdzie:<text:span text:style-name="T86"> i </text:span>– wartości temperatury odpowiednio w odległości <draw:frame draw:style-name="fr2" draw:name="Obiekt3" text:anchor-type="as-char" svg:y="-0.386cm" svg:width="2.321cm" svg:height="0.54cm" draw:z-index="2"><draw:object xlink:href="./Object 3" xlink:type="simple" xlink:show="embed" xlink:actuate="onLoad"/><draw:image xlink:href="./ObjectReplacements/Object 3" xlink:type="simple" xlink:show="embed" xlink:actuate="onLoad"/></draw:frame>od osi cylindra w warunkach stabilizacji temperatury. Sondy termometrów umieszcza się niewielkich otworkach o różnej głębokości wywierconych w bocznej powierzchni cylindra. Odległość czujnika sondy od środka walca można wyznaczyć dla poszczególnych otworów z zależności: </text:p>
      <text:p text:style-name="P25"/>
      <text:p text:style-name="P33"><draw:frame draw:style-name="fr2" draw:name="Obiekt6" text:anchor-type="as-char" svg:y="-0.619cm" svg:width="1.898cm" svg:height="0.998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6">(3)</text:p>
      <text:p text:style-name="P25">gdzie <text:span text:style-name="T87">i</text:span><text:span text:style-name="T86"> </text:span>przyjmuje wartości od 1 do 2. </text:p>
      <text:p text:style-name="P25"/>
      <text:p text:style-name="P25">Podstawiając wzory (1) i (3) do zależności (2) można otrzymać wyrażenie:</text:p>
      <text:p text:style-name="P25"/>
      <text:p text:style-name="P33"><text:soft-page-break/><draw:frame draw:style-name="fr2" draw:name="Obiekt5" text:anchor-type="as-char" svg:y="-2.21cm" svg:width="4.369cm" svg:height="2.66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6">(4)</text:p>
      <text:p text:style-name="P51"/>
      <text:p text:style-name="P51"/>
      <text:p text:style-name="P51"/>
      <text:p text:style-name="P51">3. Wyniki pomiarów i obliczenia</text:p>
      <text:p text:style-name="P51"/>
      <text:p text:style-name="P42"/>
      <text:p text:style-name="P43">Wartości parametrów cylindra i wydrążonych w nim otworów <text:span text:style-name="T100">zostały zapisane w tabeli 1, a</text:span></text:p>
      <text:p text:style-name="P32">Wartości wielkości zmierzonych w eksperymencie <text:span text:style-name="T100">są w tabeli 2.</text:span></text:p>
      <text:p text:style-name="P32"/>
      <text:p text:style-name="P32"/>
      <text:p text:style-name="P34">tabela1</text:p>
      <text:p text:style-name="P50"><text:tab/>Wartości parametrów cylindra i wydrążonych w nim otworów</text:p>
      <text:p text:style-name="P35"/>
      <text:p text:style-name="P35"/>
      <text:p text:style-name="P34">tabela2</text:p>
      <text:p text:style-name="P36"><text:tab/>Wartości wielkości zmierzonych w eksperymencie</text:p>
      <text:p text:style-name="P32"/>
      <text:p text:style-name="P32"/>
      <text:p text:style-name="P42">Po pewnym czasie temperatura zaczęła się stabilizować(jak widać na wykresie 1), i te ustabilizowane pomiary temperatury, <text:span text:style-name="T100">które </text:span>posłużą do obliczeń, <text:span text:style-name="T100">zostały zapisane w tabeli 3.</text:span></text:p>
      <text:p text:style-name="P42"/>
      <text:p text:style-name="P44">Wykres T(t) <text:s/>- temperatury od czasu</text:p>
      <text:p text:style-name="P44"/>
      <text:p text:style-name="P45"/>
      <text:p text:style-name="P66">Obliczony średni wynik tych pomiarów jest też w tabeli 3.</text:p>
      <text:p text:style-name="P43"/>
      <text:p text:style-name="P46">tabela3</text:p>
      <text:p text:style-name="P47"><text:span text:style-name="T74"><text:tab/></text:span><text:span text:style-name="T91">Wyniki pomiaru temperatury gipsu od czasu dla różnych położeń sondy pomiarowej.</text:span><text:span text:style-name="T74"> </text:span></text:p>
      <text:p text:style-name="P51"/>
      <text:p text:style-name="P51"/>
      <text:p text:style-name="P58"><text:span text:style-name="T1">Następnie określone zostały w</text:span><text:span text:style-name="T83">artości wielkości stosowanych do określenia niepewności pomiar</text:span><text:span text:style-name="T84">ów i zapisane w tabeli 4.</text:span></text:p>
      <text:p text:style-name="P74"/>
      <text:p text:style-name="P75">tabela4</text:p>
      <text:p text:style-name="P65"><text:span text:style-name="T2"><text:tab/>w</text:span><text:span text:style-name="T83">artości wielkości stosowanych do określenia niepewności pomiarów</text:span></text:p>
      <text:p text:style-name="P76"/>
      <text:p text:style-name="P76"/>
      <text:p text:style-name="P60"><text:span text:style-name="T83">W celu wyznaczenia </text:span><text:span text:style-name="instancename"><text:span text:style-name="T13">współczynnika przewodnictwa cieplnego gipsu należy podstawić obliczone wartości średnie temperatur (patrz tabela 3) oraz pozostałe </text:span></text:span><text:span text:style-name="instancename"><text:span text:style-name="T14">potrzebne </text:span></text:span><text:span text:style-name="instancename"><text:span text:style-name="T13">wartości (</text:span></text:span><text:span text:style-name="instancename"><text:span text:style-name="T14">patrz t</text:span></text:span><text:span text:style-name="instancename"><text:span text:style-name="T13">abela 1 i tabela 2) </text:span></text:span><text:span text:style-name="instancename"><text:span text:style-name="T14"><text:s/></text:span></text:span><text:span text:style-name="instancename"><text:span text:style-name="T23">w miejsce odpowiednich wielko</text:span></text:span><text:span text:style-name="instancename"><text:span text:style-name="T24">ś</text:span></text:span><text:span text:style-name="instancename"><text:span text:style-name="T23">ci </text:span></text:span><text:span text:style-name="instancename"><text:span text:style-name="T24">występujących</text:span></text:span><text:span text:style-name="instancename"><text:span text:style-name="T23"> we wzorze (4):</text:span></text:span></text:p>
      <text:p text:style-name="P60"><text:span text:style-name="instancename"><text:span text:style-name="T23"/></text:span></text:p>
      <text:p text:style-name="P61"><text:soft-page-break/><text:span text:style-name="instancename"><text:span text:style-name="T23"><draw:frame draw:style-name="fr2" draw:name="Obiekt7" text:anchor-type="as-char" svg:y="-2.21cm" svg:width="4.369cm" svg:height="2.66cm" draw:z-index="6"><draw:object xlink:href="./Object 7" xlink:type="simple" xlink:show="embed" xlink:actuate="onLoad"/><draw:image xlink:href="./ObjectReplacements/Object 7" xlink:type="simple" xlink:show="embed" xlink:actuate="onLoad"/></draw:frame></text:span></text:span></text:p>
      <text:p text:style-name="P62"><text:span text:style-name="instancename"><text:span text:style-name="T25">(5)</text:span></text:span></text:p>
      <text:p text:style-name="P60"><text:span text:style-name="instancename"><text:span text:style-name="T25">Korzystając ze wzoru (5) i danych zawartych w Tabeli 1, 2 i 3:</text:span></text:span></text:p>
      <text:p text:style-name="P60"><text:span text:style-name="instancename"><text:span text:style-name="T25"/></text:span></text:p>
      <text:p text:style-name="P61"><text:span text:style-name="instancename"><text:span text:style-name="T28">wzór6</text:span></text:span><text:span text:style-name="instancename"><text:span text:style-name="T25"> p</text:span></text:span><text:span text:style-name="instancename"><text:span text:style-name="T34">odstawienie i obliczenie lambdy</text:span></text:span></text:p>
      <text:p text:style-name="P62"><text:span text:style-name="instancename"><text:span text:style-name="T25">(6)</text:span></text:span></text:p>
      <text:p text:style-name="P61"><text:span text:style-name="instancename"><text:span text:style-name="T23"/></text:span></text:p>
      <text:p text:style-name="P19"><text:span text:style-name="instancename"><text:span text:style-name="T37">W celu wyznaczenia niepewności dla otrzyman</text:span></text:span><text:span text:style-name="instancename"><text:span text:style-name="T38">ego współczynnika </text:span></text:span><text:span text:style-name="instancename"><text:span text:style-name="T15">przewodnictwa cieplnego </text:span></text:span><text:span text:style-name="instancename"><text:span text:style-name="T14">należy m. in. wyznaczyć niepewności dla napięcia prądu, natężenia prądu, średnicy walca, głębokości otworów w walcu, długości walca i średnich wartości temperatur.</text:span></text:span></text:p>
      <text:p text:style-name="P19"><text:span text:style-name="instancename"><text:span text:style-name="T14"/></text:span></text:p>
      <text:p text:style-name="P20"><text:span text:style-name="instancename"><text:span text:style-name="T37">Wzór na niepewność standardową typu A ma postać :</text:span></text:span></text:p>
      <text:p text:style-name="P20"><text:span text:style-name="instancename"><text:span text:style-name="T37"/></text:span></text:p>
      <text:p text:style-name="P21"><text:span text:style-name="instancename"><text:span text:style-name="T37"><draw:frame draw:style-name="fr2" draw:name="Obiekt8" text:anchor-type="as-char" svg:y="-0.81cm" svg:width="5.368cm" svg:height="1.238cm" draw:z-index="7"><draw:object xlink:href="./Object 8" xlink:type="simple" xlink:show="embed" xlink:actuate="onLoad"/><draw:image xlink:href="./ObjectReplacements/Object 8" xlink:type="simple" xlink:show="embed" xlink:actuate="onLoad"/></draw:frame></text:span></text:span></text:p>
      <text:p text:style-name="P22"><text:span text:style-name="instancename"><text:span text:style-name="T20">(7)</text:span></text:span></text:p>
      <text:p text:style-name="P23"><text:span text:style-name="instancename"><text:span text:style-name="T37">Po podstawieniu w miejsce symboli <text:s/></text:span></text:span><text:span text:style-name="instancename"><text:span text:style-name="T49">x,</text:span></text:span><text:span text:style-name="instancename"><text:span text:style-name="T39"> wartości temperatur</text:span></text:span><text:span text:style-name="instancename"><text:span text:style-name="T37">, otrzymujemy:</text:span></text:span></text:p>
      <text:p text:style-name="P23"><text:span text:style-name="instancename"><text:span text:style-name="T37"/></text:span></text:p>
      <text:p text:style-name="P24"><text:span text:style-name="instancename"><text:span text:style-name="T37"><draw:frame draw:style-name="fr2" draw:name="Obiekt9" text:anchor-type="as-char" svg:y="-0.852cm" svg:width="6.655cm" svg:height="1.302cm" draw:z-index="8"><draw:object xlink:href="./Object 9" xlink:type="simple" xlink:show="embed" xlink:actuate="onLoad"/><draw:image xlink:href="./ObjectReplacements/Object 9" xlink:type="simple" xlink:show="embed" xlink:actuate="onLoad"/></draw:frame></text:span></text:span></text:p>
      <text:p text:style-name="P95"><text:span text:style-name="instancename"><text:span text:style-name="T46">(8)</text:span></text:span></text:p>
      <text:p text:style-name="P24"><text:span text:style-name="instancename"><text:span text:style-name="T37"><draw:frame draw:style-name="fr2" draw:name="Obiekt10" text:anchor-type="as-char" svg:y="-0.852cm" svg:width="6.659cm" svg:height="1.302cm" draw:z-index="9"><draw:object xlink:href="./Object 10" xlink:type="simple" xlink:show="embed" xlink:actuate="onLoad"/><draw:image xlink:href="./ObjectReplacements/Object 10" xlink:type="simple" xlink:show="embed" xlink:actuate="onLoad"/></draw:frame></text:span></text:span></text:p>
      <text:p text:style-name="P89"><text:span text:style-name="instancename"><text:span text:style-name="T61">(9)</text:span></text:span></text:p>
      <text:p text:style-name="P20"><text:span text:style-name="instancename"><text:span text:style-name="T60">gdzie: </text:span></text:span><text:span text:style-name="instancename"><text:span text:style-name="T60"><draw:frame draw:style-name="fr2" draw:name="Obiekt11" text:anchor-type="as-char" svg:y="-0.377cm" svg:width="0.549cm" svg:height="0.531cm" draw:z-index="10"><draw:object xlink:href="./Object 11" xlink:type="simple" xlink:show="embed" xlink:actuate="onLoad"/><draw:image xlink:href="./ObjectReplacements/Object 11" xlink:type="simple" xlink:show="embed" xlink:actuate="onLoad"/></draw:frame></text:span></text:span><text:span text:style-name="instancename"><text:span text:style-name="T60"><text:s/>⎻ liczba punktów eksperymentalnych o ustabilizowanej temperaturze , </text:span></text:span><text:span text:style-name="instancename"><text:span text:style-name="T60"><draw:frame draw:style-name="fr2" draw:name="Obiekt12" text:anchor-type="as-char" svg:y="-0.377cm" svg:width="0.549cm" svg:height="0.531cm" draw:z-index="11"><draw:object xlink:href="./Object 12" xlink:type="simple" xlink:show="embed" xlink:actuate="onLoad"/><draw:image xlink:href="./ObjectReplacements/Object 12" xlink:type="simple" xlink:show="embed" xlink:actuate="onLoad"/></draw:frame></text:span></text:span><text:span text:style-name="instancename"><text:span text:style-name="T60"><text:s/>⎻ liczba punktów eksperymentalnych o ustabilizowanej temperaturze .</text:span></text:span></text:p>
      <text:p text:style-name="P20"><text:span text:style-name="instancename"><text:span text:style-name="T16"/></text:span></text:p>
      <text:p text:style-name="P86"><text:span text:style-name="instancename"><text:span text:style-name="T67">Wzór</text:span></text:span><text:span text:style-name="instancename"><text:span text:style-name="T61"> </text:span></text:span><text:span text:style-name="instancename"><text:span text:style-name="T65">podstawienie uA (Tr1)</text:span></text:span></text:p>
      <text:p text:style-name="P89"><text:span text:style-name="instancename"><text:span text:style-name="T61">(10)</text:span></text:span></text:p>
      <text:p text:style-name="P86"><text:span text:style-name="instancename"><text:span text:style-name="T67">Wzór</text:span></text:span><text:span text:style-name="instancename"><text:span text:style-name="T61"> </text:span></text:span><text:span text:style-name="instancename"><text:span text:style-name="T65">podstawienie uA (Tr1)</text:span></text:span></text:p>
      <text:p text:style-name="P89"><text:span text:style-name="instancename"><text:span text:style-name="T61">(11)</text:span></text:span></text:p>
      <text:p text:style-name="P92"><text:span text:style-name="instancename"><text:span text:style-name="T37">Niepewno</text:span></text:span><text:span text:style-name="instancename"><text:span text:style-name="T40">ść</text:span></text:span><text:span text:style-name="instancename"><text:span text:style-name="T37"> standardow</text:span></text:span><text:span text:style-name="instancename"><text:span text:style-name="T40">ą</text:span></text:span><text:span text:style-name="instancename"><text:span text:style-name="T37"> typu B wyznacza si</text:span></text:span><text:span text:style-name="instancename"><text:span text:style-name="T40">ę</text:span></text:span><text:span text:style-name="instancename"><text:span text:style-name="T37"> na podstawie niepewno</text:span></text:span><text:span text:style-name="instancename"><text:span text:style-name="T40">ś</text:span></text:span><text:span text:style-name="instancename"><text:span text:style-name="T37">ci wzorcowania </text:span></text:span><text:span text:style-name="instancename"><text:span text:style-name="T37"><draw:frame draw:style-name="fr2" draw:name="Obiekt14" text:anchor-type="as-char" svg:y="-0.377cm" svg:width="0.93cm" svg:height="0.531cm" draw:z-index="13"><draw:object xlink:href="./Object 14" xlink:type="simple" xlink:show="embed" xlink:actuate="onLoad"/><draw:image xlink:href="./ObjectReplacements/Object 14" xlink:type="simple" xlink:show="embed" xlink:actuate="onLoad"/><svg:desc>formuła</svg:desc></draw:frame></text:span></text:span><text:span text:style-name="instancename"><text:span text:style-name="T37">okre</text:span></text:span><text:span text:style-name="instancename"><text:span text:style-name="T40">ś</text:span></text:span><text:span text:style-name="instancename"><text:span text:style-name="T37">lonych przez rozdzielczo</text:span></text:span><text:span text:style-name="instancename"><text:span text:style-name="T40">ść</text:span></text:span><text:span text:style-name="instancename"><text:span text:style-name="T37"> u</text:span></text:span><text:span text:style-name="instancename"><text:span text:style-name="T40">ż</text:span></text:span><text:span text:style-name="instancename"><text:span text:style-name="T37">ytych przyrz</text:span></text:span><text:span text:style-name="instancename"><text:span text:style-name="T40">ą</text:span></text:span><text:span text:style-name="instancename"><text:span text:style-name="T37">dów i przyj</text:span></text:span><text:span text:style-name="instancename"><text:span text:style-name="T40">ęt</text:span></text:span><text:span text:style-name="instancename"><text:span text:style-name="T37">ych niepewno</text:span></text:span><text:span text:style-name="instancename"><text:span text:style-name="T40">ś</text:span></text:span><text:span text:style-name="instancename"><text:span text:style-name="T37">ci eksperymentatora </text:span></text:span><text:span text:style-name="instancename"><text:span text:style-name="T37"><draw:frame draw:style-name="fr2" draw:name="Obiekt15" text:anchor-type="as-char" svg:y="-0.377cm" svg:width="0.871cm" svg:height="0.531cm" draw:z-index="14"><draw:object xlink:href="./Object 15" xlink:type="simple" xlink:show="embed" xlink:actuate="onLoad"/><draw:image xlink:href="./ObjectReplacements/Object 15" xlink:type="simple" xlink:show="embed" xlink:actuate="onLoad"/><svg:desc>formuła</svg:desc></draw:frame></text:span></text:span><text:span text:style-name="instancename"><text:span text:style-name="T37">: </text:span></text:span></text:p>
      <text:p text:style-name="P92"><text:span text:style-name="instancename"><text:span text:style-name="T37"/></text:span></text:p>
      <text:p text:style-name="P94"><text:span text:style-name="instancename"><text:span text:style-name="T37"><draw:frame draw:style-name="fr1" draw:name="Obiekt16" text:anchor-type="as-char" svg:y="-0.841cm" svg:width="4.484cm" svg:height="1.219cm" draw:z-index="15"><draw:object xlink:href="./Object 16" xlink:type="simple" xlink:show="embed" xlink:actuate="onLoad"/><draw:image xlink:href="./ObjectReplacements/Object 16" xlink:type="simple" xlink:show="embed" xlink:actuate="onLoad"/></draw:frame></text:span></text:span></text:p>
      <text:p text:style-name="P89"><text:span text:style-name="instancename"><text:span text:style-name="T61">(12)</text:span></text:span></text:p>
      <text:p text:style-name="P109"><text:span text:style-name="instancename"><text:span text:style-name="T30">W większości przypadków </text:span></text:span><text:span text:style-name="instancename"><text:span text:style-name="T31">niepewność standardowa typu B równa się</text:span></text:span><text:span text:style-name="instancename"><text:span text:style-name="T42"> </text:span></text:span><text:span text:style-name="instancename"><text:span text:style-name="T72">całkowitej niepewności standardowej pomiaru bezpośredniego, czyli</text:span></text:span><text:span text:style-name="instancename"><text:span text:style-name="T30"><draw:frame draw:style-name="fr1" draw:name="Obiekt20" text:anchor-type="as-char" svg:y="-0.386cm" svg:width="2.305cm" svg:height="0.54cm" draw:z-index="23"><draw:object xlink:href="./Object 20" xlink:type="simple" xlink:show="embed" xlink:actuate="onLoad"/><draw:image xlink:href="./ObjectReplacements/Object 20" xlink:type="simple" xlink:show="embed" xlink:actuate="onLoad"/></draw:frame></text:span></text:span><text:span text:style-name="instancename"><text:span text:style-name="T30">.</text:span></text:span></text:p>
      <text:p text:style-name="P92"><text:span text:style-name="instancename"><text:span text:style-name="T37">Po podstawieniu w miejsce x symboli wielko</text:span></text:span><text:span text:style-name="instancename"><text:span text:style-name="T41">ś</text:span></text:span><text:span text:style-name="instancename"><text:span text:style-name="T37">ci mierzonych, otrzymujemy:</text:span></text:span><text:span text:style-name="instancename"><text:span text:style-name="T11"> </text:span></text:span></text:p>
      <text:p text:style-name="P92"><text:span text:style-name="instancename"><text:span text:style-name="T71"/></text:span></text:p>
      <text:p text:style-name="P94"><text:span text:style-name="instancename"><text:span text:style-name="T11"><draw:frame draw:style-name="fr1" draw:name="Obiekt17" text:anchor-type="as-char" svg:y="-0.841cm" svg:width="6.087cm" svg:height="1.219cm" draw:z-index="16"><draw:object xlink:href="./Object 17" xlink:type="simple" xlink:show="embed" xlink:actuate="onLoad"/><draw:image xlink:href="./ObjectReplacements/Object 17" xlink:type="simple" xlink:show="embed" xlink:actuate="onLoad"/></draw:frame></text:span></text:span></text:p>
      <text:p text:style-name="P95"><text:span text:style-name="instancename"><text:span text:style-name="T46">(13)</text:span></text:span></text:p>
      <text:p text:style-name="P94"><text:soft-page-break/><text:span text:style-name="instancename"><text:span text:style-name="T11"><draw:frame draw:style-name="fr1" draw:name="Obiekt18" text:anchor-type="as-char" svg:y="-0.841cm" svg:width="5.5cm" svg:height="1.219cm" draw:z-index="17"><draw:object xlink:href="./Object 18" xlink:type="simple" xlink:show="embed" xlink:actuate="onLoad"/><draw:image xlink:href="./ObjectReplacements/Object 18" xlink:type="simple" xlink:show="embed" xlink:actuate="onLoad"/></draw:frame></text:span></text:span></text:p>
      <text:p text:style-name="P96"><text:span text:style-name="instancename"><text:span text:style-name="T46">(1</text:span></text:span><text:span text:style-name="instancename"><text:span text:style-name="T47">4</text:span></text:span><text:span text:style-name="instancename"><text:span text:style-name="T46">)</text:span></text:span></text:p>
      <text:p text:style-name="P94"><text:span text:style-name="instancename"><text:span text:style-name="T11"><draw:frame draw:style-name="fr1" draw:name="Obiekt19" text:anchor-type="as-char" svg:y="-0.841cm" svg:width="4.417cm" svg:height="1.219cm" draw:z-index="18"><draw:object xlink:href="./Object 19" xlink:type="simple" xlink:show="embed" xlink:actuate="onLoad"/><draw:image xlink:href="./ObjectReplacements/Object 19" xlink:type="simple" xlink:show="embed" xlink:actuate="onLoad"/></draw:frame></text:span></text:span></text:p>
      <text:p text:style-name="P96"><text:span text:style-name="instancename"><text:span text:style-name="T46">(1</text:span></text:span><text:span text:style-name="instancename"><text:span text:style-name="T47">5</text:span></text:span><text:span text:style-name="instancename"><text:span text:style-name="T46">)</text:span></text:span></text:p>
      <text:p text:style-name="P94"><text:span text:style-name="instancename"><text:span text:style-name="T11"><draw:frame draw:style-name="fr1" draw:name="Obiekt21" text:anchor-type="as-char" svg:y="-0.841cm" svg:width="4.043cm" svg:height="1.219cm" draw:z-index="19"><draw:object xlink:href="./Object 21" xlink:type="simple" xlink:show="embed" xlink:actuate="onLoad"/><draw:image xlink:href="./ObjectReplacements/Object 21" xlink:type="simple" xlink:show="embed" xlink:actuate="onLoad"/></draw:frame></text:span></text:span></text:p>
      <text:p text:style-name="P96"><text:span text:style-name="instancename"><text:span text:style-name="T46">(1</text:span></text:span><text:span text:style-name="instancename"><text:span text:style-name="T47">6</text:span></text:span><text:span text:style-name="instancename"><text:span text:style-name="T46">)</text:span></text:span></text:p>
      <text:p text:style-name="P94"><text:span text:style-name="instancename"><text:span text:style-name="T11"><draw:frame draw:style-name="fr1" draw:name="Obiekt22" text:anchor-type="as-char" svg:y="-0.841cm" svg:width="4.168cm" svg:height="1.219cm" draw:z-index="20"><draw:object xlink:href="./Object 22" xlink:type="simple" xlink:show="embed" xlink:actuate="onLoad"/><draw:image xlink:href="./ObjectReplacements/Object 22" xlink:type="simple" xlink:show="embed" xlink:actuate="onLoad"/></draw:frame></text:span></text:span></text:p>
      <text:p text:style-name="P96"><text:span text:style-name="instancename"><text:span text:style-name="T46">(1</text:span></text:span><text:span text:style-name="instancename"><text:span text:style-name="T47">7</text:span></text:span><text:span text:style-name="instancename"><text:span text:style-name="T46">)</text:span></text:span></text:p>
      <text:p text:style-name="P94"><text:span text:style-name="instancename"><text:span text:style-name="T11"><draw:frame draw:style-name="fr1" draw:name="Obiekt23" text:anchor-type="as-char" svg:y="-0.841cm" svg:width="5.433cm" svg:height="1.219cm" draw:z-index="21"><draw:object xlink:href="./Object 23" xlink:type="simple" xlink:show="embed" xlink:actuate="onLoad"/><draw:image xlink:href="./ObjectReplacements/Object 23" xlink:type="simple" xlink:show="embed" xlink:actuate="onLoad"/></draw:frame></text:span></text:span></text:p>
      <text:p text:style-name="P96"><text:span text:style-name="instancename"><text:span text:style-name="T46">(1</text:span></text:span><text:span text:style-name="instancename"><text:span text:style-name="T47">8</text:span></text:span><text:span text:style-name="instancename"><text:span text:style-name="T46">)</text:span></text:span></text:p>
      <text:p text:style-name="P94"><text:span text:style-name="instancename"><text:span text:style-name="T11"><draw:frame draw:style-name="fr1" draw:name="Obiekt24" text:anchor-type="as-char" svg:y="-0.841cm" svg:width="5.435cm" svg:height="1.219cm" draw:z-index="22"><draw:object xlink:href="./Object 24" xlink:type="simple" xlink:show="embed" xlink:actuate="onLoad"/><draw:image xlink:href="./ObjectReplacements/Object 24" xlink:type="simple" xlink:show="embed" xlink:actuate="onLoad"/></draw:frame></text:span></text:span></text:p>
      <text:p text:style-name="P96"><text:span text:style-name="instancename"><text:span text:style-name="T46">(1</text:span></text:span><text:span text:style-name="instancename"><text:span text:style-name="T47">9</text:span></text:span><text:span text:style-name="instancename"><text:span text:style-name="T46">)</text:span></text:span></text:p>
      <text:p text:style-name="P93"><text:span text:style-name="instancename"><text:span text:style-name="T47">Należy podstawić wartości do wzorów od (13) do (19):</text:span></text:span></text:p>
      <text:p text:style-name="P93"><text:span text:style-name="instancename"><text:span text:style-name="T47"/></text:span></text:p>
      <text:p text:style-name="P87"><text:span text:style-name="instancename"><text:span text:style-name="T67">Wzór</text:span></text:span><text:span text:style-name="instancename"><text:span text:style-name="T61"> </text:span></text:span><text:span text:style-name="instancename"><text:span text:style-name="T65">podstawienie u</text:span></text:span><text:span text:style-name="instancename"><text:span text:style-name="T66">U</text:span></text:span></text:p>
      <text:p text:style-name="P90"><text:span text:style-name="instancename"><text:span text:style-name="T47">(20)</text:span></text:span></text:p>
      <text:p text:style-name="P87"><text:span text:style-name="instancename"><text:span text:style-name="T67">Wzór</text:span></text:span><text:span text:style-name="instancename"><text:span text:style-name="T61"> </text:span></text:span><text:span text:style-name="instancename"><text:span text:style-name="T65">podstawienie u</text:span></text:span><text:span text:style-name="instancename"><text:span text:style-name="T66">I</text:span></text:span></text:p>
      <text:p text:style-name="P90"><text:span text:style-name="instancename"><text:span text:style-name="T47">(21)</text:span></text:span></text:p>
      <text:p text:style-name="P87"><text:span text:style-name="instancename"><text:span text:style-name="T67">Wzór</text:span></text:span><text:span text:style-name="instancename"><text:span text:style-name="T61"> </text:span></text:span><text:span text:style-name="instancename"><text:span text:style-name="T65">podstawienie u</text:span></text:span><text:span text:style-name="instancename"><text:span text:style-name="T66">D</text:span></text:span></text:p>
      <text:p text:style-name="P90"><text:span text:style-name="instancename"><text:span text:style-name="T47">(22)</text:span></text:span></text:p>
      <text:p text:style-name="P87"><text:span text:style-name="instancename"><text:span text:style-name="T67">Wzór</text:span></text:span><text:span text:style-name="instancename"><text:span text:style-name="T61"> </text:span></text:span><text:span text:style-name="instancename"><text:span text:style-name="T65">podstawienie u</text:span></text:span><text:span text:style-name="instancename"><text:span text:style-name="T66">h1</text:span></text:span></text:p>
      <text:p text:style-name="P90"><text:span text:style-name="instancename"><text:span text:style-name="T47">(23)</text:span></text:span></text:p>
      <text:p text:style-name="P87"><text:span text:style-name="instancename"><text:span text:style-name="T67">Wzór</text:span></text:span><text:span text:style-name="instancename"><text:span text:style-name="T61"> </text:span></text:span><text:span text:style-name="instancename"><text:span text:style-name="T65">podstawienie u</text:span></text:span><text:span text:style-name="instancename"><text:span text:style-name="T66">h2</text:span></text:span></text:p>
      <text:p text:style-name="P90"><text:span text:style-name="instancename"><text:span text:style-name="T47">(24)</text:span></text:span></text:p>
      <text:p text:style-name="P87"><text:span text:style-name="instancename"><text:span text:style-name="T67">Wzór</text:span></text:span><text:span text:style-name="instancename"><text:span text:style-name="T61"> </text:span></text:span><text:span text:style-name="instancename"><text:span text:style-name="T65">podstawienie u</text:span></text:span><text:span text:style-name="instancename"><text:span text:style-name="T66">L</text:span></text:span></text:p>
      <text:p text:style-name="P90"><text:span text:style-name="instancename"><text:span text:style-name="T47">(25)</text:span></text:span></text:p>
      <text:p text:style-name="P87"><text:span text:style-name="instancename"><text:span text:style-name="T67">Wzór</text:span></text:span><text:span text:style-name="instancename"><text:span text:style-name="T61"> </text:span></text:span><text:span text:style-name="instancename"><text:span text:style-name="T65">podstawienie u</text:span></text:span><text:span text:style-name="instancename"><text:span text:style-name="T66">B Tr1</text:span></text:span></text:p>
      <text:p text:style-name="P90"><text:span text:style-name="instancename"><text:span text:style-name="T47">(26)</text:span></text:span></text:p>
      <text:p text:style-name="P87"><text:span text:style-name="instancename"><text:span text:style-name="T67">Wzór</text:span></text:span><text:span text:style-name="instancename"><text:span text:style-name="T61"> </text:span></text:span><text:span text:style-name="instancename"><text:span text:style-name="T65">podstawienie u</text:span></text:span><text:span text:style-name="instancename"><text:span text:style-name="T66">B Tr2</text:span></text:span><text:span text:style-name="instancename"><text:span text:style-name="T65"> </text:span></text:span></text:p>
      <text:p text:style-name="P90"><text:span text:style-name="instancename"><text:span text:style-name="T47">(27)</text:span></text:span></text:p>
      <text:p text:style-name="P79"><text:span text:style-name="instancename"><text:span text:style-name="T42">Wzór na </text:span></text:span><text:span text:style-name="instancename"><text:span text:style-name="T39">całkowitej niepewności standardowej pomiaru bezpośredniego:</text:span></text:span></text:p>
      <text:p text:style-name="P79"><text:span text:style-name="instancename"><text:span text:style-name="T39"/></text:span></text:p>
      <text:p text:style-name="P84"><text:span text:style-name="instancename"><text:span text:style-name="T39"><draw:frame draw:style-name="fr1" draw:name="Obiekt28" text:anchor-type="as-char" svg:y="-0.482cm" svg:width="4.143cm" svg:height="0.637cm" draw:z-index="27"><draw:object xlink:href="./Object 28" xlink:type="simple" xlink:show="embed" xlink:actuate="onLoad"/><draw:image xlink:href="./ObjectReplacements/Object 28" xlink:type="simple" xlink:show="embed" xlink:actuate="onLoad"/></draw:frame></text:span></text:span></text:p>
      <text:p text:style-name="P90"><text:span text:style-name="instancename"><text:span text:style-name="T47">(28)</text:span></text:span></text:p>
      <text:p text:style-name="P20"><text:span text:style-name="instancename"><text:span text:style-name="T39">Obliczanie całkowitej niepewności standardowej pomiaru bezpośredniego </text:span></text:span><text:span text:style-name="instancename"><text:span text:style-name="T42">dla </text:span></text:span><text:span text:style-name="T42"><draw:frame draw:style-name="fr1" draw:name="Obiekt25" text:anchor-type="as-char" svg:y="-0.377cm" svg:width="1.506cm" svg:height="0.531cm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42">:</text:span></text:p>
      <text:p text:style-name="P20"><text:span text:style-name="T42"/></text:p>
      <text:p text:style-name="P21"><text:span text:style-name="T42"><draw:frame draw:style-name="fr1" draw:name="Obiekt26" text:anchor-type="as-char" svg:y="-0.482cm" svg:width="4.849cm" svg:height="0.637cm" draw:z-index="25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90"><text:span text:style-name="instancename"><text:span text:style-name="T47">(29)</text:span></text:span></text:p>
      <text:p text:style-name="P21"><text:span text:style-name="T42"><draw:frame draw:style-name="fr1" draw:name="Obiekt27" text:anchor-type="as-char" svg:y="-0.482cm" svg:width="4.852cm" svg:height="0.637cm" draw:z-index="26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90"><text:span text:style-name="instancename"><text:span text:style-name="T47">(30)</text:span></text:span></text:p>
      <text:p text:style-name="P81"><text:span text:style-name="instancename"><text:span text:style-name="T47">Trzeba podstawić wartości do wzorów (29) i (30):</text:span></text:span></text:p>
      <text:p text:style-name="P87"><text:span text:style-name="instancename"><text:span text:style-name="T47"/></text:span></text:p>
      <text:p text:style-name="P87"><text:span text:style-name="instancename"><text:span text:style-name="T67">Wzór</text:span></text:span><text:span text:style-name="instancename"><text:span text:style-name="T61"> </text:span></text:span><text:span text:style-name="instancename"><text:span text:style-name="T65">podstawienie u</text:span></text:span><text:span text:style-name="instancename"><text:span text:style-name="T66"> Tr1</text:span></text:span></text:p>
      <text:p text:style-name="P90"><text:soft-page-break/><text:span text:style-name="instancename"><text:span text:style-name="T47">(31)</text:span></text:span></text:p>
      <text:p text:style-name="P87"><text:span text:style-name="instancename"><text:span text:style-name="T67">Wzór</text:span></text:span><text:span text:style-name="instancename"><text:span text:style-name="T61"> </text:span></text:span><text:span text:style-name="instancename"><text:span text:style-name="T65">podstawienie u</text:span></text:span><text:span text:style-name="instancename"><text:span text:style-name="T66"> Tr2</text:span></text:span><text:span text:style-name="instancename"><text:span text:style-name="T65"> </text:span></text:span></text:p>
      <text:p text:style-name="P90"><text:span text:style-name="instancename"><text:span text:style-name="T47">(32)</text:span></text:span></text:p>
      <text:p text:style-name="P87"><text:span text:style-name="instancename"><text:span text:style-name="T65"/></text:span></text:p>
      <text:p text:style-name="P103"><text:span text:style-name="T88">T</text:span><text:span text:style-name="T86">abela </text:span><text:span text:style-name="T89">5</text:span><text:span text:style-name="T86">. Warto</text:span><text:span text:style-name="T88">ś</text:span><text:span text:style-name="T86">ci </text:span><text:span text:style-name="T88">ś</text:span><text:span text:style-name="T86">rednie i niepewno</text:span><text:span text:style-name="T88">ś</text:span><text:span text:style-name="T86">ci standardowe dla </text:span><text:span text:style-name="T89">napięcia, natężenia, średnicy walca, długości walca, głębokości otworów i obu temperatur</text:span><text:span text:style-name="T86"> oraz wielko</text:span><text:span text:style-name="T88">ś</text:span><text:span text:style-name="T86">ci, które umo</text:span><text:span text:style-name="T88">żl</text:span><text:span text:style-name="T86">iwi</text:span><text:span text:style-name="T88">ły </text:span><text:span text:style-name="T86">wyznaczenie tych niepewno</text:span><text:span text:style-name="T88">ś</text:span><text:span text:style-name="T86">ci</text:span>.</text:p>
      <text:p text:style-name="P104">tabela5</text:p>
      <text:p text:style-name="P20"/>
      <text:p text:style-name="P20"/>
      <text:p text:style-name="P110"><text:span text:style-name="instancename"><text:span text:style-name="T32">Należy teraz obliczyć współczynnik wrażliwości ze wzoru</text:span></text:span><text:span text:style-name="instancename"><text:span text:style-name="T73">:</text:span></text:span></text:p>
      <text:p text:style-name="P110"><text:span text:style-name="instancename"><text:span text:style-name="T73"/></text:span></text:p>
      <text:p text:style-name="P111"><draw:frame draw:style-name="fr1" draw:name="Obiekt29" text:anchor-type="as-char" svg:y="-0.713cm" svg:width="2.489cm" svg:height="1.139cm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90"><text:span text:style-name="instancename"><text:span text:style-name="T47">(33)</text:span></text:span></text:p>
      <text:p text:style-name="P112">Korzystając ze wzoru (<text:span text:style-name="T105">33</text:span>) i danych zawartych w tabelach 1, 2, <text:span text:style-name="T101">3 i wartości uzyskanej ze wzoru (6):</text:span></text:p>
      <text:p text:style-name="P112"/>
      <text:p text:style-name="P113"><draw:frame draw:style-name="fr1" draw:name="Obiekt30" text:anchor-type="as-char" svg:y="-2.21cm" svg:width="4.814cm" svg:height="2.66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90"><text:span text:style-name="instancename"><text:span text:style-name="T47">(34)</text:span></text:span></text:p>
      <text:p text:style-name="P113"><draw:frame draw:style-name="fr1" draw:name="Obiekt31" text:anchor-type="as-char" svg:y="-2.21cm" svg:width="4.657cm" svg:height="2.66cm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90"><text:span text:style-name="instancename"><text:span text:style-name="T47">(35)</text:span></text:span></text:p>
      <text:p text:style-name="P113"><draw:frame draw:style-name="fr1" draw:name="Obiekt32" text:anchor-type="as-char" svg:y="-0.691cm" svg:width="7.999cm" svg:height="1.141cm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90"><text:span text:style-name="instancename"><text:span text:style-name="T47">(36)</text:span></text:span></text:p>
      <text:p text:style-name="P113"><draw:frame draw:style-name="fr1" draw:name="Obiekt33" text:anchor-type="as-char" svg:y="-0.619cm" svg:width="6.133cm" svg:height="1.071cm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90"><text:span text:style-name="instancename"><text:span text:style-name="T47">(37)</text:span></text:span></text:p>
      <text:p text:style-name="P113"><draw:frame draw:style-name="fr1" draw:name="Obiekt34" text:anchor-type="as-char" svg:y="-0.619cm" svg:width="6.131cm" svg:height="1.071cm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90"><text:span text:style-name="instancename"><text:span text:style-name="T47">(38)</text:span></text:span></text:p>
      <text:p text:style-name="P113"><draw:frame draw:style-name="fr1" draw:name="Obiekt35" text:anchor-type="as-char" svg:y="-2.21cm" svg:width="5.8cm" svg:height="2.711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90"><text:span text:style-name="instancename"><text:span text:style-name="T47">(39)</text:span></text:span></text:p>
      <text:p text:style-name="P113"><text:soft-page-break/><draw:frame draw:style-name="fr1" draw:name="Obiekt36" text:anchor-type="as-char" svg:y="-2.21cm" svg:width="7.812cm" svg:height="2.711cm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90"><text:span text:style-name="instancename"><text:span text:style-name="T47">(40)</text:span></text:span></text:p>
      <text:p text:style-name="P113"><draw:frame draw:style-name="fr1" draw:name="Obiekt37" text:anchor-type="as-char" svg:y="-2.21cm" svg:width="6.578cm" svg:height="2.711cm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P90"><text:span text:style-name="instancename"><text:span text:style-name="T47">(41)</text:span></text:span></text:p>
      <text:p text:style-name="P81"><text:span text:style-name="instancename"><text:span text:style-name="T47">Podstawiając odpowiednie wartości do wzorów od (34) do (41):</text:span></text:span></text:p>
      <text:p text:style-name="P81"><text:span text:style-name="instancename"><text:span text:style-name="T47"/></text:span></text:p>
      <text:p text:style-name="P87"><text:span text:style-name="instancename"><text:span text:style-name="T67">Wzór</text:span></text:span><text:span text:style-name="instancename"><text:span text:style-name="T61"> </text:span></text:span><text:span text:style-name="instancename"><text:span text:style-name="T65">podstawienie </text:span></text:span><text:span text:style-name="instancename"><text:span text:style-name="T66">cU</text:span></text:span></text:p>
      <text:p text:style-name="P91"><text:span text:style-name="instancename"><text:span text:style-name="T47">(4</text:span></text:span><text:span text:style-name="instancename"><text:span text:style-name="T48">2</text:span></text:span><text:span text:style-name="instancename"><text:span text:style-name="T47">)</text:span></text:span></text:p>
      <text:p text:style-name="P87"><text:span text:style-name="instancename"><text:span text:style-name="T67">Wzór</text:span></text:span><text:span text:style-name="instancename"><text:span text:style-name="T61"> </text:span></text:span><text:span text:style-name="instancename"><text:span text:style-name="T65">podstawienie </text:span></text:span><text:span text:style-name="instancename"><text:span text:style-name="T66">cI</text:span></text:span></text:p>
      <text:p text:style-name="P91"><text:span text:style-name="instancename"><text:span text:style-name="T47">(4</text:span></text:span><text:span text:style-name="instancename"><text:span text:style-name="T48">3</text:span></text:span><text:span text:style-name="instancename"><text:span text:style-name="T47">)</text:span></text:span></text:p>
      <text:p text:style-name="P87"><text:span text:style-name="instancename"><text:span text:style-name="T67">Wzór</text:span></text:span><text:span text:style-name="instancename"><text:span text:style-name="T61"> </text:span></text:span><text:span text:style-name="instancename"><text:span text:style-name="T65">podstawienie </text:span></text:span><text:span text:style-name="instancename"><text:span text:style-name="T66">cD</text:span></text:span></text:p>
      <text:p text:style-name="P91"><text:span text:style-name="instancename"><text:span text:style-name="T47">(4</text:span></text:span><text:span text:style-name="instancename"><text:span text:style-name="T48">4</text:span></text:span><text:span text:style-name="instancename"><text:span text:style-name="T47">)</text:span></text:span></text:p>
      <text:p text:style-name="P87"><text:span text:style-name="instancename"><text:span text:style-name="T67">Wzór</text:span></text:span><text:span text:style-name="instancename"><text:span text:style-name="T61"> </text:span></text:span><text:span text:style-name="instancename"><text:span text:style-name="T65">podstawienie </text:span></text:span><text:span text:style-name="instancename"><text:span text:style-name="T66">ch2</text:span></text:span></text:p>
      <text:p text:style-name="P91"><text:span text:style-name="instancename"><text:span text:style-name="T47">(4</text:span></text:span><text:span text:style-name="instancename"><text:span text:style-name="T48">5</text:span></text:span><text:span text:style-name="instancename"><text:span text:style-name="T47">)</text:span></text:span></text:p>
      <text:p text:style-name="P87"><text:span text:style-name="instancename"><text:span text:style-name="T67">Wzór</text:span></text:span><text:span text:style-name="instancename"><text:span text:style-name="T61"> </text:span></text:span><text:span text:style-name="instancename"><text:span text:style-name="T65">podstawienie </text:span></text:span><text:span text:style-name="instancename"><text:span text:style-name="T66">ch1</text:span></text:span></text:p>
      <text:p text:style-name="P91"><text:span text:style-name="instancename"><text:span text:style-name="T47">(4</text:span></text:span><text:span text:style-name="instancename"><text:span text:style-name="T48">6</text:span></text:span><text:span text:style-name="instancename"><text:span text:style-name="T47">)</text:span></text:span></text:p>
      <text:p text:style-name="P87"><text:span text:style-name="instancename"><text:span text:style-name="T67">Wzór</text:span></text:span><text:span text:style-name="instancename"><text:span text:style-name="T61"> </text:span></text:span><text:span text:style-name="instancename"><text:span text:style-name="T65">podstawienie </text:span></text:span><text:span text:style-name="instancename"><text:span text:style-name="T66">cL</text:span></text:span></text:p>
      <text:p text:style-name="P91"><text:span text:style-name="instancename"><text:span text:style-name="T47">(4</text:span></text:span><text:span text:style-name="instancename"><text:span text:style-name="T48">7</text:span></text:span><text:span text:style-name="instancename"><text:span text:style-name="T47">)</text:span></text:span></text:p>
      <text:p text:style-name="P87"><text:span text:style-name="instancename"><text:span text:style-name="T67">Wzór</text:span></text:span><text:span text:style-name="instancename"><text:span text:style-name="T61"> </text:span></text:span><text:span text:style-name="instancename"><text:span text:style-name="T65">podstawienie </text:span></text:span><text:span text:style-name="instancename"><text:span text:style-name="T66">c Tr1</text:span></text:span></text:p>
      <text:p text:style-name="P91"><text:span text:style-name="instancename"><text:span text:style-name="T47">(4</text:span></text:span><text:span text:style-name="instancename"><text:span text:style-name="T48">8</text:span></text:span><text:span text:style-name="instancename"><text:span text:style-name="T47">)</text:span></text:span></text:p>
      <text:p text:style-name="P87"><text:span text:style-name="instancename"><text:span text:style-name="T67">Wzór</text:span></text:span><text:span text:style-name="instancename"><text:span text:style-name="T61"> </text:span></text:span><text:span text:style-name="instancename"><text:span text:style-name="T65">podstawienie </text:span></text:span><text:span text:style-name="instancename"><text:span text:style-name="T66">c Tr2</text:span></text:span><text:span text:style-name="instancename"><text:span text:style-name="T65"> </text:span></text:span></text:p>
      <text:p text:style-name="P91"><text:span text:style-name="instancename"><text:span text:style-name="T47">(4</text:span></text:span><text:span text:style-name="instancename"><text:span text:style-name="T48">9</text:span></text:span><text:span text:style-name="instancename"><text:span text:style-name="T47">)</text:span></text:span></text:p>
      <text:p text:style-name="P77"><text:span text:style-name="instancename"><text:span text:style-name="T59">Trzeba w</text:span></text:span><text:span text:style-name="instancename"><text:span text:style-name="T60">yznaczyć złożoną niepewność standardową, wyznaczonej wartości współczynnika przewodnictwa cieplnego korzystając ze wzoru:</text:span></text:span></text:p>
      <text:p text:style-name="P77"><text:span text:style-name="instancename"><text:span text:style-name="T16"/></text:span></text:p>
      <text:p text:style-name="P82"><text:span text:style-name="instancename"><text:span text:style-name="T60"><draw:frame draw:style-name="fr1" draw:name="Obiekt13" text:anchor-type="as-char" svg:y="-0.437cm" svg:width="16.044cm" svg:height="0.591cm" draw:z-index="12"><draw:object xlink:href="./Object 13" xlink:type="simple" xlink:show="embed" xlink:actuate="onLoad"/><draw:image xlink:href="./ObjectReplacements/Object 13" xlink:type="simple" xlink:show="embed" xlink:actuate="onLoad"/></draw:frame></text:span></text:span></text:p>
      <text:p text:style-name="P91"><text:span text:style-name="instancename"><text:span text:style-name="T47">(</text:span></text:span><text:span text:style-name="instancename"><text:span text:style-name="T48">50</text:span></text:span><text:span text:style-name="instancename"><text:span text:style-name="T47">)</text:span></text:span></text:p>
      <text:p text:style-name="P80"><text:span text:style-name="instancename"><text:span text:style-name="T43">Warto obliczyć</text:span></text:span><text:span text:style-name="instancename"><text:span text:style-name="T44"> iloczyn modu</text:span></text:span><text:span text:style-name="instancename"><text:span text:style-name="T45">ł</text:span></text:span><text:span text:style-name="instancename"><text:span text:style-name="T44">u wspó</text:span></text:span><text:span text:style-name="instancename"><text:span text:style-name="T45">ł</text:span></text:span><text:span text:style-name="instancename"><text:span text:style-name="T44">czynnika wra</text:span></text:span><text:span text:style-name="instancename"><text:span text:style-name="T45">ż</text:span></text:span><text:span text:style-name="instancename"><text:span text:style-name="T44">liwo</text:span></text:span><text:span text:style-name="instancename"><text:span text:style-name="T45">ś</text:span></text:span><text:span text:style-name="instancename"><text:span text:style-name="T44">ci i niepewno</text:span></text:span><text:span text:style-name="instancename"><text:span text:style-name="T45">ś</text:span></text:span><text:span text:style-name="instancename"><text:span text:style-name="T44">ci </text:span></text:span><text:span text:style-name="instancename"><text:span text:style-name="T44"><draw:frame draw:style-name="fr2" draw:name="Obiekt38" text:anchor-type="as-char" svg:y="-0.386cm" svg:width="1.91cm" svg:height="0.54cm" draw:z-index="37"><draw:object xlink:href="./Object 38" xlink:type="simple" xlink:show="embed" xlink:actuate="onLoad"/><draw:image xlink:href="./ObjectReplacements/Object 38" xlink:type="simple" xlink:show="embed" xlink:actuate="onLoad"/><svg:desc>formuła</svg:desc></draw:frame></text:span></text:span><text:span text:style-name="instancename"><text:span text:style-name="T44"><text:s/>to inaczej udzia</text:span></text:span><text:span text:style-name="instancename"><text:span text:style-name="T45">ł </text:span></text:span><text:span text:style-name="instancename"><text:span text:style-name="T44">niepewno</text:span></text:span><text:span text:style-name="instancename"><text:span text:style-name="T45">ś</text:span></text:span><text:span text:style-name="instancename"><text:span text:style-name="T44">ci.</text:span></text:span><text:span text:style-name="instancename"><text:span text:style-name="T39"> </text:span></text:span><text:span text:style-name="instancename"><text:span text:style-name="T43">Wyniki zostały zapisane do tabeli 6.</text:span></text:span></text:p>
      <text:p text:style-name="P80"><text:span text:style-name="instancename"><text:span text:style-name="T43"/></text:span></text:p>
      <text:p text:style-name="P85"><text:span text:style-name="instancename"><text:span text:style-name="T53">tabela6 </text:span></text:span><text:span text:style-name="instancename"><text:span text:style-name="T50">Zbiorcze wyniki dotycz</text:span></text:span><text:span text:style-name="instancename"><text:span text:style-name="T51">ą</text:span></text:span><text:span text:style-name="instancename"><text:span text:style-name="T50">ce warto</text:span></text:span><text:span text:style-name="instancename"><text:span text:style-name="T51">ś</text:span></text:span><text:span text:style-name="instancename"><text:span text:style-name="T50">ci niepewno</text:span></text:span><text:span text:style-name="instancename"><text:span text:style-name="T51">ś</text:span></text:span><text:span text:style-name="instancename"><text:span text:style-name="T50">ci pomiarowych.</text:span></text:span></text:p>
      <text:p text:style-name="P59"><text:span text:style-name="instancename"><text:span text:style-name="T13"/></text:span></text:p>
      <text:p text:style-name="P105">Korzysta<text:span text:style-name="T102">ją</text:span>c z wyznaczonych udzia<text:span text:style-name="T102">ł</text:span>ów niepewno<text:span text:style-name="T102">ś</text:span>ci (patrz Tabela <text:span text:style-name="T103">6</text:span>) <text:span text:style-name="T106">i wzoru (50) </text:span>otrzymujemy: </text:p>
      <text:p text:style-name="P97"/>
      <text:p text:style-name="P98">wzór<text:span text:style-name="T106">51</text:span> <text:span text:style-name="instancename"><text:span text:style-name="T64">złożoną niepewność standardową, wyznaczonej wartości współczynnika przewodnictwa cieplnego</text:span></text:span></text:p>
      <text:p text:style-name="P91"><text:span text:style-name="instancename"><text:span text:style-name="T47">(</text:span></text:span><text:span text:style-name="instancename"><text:span text:style-name="T48">5</text:span></text:span><text:span text:style-name="instancename"><text:span text:style-name="T47">1)</text:span></text:span></text:p>
      <text:p text:style-name="P99"><text:span text:style-name="instancename"><text:span text:style-name="T55">W celu porównania otrzymanej g</text:span></text:span><text:span text:style-name="instancename"><text:span text:style-name="T56">ę</text:span></text:span><text:span text:style-name="instancename"><text:span text:style-name="T55">sto</text:span></text:span><text:span text:style-name="instancename"><text:span text:style-name="T56">ś</text:span></text:span><text:span text:style-name="instancename"><text:span text:style-name="T55">ci z wart</text:span></text:span><text:span text:style-name="instancename"><text:span text:style-name="T56">ością</text:span></text:span><text:span text:style-name="instancename"><text:span text:style-name="T55"> tablicow</text:span></text:span><text:span text:style-name="instancename"><text:span text:style-name="T56">ą</text:span></text:span><text:span text:style-name="instancename"><text:span text:style-name="T55"> wyznaczono niepewno</text:span></text:span><text:span text:style-name="instancename"><text:span text:style-name="T56">ść </text:span></text:span><text:span text:style-name="instancename"><text:span text:style-name="T55">rozszerzon</text:span></text:span><text:span text:style-name="instancename"><text:span text:style-name="T56">ą</text:span></text:span><text:span text:style-name="instancename"><text:span text:style-name="T55"> </text:span></text:span><text:span text:style-name="instancename"><text:span text:style-name="T55"><draw:frame draw:style-name="fr1" draw:name="Obiekt39" text:anchor-type="as-char" svg:y="-0.386cm" svg:width="1.178cm" svg:height="0.506cm" draw:z-index="38"><draw:object xlink:href="./Object 39" xlink:type="simple" xlink:show="embed" xlink:actuate="onLoad"/><draw:image xlink:href="./ObjectReplacements/Object 39" xlink:type="simple" xlink:show="embed" xlink:actuate="onLoad"/></draw:frame></text:span></text:span><text:span text:style-name="instancename"><text:span text:style-name="T55">:</text:span></text:span></text:p>
      <text:p text:style-name="P99"><text:span text:style-name="instancename"><text:span text:style-name="T26"/></text:span></text:p>
      <text:p text:style-name="P101"><text:span text:style-name="instancename"><text:span text:style-name="T55"><draw:frame draw:style-name="fr1" draw:name="Obiekt40" text:anchor-type="as-char" svg:y="-0.386cm" svg:width="3.067cm" svg:height="0.54cm" draw:z-index="39"><draw:object xlink:href="./Object 40" xlink:type="simple" xlink:show="embed" xlink:actuate="onLoad"/><draw:image xlink:href="./ObjectReplacements/Object 40" xlink:type="simple" xlink:show="embed" xlink:actuate="onLoad"/></draw:frame></text:span></text:span></text:p>
      <text:p text:style-name="P91"><text:span text:style-name="instancename"><text:span text:style-name="T27">(</text:span></text:span><text:span text:style-name="instancename"><text:span text:style-name="T48">52</text:span></text:span><text:span text:style-name="instancename"><text:span text:style-name="T27">)</text:span></text:span></text:p>
      <text:p text:style-name="P100"><text:soft-page-break/><text:span text:style-name="instancename"><text:span text:style-name="T55">gdzie k jest wspó</text:span></text:span><text:span text:style-name="instancename"><text:span text:style-name="T56">ł</text:span></text:span><text:span text:style-name="instancename"><text:span text:style-name="T55">czynnikiem rozszerzenia. Dla k = 2 otrzymano ...</text:span></text:span></text:p>
      <text:p text:style-name="P100"><text:span text:style-name="instancename"><text:span text:style-name="T57"/></text:span></text:p>
      <text:p text:style-name="P88"><text:span text:style-name="instancename"><text:span text:style-name="T68">Wzór</text:span></text:span><text:span text:style-name="instancename"><text:span text:style-name="T70"> </text:span></text:span><text:span text:style-name="instancename"><text:span text:style-name="T61">podstawienie </text:span></text:span><text:span text:style-name="instancename"><text:span text:style-name="T63">U(lambda)</text:span></text:span></text:p>
      <text:p text:style-name="P91"><text:span text:style-name="instancename"><text:span text:style-name="T47">(</text:span></text:span><text:span text:style-name="instancename"><text:span text:style-name="T48">53</text:span></text:span><text:span text:style-name="instancename"><text:span text:style-name="T47">)</text:span></text:span></text:p>
      <text:p text:style-name="P100"><text:span text:style-name="instancename"><text:span text:style-name="T52">/*</text:span></text:span><text:span text:style-name="instancename"><text:span text:style-name="T54">Wyniiki – wartosc wspolczynika oraz niepewnosci (do uzupełnienia po wykonaniu pomiarów)</text:span></text:span><text:span text:style-name="instancename"><text:span text:style-name="T52">*/</text:span></text:span></text:p>
      <text:p text:style-name="P59"><text:span text:style-name="instancename"><text:span text:style-name="T19"/></text:span></text:p>
      <text:p text:style-name="P100"><text:span text:style-name="instancename"><text:span text:style-name="T55">Ko</text:span></text:span><text:span text:style-name="instancename"><text:span text:style-name="T56">ń</text:span></text:span><text:span text:style-name="instancename"><text:span text:style-name="T55">cowe zapisy wyników pomiarów </text:span></text:span><text:span text:style-name="instancename"><text:span text:style-name="T69">współczynnika przewodnictwa cieplnego gipsu</text:span></text:span><text:span text:style-name="instancename"><text:span text:style-name="T55"> to:</text:span></text:span></text:p>
      <text:p text:style-name="P100"><text:span text:style-name="instancename"><text:span text:style-name="T55"/></text:span></text:p>
      <text:p text:style-name="P102"><text:span text:style-name="instancename"><text:span text:style-name="T57">...</text:span></text:span><text:span text:style-name="instancename"><text:span text:style-name="T58">Wyniki...</text:span></text:span><text:span text:style-name="instancename"><text:span text:style-name="T46">(do uzupełnienia po wykonaniu pomiarów)</text:span></text:span></text:p>
      <text:p text:style-name="P59"><text:span text:style-name="instancename"><text:span text:style-name="T19"/></text:span></text:p>
      <text:p text:style-name="P107"><text:span text:style-name="instancename"><text:span text:style-name="T19">W Tabeli </text:span></text:span><text:span text:style-name="instancename"><text:span text:style-name="T22">7</text:span></text:span><text:span text:style-name="instancename"><text:span text:style-name="T19"> znajduje si</text:span></text:span><text:span text:style-name="instancename"><text:span text:style-name="T21">ę </text:span></text:span><text:span text:style-name="instancename"><text:span text:style-name="T19">porównanie wyznaczonej warto</text:span></text:span><text:span text:style-name="instancename"><text:span text:style-name="T21">ś</text:span></text:span><text:span text:style-name="instancename"><text:span text:style-name="T19">ci </text:span></text:span><text:span text:style-name="instancename"><text:span text:style-name="T17">współczynnika przewodnictwa cieplnego gipsu </text:span></text:span><text:span text:style-name="instancename"><text:span text:style-name="T19">z warto</text:span></text:span><text:span text:style-name="instancename"><text:span text:style-name="T21">ś</text:span></text:span><text:span text:style-name="instancename"><text:span text:style-name="T19">ciami odczytanymi w tabelach.</text:span></text:span></text:p>
      <text:p text:style-name="P107"><text:span text:style-name="instancename"><text:span text:style-name="T19"/></text:span></text:p>
      <text:p text:style-name="P108"><text:span text:style-name="instancename"><text:span text:style-name="T29">Tabela7 </text:span></text:span><text:span text:style-name="instancename"><text:span text:style-name="T33">porównanie wyznaczonej warto</text:span></text:span><text:span text:style-name="instancename"><text:span text:style-name="T35">ś</text:span></text:span><text:span text:style-name="instancename"><text:span text:style-name="T33">ci </text:span></text:span><text:span text:style-name="instancename"><text:span text:style-name="T18">współczynnika przewodnictwa cieplnego gipsu </text:span></text:span><text:span text:style-name="instancename"><text:span text:style-name="T33">z warto</text:span></text:span><text:span text:style-name="instancename"><text:span text:style-name="T35">ś</text:span></text:span><text:span text:style-name="instancename"><text:span text:style-name="T33">ciami odczytanymi w tabelach.</text:span></text:span><text:span text:style-name="instancename"><text:span text:style-name="T36"> <text:s text:c="2"/></text:span></text:span></text:p>
      <text:p text:style-name="P59"><text:span text:style-name="instancename"><text:span text:style-name="T19"/></text:span></text:p>
      <text:p text:style-name="P52">4. Wnioski</text:p>
      <text:p text:style-name="P52"/>
      <text:p text:style-name="P69">/* <text:span text:style-name="T104">Do zrobienia po wykonaniu pomiarów!!! </text:span>*/</text:p>
      <text:p text:style-name="P52"/>
      <text:p text:style-name="P52"/>
      <text:p text:style-name="P53">5. Literatura</text:p>
      <text:p text:style-name="P55"/>
      <text:list xml:id="list2764933472" text:style-name="L1">
        <text:list-item>
          <text:p text:style-name="P67"><text:span text:style-name="T85">Ł. Piskorski: </text:span><text:span text:style-name="T86">Wyznaczanie niepewności pomiarów</text:span>, <text:span text:style-name="T92">skrypt PŁ</text:span>, <text:span text:style-name="T92">2022</text:span></text:p>
        </text:list-item>
        <text:list-item>
          <text:p text:style-name="P70"><text:a xlink:type="simple" xlink:href="../T-08%20Wyznaczenie%20współczynnika%20przewodnictwa%20cieplnego%20gipsu.pdf" text:style-name="Internet_20_link" text:visited-style-name="Visited_20_Internet_20_Link">T-08 Wyznaczenie współczynnika przewodnictwa cieplnego gipsu.pdf</text:a><text:span text:style-name="T77"> </text:span></text:p>
        </text:list-item>
        <text:list-item>
          <text:p text:style-name="P70"><text:a xlink:type="simple" xlink:href="../T-08%20Materiały%20dodatkowe%20-%20Wyprowadzenie%20wzoru.pdf" text:style-name="Internet_20_link" text:visited-style-name="Visited_20_Internet_20_Link">T-08 Materiały dodatkowe - Wyprowadzenie wzoru.pdf</text:a><text:span text:style-name="T77"> </text:span></text:p>
        </text:list-item>
      </text:list>
      <text:p text:style-name="P68"/>
      <text:p text:style-name="P68"/>
      <text:p text:style-name="P56"><text:span text:style-name="T93">/* </text:span><text:span text:style-name="T95">BRUDNOPIS <text:s text:c="41"/></text:span><text:span text:style-name="T90">potem usunąć</text:span></text:p>
      <text:p text:style-name="P72"/>
      <text:p text:style-name="P57"><text:span text:style-name="T96">7</text:span><text:span text:style-name="T95"> </text:span><text:span text:style-name="T94">tabel</text:span><text:span text:style-name="T93"> </text:span><text:span text:style-name="T97">(pamiętajmy o „objaśnieniach” do tabel)</text:span><text:span text:style-name="T93">, </text:span><text:span text:style-name="T94">1 wykres</text:span><text:span text:style-name="T93"> T(t) </text:span><text:span text:style-name="T98">z niepewnościami pomiarowymi (patrz Wskazówki do raportu punkt 6)</text:span><text:span text:style-name="T93">, </text:span><text:span text:style-name="T94">1 rysunek</text:span><text:span text:style-name="T93">, </text:span><text:span text:style-name="T94">x wzorów</text:span></text:p>
      <text:p text:style-name="P73"/>
      <text:p text:style-name="P72"/>
      <text:p text:style-name="P71">*/</text:p>
      <text:p text:style-name="P71"/>
      <text:p text:style-name="P72">/* <text:span text:style-name="T104">dodać zdjecie/a kartki z pomiarami na końcu pracy */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pl" fo:country="PL" style:font-name-asian="Verdana1" style:font-family-asian="Verdana" style:font-family-generic-asian="system" style:font-pitch-asian="variable" style:font-size-asian="10pt" style:language-asian="pl" style:country-asian="PL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style:contextual-spacing="false"/>
      <style:text-properties fo:color="#000000" loext:opacity="100%" style:font-name="Verdana" fo:font-family="Verdana" style:font-family-generic="roman" style:font-pitch="variable" fo:font-size="8pt" style:font-size-asian="8pt" style:font-size-complex="8pt"/>
    </style:style>
    <style:style style:name="Body_20_Text_20_2" style:display-name="Body Text 2" style:family="paragraph" style:parent-style-name="Standard" style:default-outline-level="">
      <style:text-properties fo:color="#000000" loext:opacity="100%"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5.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Heading_20_1" style:display-name="Heading 1" style:family="paragraph" style:parent-style-name="Heading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color="#000000" loext:opacity="100%" style:font-name="Tahoma" fo:font-family="Tahoma" style:font-family-generic="roman" style:font-pitch="variable" fo:font-size="5.5pt" fo:font-weight="bold" style:font-size-asian="5.5pt" style:font-weight-asian="bold" style:font-name-complex="Tahoma1" style:font-family-complex="Tahoma" style:font-family-generic-complex="system" style:font-pitch-complex="variable" style:font-size-complex="5.5pt" style:font-weight-complex="bold"/>
    </style:style>
    <style:style style:name="Tekst_20_podstawowy_20_2_20_Znak" style:display-name="Tekst podstawowy 2 Znak" style:family="text" style:parent-style-name="Default_20_Paragraph_20_Font">
      <style:text-properties fo:color="#000000" loext:opacity="100%" style:font-name="Tahoma" fo:font-family="Tahoma" style:font-family-generic="roman" style:font-pitch="variable" fo:font-size="5.5pt" style:font-size-asian="5.5pt" style:font-name-complex="Tahoma1" style:font-family-complex="Tahoma" style:font-family-generic-complex="system" style:font-pitch-complex="variable" style:font-size-complex="5.5pt"/>
    </style:style>
    <style:style style:name="Nagłówek_20_Znak" style:display-name="Nagłówek Znak" style:family="text" style:parent-style-name="Default_20_Paragraph_20_Font"/>
    <style:style style:name="instancename" style:family="text" style:parent-style-name="Default_20_Paragraph_20_Fon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4T13:21:15.631000000</meta:creation-date>
    <meta:generator>LibreOffice/7.2.2.2$Windows_X86_64 LibreOffice_project/02b2acce88a210515b4a5bb2e46cbfb63fe97d56</meta:generator>
    <dc:date>2022-03-25T12:42:29.334000000</dc:date>
    <meta:editing-duration>PT3H39M55S</meta:editing-duration>
    <meta:editing-cycles>13</meta:editing-cycles>
    <meta:document-statistic meta:table-count="1" meta:image-count="0" meta:object-count="40" meta:page-count="8" meta:paragraph-count="201" meta:word-count="1121" meta:character-count="8336" meta:non-whitespace-character-count="7286"/>
  </office:meta>
</office:document-meta>
</file>

<file path=Object 1/content.xml><?xml version="1.0" encoding="utf-8"?>
<math xmlns="http://www.w3.org/1998/Math/MathML" display="block">
  <semantics>
    <mi>λ</mi>
    <annotation encoding="StarMath 5.0">%ilambda </annotation>
  </semantics>
</math>
</file>

<file path=Object 10/content.xml><?xml version="1.0" encoding="utf-8"?>
<math xmlns="http://www.w3.org/1998/Math/MathML" display="block">
  <semantics>
    <mrow>
      <msub>
        <mi mathvariant="normal">u</mi>
        <mi>A</mi>
      </msub>
      <mrow>
        <mrow>
          <mo fence="true" form="prefix" stretchy="false">(</mo>
          <mrow>
            <msub>
              <mi>T</mi>
              <mrow>
                <mi>r</mi>
                <mn>2</mn>
              </mrow>
            </msub>
          </mrow>
          <mo fence="true" form="postfix" stretchy="false">)</mo>
        </mrow>
        <mo stretchy="false">=</mo>
        <msqrt>
          <mrow>
            <mfrac>
              <mn>1</mn>
              <mrow>
                <msub>
                  <mi>n</mi>
                  <mn>2</mn>
                </msub>
                <mo stretchy="false">⋅</mo>
                <mrow>
                  <mo fence="true" form="prefix" stretchy="false">(</mo>
                  <mrow>
                    <mrow>
                      <msub>
                        <mi>n</mi>
                        <mn>2</mn>
                      </msub>
                      <mo stretchy="false">−</mo>
                      <mn>1</mn>
                    </mrow>
                  </mrow>
                  <mo fence="true" form="postfix" stretchy="false">)</mo>
                </mrow>
              </mrow>
            </mfrac>
            <mo stretchy="false">⋅</mo>
            <mrow>
              <munderover>
                <mo stretchy="false">∑</mo>
                <mrow>
                  <mi>i</mi>
                  <mo stretchy="false">=</mo>
                  <mn>1</mn>
                </mrow>
                <msub>
                  <mi>n</mi>
                  <mn>2</mn>
                </msub>
              </munderover>
              <msup>
                <mrow>
                  <mo fence="true" form="prefix" stretchy="false">(</mo>
                  <mrow>
                    <mrow>
                      <msub>
                        <mi>T</mi>
                        <mrow>
                          <mi>r</mi>
                          <mn>2</mn>
                          <mi>,</mi>
                          <mi>i</mi>
                        </mrow>
                      </msub>
                      <mo stretchy="false">−</mo>
                      <mover accent="true">
                        <msub>
                          <mi>T</mi>
                          <mrow>
                            <mi>r</mi>
                            <mn>2</mn>
                          </mrow>
                        </msub>
                        <mo>¯</mo>
                      </mover>
                    </mrow>
                  </mrow>
                  <mo fence="true" form="postfix" stretchy="false">)</mo>
                </mrow>
                <mn>2</mn>
              </msup>
            </mrow>
          </mrow>
        </msqrt>
      </mrow>
    </mrow>
    <annotation encoding="StarMath 5.0">func u_A(T_r2) = sqrt{ {1} over {n_2 cdot (n_2 -1)}  cdot sum from{ i = 1 } to{n_2} (T_{r2,i} - overline { T_r2 } )^2  }</annotation>
  </semantics>
</math>
</file>

<file path=Object 1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2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13/content.xml><?xml version="1.0" encoding="utf-8"?>
<math xmlns="http://www.w3.org/1998/Math/MathML" display="block">
  <semantics>
    <mrow>
      <msubsup>
        <mi>u</mi>
        <mi>c</mi>
        <mn>2</mn>
      </msubsup>
      <mrow>
        <mrow>
          <mo fence="true" form="prefix" stretchy="false">(</mo>
          <mrow>
            <mi>λ</mi>
          </mrow>
          <mo fence="true" form="postfix" stretchy="false">)</mo>
        </mrow>
        <mo stretchy="false">=</mo>
        <msubsup>
          <mi>c</mi>
          <mi>U</mi>
          <mn>2</mn>
        </msubsup>
      </mrow>
      <msup>
        <mi>u</mi>
        <mn>2</mn>
      </msup>
      <mrow>
        <mrow>
          <mo fence="true" form="prefix" stretchy="false">(</mo>
          <mrow>
            <mi>U</mi>
          </mrow>
          <mo fence="true" form="postfix" stretchy="false">)</mo>
        </mrow>
        <mo stretchy="false">+</mo>
        <msubsup>
          <mi>c</mi>
          <mi>I</mi>
          <mn>2</mn>
        </msubsup>
      </mrow>
      <msup>
        <mi>u</mi>
        <mn>2</mn>
      </msup>
      <mrow>
        <mrow>
          <mo fence="true" form="prefix" stretchy="false">(</mo>
          <mrow>
            <mi>I</mi>
          </mrow>
          <mo fence="true" form="postfix" stretchy="false">)</mo>
        </mrow>
        <mo stretchy="false">+</mo>
        <msubsup>
          <mi>c</mi>
          <mi>D</mi>
          <mn>2</mn>
        </msubsup>
      </mrow>
      <msup>
        <mi>u</mi>
        <mn>2</mn>
      </msup>
      <mrow>
        <mrow>
          <mo fence="true" form="prefix" stretchy="false">(</mo>
          <mrow>
            <mi>D</mi>
          </mrow>
          <mo fence="true" form="postfix" stretchy="false">)</mo>
        </mrow>
        <mo stretchy="false">+</mo>
        <msubsup>
          <mi>c</mi>
          <mrow>
            <mi>h</mi>
            <mn>2</mn>
          </mrow>
          <mn>2</mn>
        </msubsup>
      </mrow>
      <msup>
        <mi>u</mi>
        <mn>2</mn>
      </msup>
      <mrow>
        <mrow>
          <mo fence="true" form="prefix" stretchy="false">(</mo>
          <mrow>
            <msub>
              <mi>h</mi>
              <mn>2</mn>
            </msub>
          </mrow>
          <mo fence="true" form="postfix" stretchy="false">)</mo>
        </mrow>
        <mo stretchy="false">+</mo>
        <msubsup>
          <mi>c</mi>
          <mrow>
            <mi>h</mi>
            <mn>1</mn>
          </mrow>
          <mn>2</mn>
        </msubsup>
      </mrow>
      <msup>
        <mi>u</mi>
        <mn>2</mn>
      </msup>
      <mrow>
        <mrow>
          <mo fence="true" form="prefix" stretchy="false">(</mo>
          <mrow>
            <msub>
              <mi>h</mi>
              <mn>1</mn>
            </msub>
          </mrow>
          <mo fence="true" form="postfix" stretchy="false">)</mo>
        </mrow>
        <mo stretchy="false">+</mo>
        <msubsup>
          <mi>c</mi>
          <mi>L</mi>
          <mn>2</mn>
        </msubsup>
      </mrow>
      <msup>
        <mi>u</mi>
        <mn>2</mn>
      </msup>
      <mrow>
        <mrow>
          <mo fence="true" form="prefix" stretchy="false">(</mo>
          <mrow>
            <mi>L</mi>
          </mrow>
          <mo fence="true" form="postfix" stretchy="false">)</mo>
        </mrow>
        <mo stretchy="false">+</mo>
        <msubsup>
          <mi>c</mi>
          <mrow>
            <mi mathvariant="italic">Tr</mi>
            <mn>1</mn>
          </mrow>
          <mn>2</mn>
        </msubsup>
      </mrow>
      <msup>
        <mi>u</mi>
        <mn>2</mn>
      </msup>
      <mrow>
        <mrow>
          <mo fence="true" form="prefix" stretchy="false">(</mo>
          <mrow>
            <msub>
              <mi>T</mi>
              <mrow>
                <mi>r</mi>
                <mn>1</mn>
              </mrow>
            </msub>
          </mrow>
          <mo fence="true" form="postfix" stretchy="false">)</mo>
        </mrow>
        <mo stretchy="false">+</mo>
        <msubsup>
          <mi>c</mi>
          <mrow>
            <mi mathvariant="italic">Tr</mi>
            <mn>2</mn>
          </mrow>
          <mn>2</mn>
        </msubsup>
      </mrow>
      <msup>
        <mi>u</mi>
        <mn>2</mn>
      </msup>
      <mrow>
        <mo fence="true" form="prefix" stretchy="false">(</mo>
        <mrow>
          <msub>
            <mi>T</mi>
            <mrow>
              <mi>r</mi>
              <mn>2</mn>
            </mrow>
          </msub>
        </mrow>
        <mo fence="true" form="postfix" stretchy="false">)</mo>
      </mrow>
    </mrow>
    <annotation encoding="StarMath 5.0">u_c^{2} ( %ilambda  ) = c_U^2 u^2 ( U ) + c_I^2 u^2 ( I ) + c_D^2 u^2 ( D ) + c_h2^2 u^2 ( h_2 ) + c_h1^2 u^2 ( h_1 ) + c_L^2 u^2 ( L ) + c_Tr1^2 u^2 ( T_r1 ) + c_Tr2^2 u^2 ( T_r2 )</annotation>
  </semantics>
</math>
</file>

<file path=Object 14/content.xml><?xml version="1.0" encoding="utf-8"?>
<math xmlns="http://www.w3.org/1998/Math/MathML" display="block">
  <semantics>
    <mrow>
      <mi>Δ</mi>
      <msub>
        <mi>p</mi>
        <mi>x</mi>
      </msub>
    </mrow>
    <annotation encoding="StarMath 5.0">%iDELTA p_x</annotation>
  </semantics>
</math>
</file>

<file path=Object 15/content.xml><?xml version="1.0" encoding="utf-8"?>
<math xmlns="http://www.w3.org/1998/Math/MathML" display="block">
  <semantics>
    <mrow>
      <mi>Δ</mi>
      <msub>
        <mi>e</mi>
        <mi>x</mi>
      </msub>
    </mrow>
    <annotation encoding="StarMath 5.0">%iDELTA e_x</annotation>
  </semantics>
</math>
</file>

<file path=Object 16/content.xml><?xml version="1.0" encoding="utf-8"?>
<math xmlns="http://www.w3.org/1998/Math/MathML" display="block">
  <semantics>
    <mrow>
      <msub>
        <mi mathvariant="normal">u</mi>
        <mi>B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qrt>
          <mrow>
            <mfrac>
              <msup>
                <mrow>
                  <mo fence="true" form="prefix" stretchy="false">(</mo>
                  <mrow>
                    <mrow>
                      <msub>
                        <mi>Δ</mi>
                        <mi>p</mi>
                      </msub>
                      <mi>x</mi>
                    </mrow>
                  </mrow>
                  <mo fence="true" form="postfix" stretchy="false">)</mo>
                </mrow>
                <mn>2</mn>
              </msup>
              <mn>3</mn>
            </mfrac>
            <mo stretchy="false">+</mo>
            <mfrac>
              <msup>
                <mrow>
                  <mo fence="true" form="prefix" stretchy="false">(</mo>
                  <mrow>
                    <mrow>
                      <msub>
                        <mi>Δ</mi>
                        <mi>e</mi>
                      </msub>
                      <mi>x</mi>
                    </mrow>
                  </mrow>
                  <mo fence="true" form="postfix" stretchy="false">)</mo>
                </mrow>
                <mn>2</mn>
              </msup>
              <mn>3</mn>
            </mfrac>
          </mrow>
        </msqrt>
      </mrow>
    </mrow>
    <annotation encoding="StarMath 5.0">func u_B(x) = sqrt{ { (%iDELTA_p x)^{2} } over {3} + { (%iDELTA_e x)^{2}  } over {3} }  </annotation>
  </semantics>
</math>
</file>

<file path=Object 17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sub>
          <mi mathvariant="normal">u</mi>
          <mi>B</mi>
        </msub>
      </mrow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sqrt>
          <mrow>
            <mfrac>
              <msup>
                <mrow>
                  <mo fence="true" form="prefix" stretchy="false">(</mo>
                  <mrow>
                    <mrow>
                      <msub>
                        <mi>Δ</mi>
                        <mi>p</mi>
                      </msub>
                      <mi>U</mi>
                    </mrow>
                  </mrow>
                  <mo fence="true" form="postfix" stretchy="false">)</mo>
                </mrow>
                <mn>2</mn>
              </msup>
              <mn>3</mn>
            </mfrac>
            <mo stretchy="false">+</mo>
            <mfrac>
              <msup>
                <mrow>
                  <mo fence="true" form="prefix" stretchy="false">(</mo>
                  <mrow>
                    <mrow>
                      <msub>
                        <mi>Δ</mi>
                        <mi>e</mi>
                      </msub>
                      <mi>U</mi>
                    </mrow>
                  </mrow>
                  <mo fence="true" form="postfix" stretchy="false">)</mo>
                </mrow>
                <mn>2</mn>
              </msup>
              <mn>3</mn>
            </mfrac>
          </mrow>
        </msqrt>
      </mrow>
    </mrow>
    <annotation encoding="StarMath 5.0">u(U) = func u_B(U) = sqrt{ { (%iDELTA_p U)^{2} } over {3} + { (%iDELTA_e U)^{2}  } over {3} }  </annotation>
  </semantics>
</math>
</file>

<file path=Object 18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sub>
          <mi mathvariant="normal">u</mi>
          <mi>B</mi>
        </msub>
      </mrow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sqrt>
          <mrow>
            <mfrac>
              <msup>
                <mrow>
                  <mo fence="true" form="prefix" stretchy="false">(</mo>
                  <mrow>
                    <mrow>
                      <msub>
                        <mi>Δ</mi>
                        <mi>p</mi>
                      </msub>
                      <mi>I</mi>
                    </mrow>
                  </mrow>
                  <mo fence="true" form="postfix" stretchy="false">)</mo>
                </mrow>
                <mn>2</mn>
              </msup>
              <mn>3</mn>
            </mfrac>
            <mo stretchy="false">+</mo>
            <mfrac>
              <msup>
                <mrow>
                  <mo fence="true" form="prefix" stretchy="false">(</mo>
                  <mrow>
                    <mrow>
                      <msub>
                        <mi>Δ</mi>
                        <mi>e</mi>
                      </msub>
                      <mi>I</mi>
                    </mrow>
                  </mrow>
                  <mo fence="true" form="postfix" stretchy="false">)</mo>
                </mrow>
                <mn>2</mn>
              </msup>
              <mn>3</mn>
            </mfrac>
          </mrow>
        </msqrt>
      </mrow>
    </mrow>
    <annotation encoding="StarMath 5.0">u(I) = func u_B(I) = sqrt{ { (%iDELTA_p I)^{2} } over {3} + { (%iDELTA_e I)^{2}  } over {3} }  </annotation>
  </semantics>
</math>
</file>

<file path=Object 19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i>D</mi>
          </mrow>
          <mo fence="true" form="postfix" stretchy="false">)</mo>
        </mrow>
        <mo stretchy="false">=</mo>
        <msub>
          <mi mathvariant="normal">u</mi>
          <mi>B</mi>
        </msub>
      </mrow>
      <mrow>
        <mrow>
          <mo fence="true" form="prefix" stretchy="false">(</mo>
          <mrow>
            <mi>D</mi>
          </mrow>
          <mo fence="true" form="postfix" stretchy="false">)</mo>
        </mrow>
        <mo stretchy="false">=</mo>
        <msqrt>
          <mfrac>
            <msup>
              <mrow>
                <mo fence="true" form="prefix" stretchy="false">(</mo>
                <mrow>
                  <mrow>
                    <msub>
                      <mi>Δ</mi>
                      <mi>t</mi>
                    </msub>
                    <mi>D</mi>
                  </mrow>
                </mrow>
                <mo fence="true" form="postfix" stretchy="false">)</mo>
              </mrow>
              <mn>2</mn>
            </msup>
            <mn>3</mn>
          </mfrac>
        </msqrt>
      </mrow>
    </mrow>
    <annotation encoding="StarMath 5.0">u(D) = func u_B(D) = sqrt{ { (%iDELTA_t D)^{2} } over {3} } </annotation>
  </semantics>
</math>
</file>

<file path=Object 2/content.xml><?xml version="1.0" encoding="utf-8"?>
<math xmlns="http://www.w3.org/1998/Math/MathML" display="block">
  <semantics>
    <mrow>
      <mi>P</mi>
      <mo stretchy="false">=</mo>
      <mrow>
        <mi>U</mi>
        <mo stretchy="false">×</mo>
        <mi>I</mi>
      </mrow>
    </mrow>
    <annotation encoding="StarMath 5.0">P = U times I</annotation>
  </semantics>
</math>
</file>

<file path=Object 20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u</mi>
          <mi>B</mi>
        </msub>
      </mrow>
      <mrow>
        <mo fence="true" form="prefix" stretchy="false">(</mo>
        <mrow>
          <mi>x</mi>
        </mrow>
        <mo fence="true" form="postfix" stretchy="false">)</mo>
      </mrow>
    </mrow>
    <annotation encoding="StarMath 5.0">u( x ) = u_B ( x )</annotation>
  </semantics>
</math>
</file>

<file path=Object 21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i>h</mi>
          </mrow>
          <mo fence="true" form="postfix" stretchy="false">)</mo>
        </mrow>
        <mo stretchy="false">=</mo>
        <msub>
          <mi mathvariant="normal">u</mi>
          <mi>B</mi>
        </msub>
      </mrow>
      <mrow>
        <mrow>
          <mo fence="true" form="prefix" stretchy="false">(</mo>
          <mrow>
            <mi>h</mi>
          </mrow>
          <mo fence="true" form="postfix" stretchy="false">)</mo>
        </mrow>
        <mo stretchy="false">=</mo>
        <msqrt>
          <mfrac>
            <msup>
              <mrow>
                <mo fence="true" form="prefix" stretchy="false">(</mo>
                <mrow>
                  <mrow>
                    <msub>
                      <mi>Δ</mi>
                      <mi>t</mi>
                    </msub>
                    <mi>h</mi>
                  </mrow>
                </mrow>
                <mo fence="true" form="postfix" stretchy="false">)</mo>
              </mrow>
              <mn>2</mn>
            </msup>
            <mn>3</mn>
          </mfrac>
        </msqrt>
      </mrow>
    </mrow>
    <annotation encoding="StarMath 5.0">u(h) = func u_B(h) = sqrt{ { (%iDELTA_t h)^{2} } over {3} } </annotation>
  </semantics>
</math>
</file>

<file path=Object 22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i>L</mi>
          </mrow>
          <mo fence="true" form="postfix" stretchy="false">)</mo>
        </mrow>
        <mo stretchy="false">=</mo>
        <msub>
          <mi mathvariant="normal">u</mi>
          <mi>B</mi>
        </msub>
      </mrow>
      <mrow>
        <mrow>
          <mo fence="true" form="prefix" stretchy="false">(</mo>
          <mrow>
            <mi>L</mi>
          </mrow>
          <mo fence="true" form="postfix" stretchy="false">)</mo>
        </mrow>
        <mo stretchy="false">=</mo>
        <msqrt>
          <mfrac>
            <msup>
              <mrow>
                <mo fence="true" form="prefix" stretchy="false">(</mo>
                <mrow>
                  <mrow>
                    <msub>
                      <mi>Δ</mi>
                      <mi>t</mi>
                    </msub>
                    <mi>L</mi>
                  </mrow>
                </mrow>
                <mo fence="true" form="postfix" stretchy="false">)</mo>
              </mrow>
              <mn>2</mn>
            </msup>
            <mn>3</mn>
          </mfrac>
        </msqrt>
      </mrow>
    </mrow>
    <annotation encoding="StarMath 5.0">u(L) = func u_B(L) = sqrt{ { (%iDELTA_t L)^{2} } over {3} } </annotation>
  </semantics>
</math>
</file>

<file path=Object 23/content.xml><?xml version="1.0" encoding="utf-8"?>
<math xmlns="http://www.w3.org/1998/Math/MathML" display="block">
  <semantics>
    <mrow>
      <msub>
        <mi mathvariant="normal">u</mi>
        <mi>B</mi>
      </msub>
      <mrow>
        <mrow>
          <mo fence="true" form="prefix" stretchy="false">(</mo>
          <mrow>
            <msub>
              <mi>T</mi>
              <mrow>
                <mi>r</mi>
                <mn>1</mn>
              </mrow>
            </msub>
          </mrow>
          <mo fence="true" form="postfix" stretchy="false">)</mo>
        </mrow>
        <mo stretchy="false">=</mo>
        <msqrt>
          <mrow>
            <mfrac>
              <msup>
                <mrow>
                  <mo fence="true" form="prefix" stretchy="false">(</mo>
                  <mrow>
                    <mrow>
                      <msub>
                        <mi>Δ</mi>
                        <mi>p</mi>
                      </msub>
                      <msub>
                        <mi>T</mi>
                        <mrow>
                          <mi>r</mi>
                          <mn>1</mn>
                        </mrow>
                      </msub>
                    </mrow>
                  </mrow>
                  <mo fence="true" form="postfix" stretchy="false">)</mo>
                </mrow>
                <mn>2</mn>
              </msup>
              <mn>3</mn>
            </mfrac>
            <mo stretchy="false">+</mo>
            <mfrac>
              <msup>
                <mrow>
                  <mo fence="true" form="prefix" stretchy="false">(</mo>
                  <mrow>
                    <mrow>
                      <msub>
                        <mi>Δ</mi>
                        <mi>e</mi>
                      </msub>
                      <msub>
                        <mi>T</mi>
                        <mrow>
                          <mi>r</mi>
                          <mn>1</mn>
                        </mrow>
                      </msub>
                    </mrow>
                  </mrow>
                  <mo fence="true" form="postfix" stretchy="false">)</mo>
                </mrow>
                <mn>2</mn>
              </msup>
              <mn>3</mn>
            </mfrac>
          </mrow>
        </msqrt>
      </mrow>
    </mrow>
    <annotation encoding="StarMath 5.0">func u_B(T_r1) = sqrt{ { (%iDELTA_p T_r1)^{2} } over {3} + { (%iDELTA_e T_r1)^{2}  } over {3} } </annotation>
  </semantics>
</math>
</file>

<file path=Object 24/content.xml><?xml version="1.0" encoding="utf-8"?>
<math xmlns="http://www.w3.org/1998/Math/MathML" display="block">
  <semantics>
    <mrow>
      <msub>
        <mi mathvariant="normal">u</mi>
        <mi>B</mi>
      </msub>
      <mrow>
        <mrow>
          <mo fence="true" form="prefix" stretchy="false">(</mo>
          <mrow>
            <msub>
              <mi>T</mi>
              <mrow>
                <mi>r</mi>
                <mn>2</mn>
              </mrow>
            </msub>
          </mrow>
          <mo fence="true" form="postfix" stretchy="false">)</mo>
        </mrow>
        <mo stretchy="false">=</mo>
        <msqrt>
          <mrow>
            <mfrac>
              <msup>
                <mrow>
                  <mo fence="true" form="prefix" stretchy="false">(</mo>
                  <mrow>
                    <mrow>
                      <msub>
                        <mi>Δ</mi>
                        <mi>p</mi>
                      </msub>
                      <msub>
                        <mi>T</mi>
                        <mrow>
                          <mi>r</mi>
                          <mn>2</mn>
                        </mrow>
                      </msub>
                    </mrow>
                  </mrow>
                  <mo fence="true" form="postfix" stretchy="false">)</mo>
                </mrow>
                <mn>2</mn>
              </msup>
              <mn>3</mn>
            </mfrac>
            <mo stretchy="false">+</mo>
            <mfrac>
              <msup>
                <mrow>
                  <mo fence="true" form="prefix" stretchy="false">(</mo>
                  <mrow>
                    <mrow>
                      <msub>
                        <mi>Δ</mi>
                        <mi>e</mi>
                      </msub>
                      <msub>
                        <mi>T</mi>
                        <mrow>
                          <mi>r</mi>
                          <mn>2</mn>
                        </mrow>
                      </msub>
                    </mrow>
                  </mrow>
                  <mo fence="true" form="postfix" stretchy="false">)</mo>
                </mrow>
                <mn>2</mn>
              </msup>
              <mn>3</mn>
            </mfrac>
          </mrow>
        </msqrt>
      </mrow>
    </mrow>
    <annotation encoding="StarMath 5.0">func u_B(T_r2) = sqrt{ { (%iDELTA_p T_r2)^{2} } over {3} + { (%iDELTA_e T_r2)^{2}  } over {3} } </annotation>
  </semantics>
</math>
</file>

<file path=Object 25/content.xml><?xml version="1.0" encoding="utf-8"?>
<math xmlns="http://www.w3.org/1998/Math/MathML" display="block">
  <semantics>
    <mrow>
      <msub>
        <mi>T</mi>
        <mrow>
          <mi>r</mi>
          <mn>1</mn>
        </mrow>
      </msub>
      <mi>i</mi>
      <msub>
        <mi>T</mi>
        <mrow>
          <mi>r</mi>
          <mn>2</mn>
        </mrow>
      </msub>
    </mrow>
    <annotation encoding="StarMath 5.0">T_r1 i T_r2</annotation>
  </semantics>
</math>
</file>

<file path=Object 26/content.xml><?xml version="1.0" encoding="utf-8"?>
<math xmlns="http://www.w3.org/1998/Math/MathML" display="block">
  <semantics>
    <mrow>
      <mi mathvariant="normal">u</mi>
      <mrow>
        <mrow>
          <mo fence="true" form="prefix" stretchy="false">(</mo>
          <mrow>
            <msub>
              <mi>T</mi>
              <mrow>
                <mi>r</mi>
                <mn>1</mn>
              </mrow>
            </msub>
          </mrow>
          <mo fence="true" form="postfix" stretchy="false">)</mo>
        </mrow>
        <mo stretchy="false">=</mo>
        <msqrt>
          <mrow>
            <msubsup>
              <mi mathvariant="normal">u</mi>
              <mi>A</mi>
              <mn>2</mn>
            </msubsup>
            <mrow>
              <mrow>
                <mo fence="true" form="prefix" stretchy="false">(</mo>
                <mrow>
                  <msub>
                    <mi>T</mi>
                    <mrow>
                      <mi>r</mi>
                      <mn>1</mn>
                    </mrow>
                  </msub>
                </mrow>
                <mo fence="true" form="postfix" stretchy="false">)</mo>
              </mrow>
              <mo stretchy="false">+</mo>
              <msubsup>
                <mi mathvariant="normal">u</mi>
                <mi>B</mi>
                <mn>2</mn>
              </msubsup>
            </mrow>
            <mrow>
              <mo fence="true" form="prefix" stretchy="false">(</mo>
              <mrow>
                <msub>
                  <mi>T</mi>
                  <mrow>
                    <mi>r</mi>
                    <mn>1</mn>
                  </mrow>
                </msub>
              </mrow>
              <mo fence="true" form="postfix" stretchy="false">)</mo>
            </mrow>
          </mrow>
        </msqrt>
      </mrow>
    </mrow>
    <annotation encoding="StarMath 5.0">func u(T_r1) = sqrt{ func u_A^{2}(T_r1)  + func u_B^{2}(T_r1) }</annotation>
  </semantics>
</math>
</file>

<file path=Object 27/content.xml><?xml version="1.0" encoding="utf-8"?>
<math xmlns="http://www.w3.org/1998/Math/MathML" display="block">
  <semantics>
    <mrow>
      <mi mathvariant="normal">u</mi>
      <mrow>
        <mrow>
          <mo fence="true" form="prefix" stretchy="false">(</mo>
          <mrow>
            <msub>
              <mi>T</mi>
              <mrow>
                <mi>r</mi>
                <mn>2</mn>
              </mrow>
            </msub>
          </mrow>
          <mo fence="true" form="postfix" stretchy="false">)</mo>
        </mrow>
        <mo stretchy="false">=</mo>
        <msqrt>
          <mrow>
            <msubsup>
              <mi mathvariant="normal">u</mi>
              <mi>A</mi>
              <mn>2</mn>
            </msubsup>
            <mrow>
              <mrow>
                <mo fence="true" form="prefix" stretchy="false">(</mo>
                <mrow>
                  <msub>
                    <mi>T</mi>
                    <mrow>
                      <mi>r</mi>
                      <mn>2</mn>
                    </mrow>
                  </msub>
                </mrow>
                <mo fence="true" form="postfix" stretchy="false">)</mo>
              </mrow>
              <mo stretchy="false">+</mo>
              <msubsup>
                <mi mathvariant="normal">u</mi>
                <mi>B</mi>
                <mn>2</mn>
              </msubsup>
            </mrow>
            <mrow>
              <mo fence="true" form="prefix" stretchy="false">(</mo>
              <mrow>
                <msub>
                  <mi>T</mi>
                  <mrow>
                    <mi>r</mi>
                    <mn>2</mn>
                  </mrow>
                </msub>
              </mrow>
              <mo fence="true" form="postfix" stretchy="false">)</mo>
            </mrow>
          </mrow>
        </msqrt>
      </mrow>
    </mrow>
    <annotation encoding="StarMath 5.0">func u(T_r2) = sqrt{ func u_A^{2}(T_r2)  + func u_B^{2}(T_r2) }</annotation>
  </semantics>
</math>
</file>

<file path=Object 28/content.xml><?xml version="1.0" encoding="utf-8"?>
<math xmlns="http://www.w3.org/1998/Math/MathML" display="block">
  <semantics>
    <mrow>
      <mi mathvariant="normal">u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qrt>
          <mrow>
            <msub>
              <mi mathvariant="normal">u</mi>
              <mi>A</mi>
            </msub>
            <mrow>
              <msup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n>2</mn>
              </msup>
              <mo stretchy="false">+</mo>
              <msub>
                <mi mathvariant="normal">u</mi>
                <mi>B</mi>
              </msub>
            </mrow>
            <msup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n>2</mn>
            </msup>
          </mrow>
        </msqrt>
      </mrow>
    </mrow>
    <annotation encoding="StarMath 5.0">func u(x) = sqrt{ func u_A(x)^{2}  + func u_B(x)^{2} } </annotation>
  </semantics>
</math>
</file>

<file path=Object 29/content.xml><?xml version="1.0" encoding="utf-8"?>
<math xmlns="http://www.w3.org/1998/Math/MathML" display="block">
  <semantics>
    <mrow>
      <msub>
        <mi>c</mi>
        <mi>x</mi>
      </msub>
      <mo stretchy="false">=</mo>
      <mrow>
        <munderover>
          <mo stretchy="false">∑</mo>
          <mrow>
            <mi>j</mi>
            <mo stretchy="false">=</mo>
            <mn>1</mn>
          </mrow>
          <mi>k</mi>
        </munderover>
        <mrow>
          <mo fence="true" form="prefix" stretchy="false">(</mo>
          <mrow>
            <mfrac>
              <mrow>
                <mi>δ</mi>
                <mi>ρ</mi>
              </mrow>
              <mrow>
                <mi>δ</mi>
                <mi mathvariant="italic">xj</mi>
              </mrow>
            </mfrac>
          </mrow>
          <mo fence="true" form="postfix" stretchy="false">)</mo>
        </mrow>
      </mrow>
    </mrow>
    <annotation encoding="StarMath 5.0">c_x = { sum from{j=1} to{k}( {{ %idelta %irho} over {%idelta xj}})   } </annotation>
  </semantics>
</math>
</file>

<file path=Object 3/content.xml><?xml version="1.0" encoding="utf-8"?>
<math xmlns="http://www.w3.org/1998/Math/MathML" display="block">
  <semantics>
    <mrow>
      <msub>
        <mi>r</mi>
        <mn>1</mn>
      </msub>
      <mi>i</mi>
      <msub>
        <mi>r</mi>
        <mn>2</mn>
      </msub>
      <mrow>
        <mo fence="true" form="prefix" stretchy="false">(</mo>
        <mrow>
          <mrow>
            <msub>
              <mi>r</mi>
              <mn>1</mn>
            </msub>
            <mo stretchy="false">&lt;</mo>
            <msub>
              <mi>r</mi>
              <mn>2</mn>
            </msub>
          </mrow>
        </mrow>
        <mo fence="true" form="postfix" stretchy="false">)</mo>
      </mrow>
    </mrow>
    <annotation encoding="StarMath 5.0">r_1 i r_2 ( r_1 &lt; r_2 )</annotation>
  </semantics>
</math>
</file>

<file path=Object 30/content.xml><?xml version="1.0" encoding="utf-8"?>
<math xmlns="http://www.w3.org/1998/Math/MathML" display="block">
  <semantics>
    <mrow>
      <msub>
        <mi>c</mi>
        <mi>U</mi>
      </msub>
      <mo stretchy="false">=</mo>
      <mfrac>
        <mrow>
          <mrow>
            <mi>I</mi>
            <mo stretchy="false">×</mo>
            <mi>ln</mi>
          </mrow>
          <mrow>
            <mo fence="true" form="prefix" stretchy="false">(</mo>
            <mrow>
              <mfrac>
                <mrow>
                  <mrow>
                    <mo fence="true" form="prefix" stretchy="false">(</mo>
                    <mrow>
                      <mfrac>
                        <mi>D</mi>
                        <mn>2</mn>
                      </mfrac>
                    </mrow>
                    <mo fence="true" form="postfix" stretchy="false">)</mo>
                  </mrow>
                  <mo stretchy="false">−</mo>
                  <msub>
                    <mi>h</mi>
                    <mn>2</mn>
                  </msub>
                </mrow>
                <mrow>
                  <mrow>
                    <mo fence="true" form="prefix" stretchy="false">(</mo>
                    <mrow>
                      <mfrac>
                        <mi>D</mi>
                        <mn>2</mn>
                      </mfrac>
                    </mrow>
                    <mo fence="true" form="postfix" stretchy="false">)</mo>
                  </mrow>
                  <mo stretchy="false">−</mo>
                  <msub>
                    <mi>h</mi>
                    <mn>1</mn>
                  </msub>
                </mrow>
              </mfrac>
            </mrow>
            <mo fence="true" form="postfix" stretchy="false">)</mo>
          </mrow>
        </mrow>
        <mrow>
          <mn>2</mn>
          <mrow>
            <mi>π</mi>
            <mo stretchy="false">×</mo>
            <mi>L</mi>
          </mrow>
          <mrow>
            <mo fence="true" form="prefix" stretchy="false">(</mo>
            <mrow>
              <mrow>
                <mover accent="true">
                  <msub>
                    <mi>T</mi>
                    <mrow>
                      <mi>r</mi>
                      <mn>1</mn>
                    </mrow>
                  </msub>
                  <mo>¯</mo>
                </mover>
                <mo stretchy="false">−</mo>
                <mover accent="true">
                  <msub>
                    <mi>T</mi>
                    <mrow>
                      <mi>r</mi>
                      <mn>2</mn>
                    </mrow>
                  </msub>
                  <mo>¯</mo>
                </mover>
              </mrow>
            </mrow>
            <mo fence="true" form="postfix" stretchy="false">)</mo>
          </mrow>
        </mrow>
      </mfrac>
      <mo stretchy="false">=</mo>
      <mfrac>
        <mi>λ</mi>
        <mi>U</mi>
      </mfrac>
    </mrow>
    <annotation encoding="StarMath 5.0">c_U = {  I times ln( { ({D} over {2}) - h_2  } over { ({D} over {2}) - h_1 }  ) } over {2 %ipi times L( overline {T_r1}  - overline {T_r2}  ) } = %ilambda over U</annotation>
  </semantics>
</math>
</file>

<file path=Object 31/content.xml><?xml version="1.0" encoding="utf-8"?>
<math xmlns="http://www.w3.org/1998/Math/MathML" display="block">
  <semantics>
    <mrow>
      <msub>
        <mi>c</mi>
        <mi>I</mi>
      </msub>
      <mo stretchy="false">=</mo>
      <mfrac>
        <mrow>
          <mrow>
            <mi>U</mi>
            <mo stretchy="false">×</mo>
            <mi>ln</mi>
          </mrow>
          <mrow>
            <mo fence="true" form="prefix" stretchy="false">(</mo>
            <mrow>
              <mfrac>
                <mrow>
                  <mrow>
                    <mo fence="true" form="prefix" stretchy="false">(</mo>
                    <mrow>
                      <mfrac>
                        <mi>D</mi>
                        <mn>2</mn>
                      </mfrac>
                    </mrow>
                    <mo fence="true" form="postfix" stretchy="false">)</mo>
                  </mrow>
                  <mo stretchy="false">−</mo>
                  <msub>
                    <mi>h</mi>
                    <mn>2</mn>
                  </msub>
                </mrow>
                <mrow>
                  <mrow>
                    <mo fence="true" form="prefix" stretchy="false">(</mo>
                    <mrow>
                      <mfrac>
                        <mi>D</mi>
                        <mn>2</mn>
                      </mfrac>
                    </mrow>
                    <mo fence="true" form="postfix" stretchy="false">)</mo>
                  </mrow>
                  <mo stretchy="false">−</mo>
                  <msub>
                    <mi>h</mi>
                    <mn>1</mn>
                  </msub>
                </mrow>
              </mfrac>
            </mrow>
            <mo fence="true" form="postfix" stretchy="false">)</mo>
          </mrow>
        </mrow>
        <mrow>
          <mn>2</mn>
          <mrow>
            <mi>π</mi>
            <mo stretchy="false">×</mo>
            <mi>L</mi>
          </mrow>
          <mrow>
            <mo fence="true" form="prefix" stretchy="false">(</mo>
            <mrow>
              <mrow>
                <mover accent="true">
                  <msub>
                    <mi>T</mi>
                    <mrow>
                      <mi>r</mi>
                      <mn>1</mn>
                    </mrow>
                  </msub>
                  <mo>¯</mo>
                </mover>
                <mo stretchy="false">−</mo>
                <mover accent="true">
                  <msub>
                    <mi>T</mi>
                    <mrow>
                      <mi>r</mi>
                      <mn>2</mn>
                    </mrow>
                  </msub>
                  <mo>¯</mo>
                </mover>
              </mrow>
            </mrow>
            <mo fence="true" form="postfix" stretchy="false">)</mo>
          </mrow>
        </mrow>
      </mfrac>
      <mo stretchy="false">=</mo>
      <mfrac>
        <mi>λ</mi>
        <mi>I</mi>
      </mfrac>
    </mrow>
    <annotation encoding="StarMath 5.0">c_I = {  U times ln( { ({D} over {2}) - h_2  } over { ({D} over {2}) - h_1 }  ) } over {2 %ipi times L( overline {T_r1}  - overline {T_r2}  ) } = %ilambda over I</annotation>
  </semantics>
</math>
</file>

<file path=Object 32/content.xml><?xml version="1.0" encoding="utf-8"?>
<math xmlns="http://www.w3.org/1998/Math/MathML" display="block">
  <semantics>
    <mrow>
      <msub>
        <mi>c</mi>
        <mi>D</mi>
      </msub>
      <mo stretchy="false">=</mo>
      <mrow>
        <mfrac>
          <mrow>
            <mi>I</mi>
            <mo stretchy="false">×</mo>
            <mi>U</mi>
          </mrow>
          <mrow>
            <mn>2</mn>
            <mrow>
              <mi>π</mi>
              <mo stretchy="false">×</mo>
              <mi>L</mi>
            </mrow>
            <mrow>
              <mo fence="true" form="prefix" stretchy="false">(</mo>
              <mrow>
                <mrow>
                  <msub>
                    <mi>T</mi>
                    <mrow>
                      <mi>r</mi>
                      <mn>1</mn>
                    </mrow>
                  </msub>
                  <mo stretchy="false">−</mo>
                  <msub>
                    <mi>T</mi>
                    <mrow>
                      <mi>r</mi>
                      <mn>2</mn>
                    </mrow>
                  </msub>
                </mrow>
              </mrow>
              <mo fence="true" form="postfix" stretchy="false">)</mo>
            </mrow>
          </mrow>
        </mfrac>
        <mo stretchy="false">×</mo>
        <mfrac>
          <mrow>
            <mn>2</mn>
            <mrow>
              <mo fence="true" form="prefix" stretchy="false">(</mo>
              <mrow>
                <mrow>
                  <msub>
                    <mi>h</mi>
                    <mn>1</mn>
                  </msub>
                  <mo stretchy="false">−</mo>
                  <msub>
                    <mi>h</mi>
                    <mn>2</mn>
                  </msub>
                </mrow>
              </mrow>
              <mo fence="true" form="postfix" stretchy="false">)</mo>
            </mrow>
          </mrow>
          <mrow>
            <mrow>
              <mo fence="true" form="prefix" stretchy="false">(</mo>
              <mrow>
                <mrow>
                  <mn>2</mn>
                  <mrow>
                    <msub>
                      <mi>h</mi>
                      <mn>1</mn>
                    </msub>
                    <mo stretchy="false">−</mo>
                    <mi>D</mi>
                  </mrow>
                </mrow>
              </mrow>
              <mo fence="true" form="postfix" stretchy="false">)</mo>
            </mrow>
            <mo stretchy="false">×</mo>
            <mrow>
              <mo fence="true" form="prefix" stretchy="false">(</mo>
              <mrow>
                <mrow>
                  <mrow>
                    <mi>D</mi>
                    <mo stretchy="false">−</mo>
                    <mn>2</mn>
                  </mrow>
                  <msub>
                    <mi>h</mi>
                    <mn>2</mn>
                  </msub>
                </mrow>
              </mrow>
              <mo fence="true" form="postfix" stretchy="false">)</mo>
            </mrow>
          </mrow>
        </mfrac>
      </mrow>
    </mrow>
    <annotation encoding="StarMath 5.0">c_D = {{  I times  U over {2 %ipi times L(T_r1 - T_r2)} } times { { 2(h_1 - h_2) } over { (2h_1 - D) times (D - 2h_2)}} }</annotation>
  </semantics>
</math>
</file>

<file path=Object 33/content.xml><?xml version="1.0" encoding="utf-8"?>
<math xmlns="http://www.w3.org/1998/Math/MathML" display="block">
  <semantics>
    <mrow>
      <msub>
        <mi>c</mi>
        <mrow>
          <mi>h</mi>
          <mn>2</mn>
        </mrow>
      </msub>
      <mo stretchy="false">=</mo>
      <mrow>
        <mfrac>
          <mrow>
            <mi>U</mi>
            <mo stretchy="false">×</mo>
            <mi>I</mi>
          </mrow>
          <mrow>
            <mn>2</mn>
            <mrow>
              <mi>π</mi>
              <mo stretchy="false">×</mo>
              <mi>L</mi>
            </mrow>
            <mrow>
              <mo fence="true" form="prefix" stretchy="false">(</mo>
              <mrow>
                <mrow>
                  <msub>
                    <mi>T</mi>
                    <mrow>
                      <mi>r</mi>
                      <mn>1</mn>
                    </mrow>
                  </msub>
                  <mo stretchy="false">−</mo>
                  <msub>
                    <mi>T</mi>
                    <mrow>
                      <mi>r</mi>
                      <mn>2</mn>
                    </mrow>
                  </msub>
                </mrow>
              </mrow>
              <mo fence="true" form="postfix" stretchy="false">)</mo>
            </mrow>
          </mrow>
        </mfrac>
        <mo stretchy="false">×</mo>
        <mfrac>
          <mn>2</mn>
          <mrow>
            <mo fence="true" form="prefix" stretchy="false">(</mo>
            <mrow>
              <mrow>
                <mn>2</mn>
                <mrow>
                  <msub>
                    <mi>h</mi>
                    <mn>2</mn>
                  </msub>
                  <mo stretchy="false">−</mo>
                  <mi>D</mi>
                </mrow>
              </mrow>
            </mrow>
            <mo fence="true" form="postfix" stretchy="false">)</mo>
          </mrow>
        </mfrac>
      </mrow>
    </mrow>
    <annotation encoding="StarMath 5.0">c_h2 = { U times I over {2 %ipi times L(T_r1 - T_r2)}} times {{ 2} over {(2h_2 -D)}}</annotation>
  </semantics>
</math>
</file>

<file path=Object 34/content.xml><?xml version="1.0" encoding="utf-8"?>
<math xmlns="http://www.w3.org/1998/Math/MathML" display="block">
  <semantics>
    <mrow>
      <msub>
        <mi>c</mi>
        <mrow>
          <mi>h</mi>
          <mn>1</mn>
        </mrow>
      </msub>
      <mo stretchy="false">=</mo>
      <mrow>
        <mfrac>
          <mrow>
            <mi>U</mi>
            <mo stretchy="false">×</mo>
            <mi>I</mi>
          </mrow>
          <mrow>
            <mn>2</mn>
            <mrow>
              <mi>π</mi>
              <mo stretchy="false">×</mo>
              <mi>L</mi>
            </mrow>
            <mrow>
              <mo fence="true" form="prefix" stretchy="false">(</mo>
              <mrow>
                <mrow>
                  <msub>
                    <mi>T</mi>
                    <mrow>
                      <mi>r</mi>
                      <mn>1</mn>
                    </mrow>
                  </msub>
                  <mo stretchy="false">−</mo>
                  <msub>
                    <mi>T</mi>
                    <mrow>
                      <mi>r</mi>
                      <mn>2</mn>
                    </mrow>
                  </msub>
                </mrow>
              </mrow>
              <mo fence="true" form="postfix" stretchy="false">)</mo>
            </mrow>
          </mrow>
        </mfrac>
        <mo stretchy="false">×</mo>
        <mfrac>
          <mn>2</mn>
          <mrow>
            <mo fence="true" form="prefix" stretchy="false">(</mo>
            <mrow>
              <mrow>
                <mrow>
                  <mi>D</mi>
                  <mo stretchy="false">−</mo>
                  <mn>2</mn>
                </mrow>
                <msub>
                  <mi>h</mi>
                  <mn>1</mn>
                </msub>
              </mrow>
            </mrow>
            <mo fence="true" form="postfix" stretchy="false">)</mo>
          </mrow>
        </mfrac>
      </mrow>
    </mrow>
    <annotation encoding="StarMath 5.0">c_h1 = { U times I over {2 %ipi times L(T_r1 - T_r2)}} times {{ 2} over {(D - 2h_1)}}</annotation>
  </semantics>
</math>
</file>

<file path=Object 35/content.xml><?xml version="1.0" encoding="utf-8"?>
<math xmlns="http://www.w3.org/1998/Math/MathML" display="block">
  <semantics>
    <mrow>
      <msub>
        <mi>c</mi>
        <mi>L</mi>
      </msub>
      <mo stretchy="false">=</mo>
      <mfrac>
        <mrow>
          <mrow>
            <mi>U</mi>
            <mo stretchy="false">×</mo>
            <mi>I</mi>
            <mo stretchy="false">×</mo>
            <mi>ln</mi>
          </mrow>
          <mrow>
            <mo fence="true" form="prefix" stretchy="false">(</mo>
            <mrow>
              <mfrac>
                <mrow>
                  <mrow>
                    <mo fence="true" form="prefix" stretchy="false">(</mo>
                    <mrow>
                      <mfrac>
                        <mi>D</mi>
                        <mn>2</mn>
                      </mfrac>
                    </mrow>
                    <mo fence="true" form="postfix" stretchy="false">)</mo>
                  </mrow>
                  <mo stretchy="false">−</mo>
                  <msub>
                    <mi>h</mi>
                    <mn>2</mn>
                  </msub>
                </mrow>
                <mrow>
                  <mrow>
                    <mo fence="true" form="prefix" stretchy="false">(</mo>
                    <mrow>
                      <mfrac>
                        <mi>D</mi>
                        <mn>2</mn>
                      </mfrac>
                    </mrow>
                    <mo fence="true" form="postfix" stretchy="false">)</mo>
                  </mrow>
                  <mo stretchy="false">−</mo>
                  <msub>
                    <mi>h</mi>
                    <mn>1</mn>
                  </msub>
                </mrow>
              </mfrac>
            </mrow>
            <mo fence="true" form="postfix" stretchy="false">)</mo>
          </mrow>
        </mrow>
        <mrow>
          <mn>2</mn>
          <mrow>
            <mi>π</mi>
            <mo stretchy="false">×</mo>
            <msup>
              <mi>L</mi>
              <mn>2</mn>
            </msup>
          </mrow>
          <mrow>
            <mo fence="true" form="prefix" stretchy="false">(</mo>
            <mrow>
              <mrow>
                <mover accent="true">
                  <msub>
                    <mi>T</mi>
                    <mrow>
                      <mi>r</mi>
                      <mn>1</mn>
                    </mrow>
                  </msub>
                  <mo>¯</mo>
                </mover>
                <mo stretchy="false">−</mo>
                <mover accent="true">
                  <msub>
                    <mi>T</mi>
                    <mrow>
                      <mi>r</mi>
                      <mn>2</mn>
                    </mrow>
                  </msub>
                  <mo>¯</mo>
                </mover>
              </mrow>
            </mrow>
            <mo fence="true" form="postfix" stretchy="false">)</mo>
          </mrow>
        </mrow>
      </mfrac>
      <mo stretchy="false">=</mo>
      <mrow>
        <mo stretchy="false">−</mo>
        <mrow>
          <mo fence="true" form="prefix" stretchy="false">(</mo>
          <mrow>
            <mfrac>
              <mi>λ</mi>
              <mi>L</mi>
            </mfrac>
          </mrow>
          <mo fence="true" form="postfix" stretchy="false">)</mo>
        </mrow>
      </mrow>
    </mrow>
    <annotation encoding="StarMath 5.0">c_L = { U times I times ln( { ({D} over {2}) - h_2  } over { ({D} over {2}) - h_1 }  ) } over {2 %ipi times L^2( overline {T_r1}  - overline {T_r2}  ) } = -( %ilambda over L)</annotation>
  </semantics>
</math>
</file>

<file path=Object 36/content.xml><?xml version="1.0" encoding="utf-8"?>
<math xmlns="http://www.w3.org/1998/Math/MathML" display="block">
  <semantics>
    <mrow>
      <msub>
        <mi>c</mi>
        <mrow>
          <mi mathvariant="italic">Tr</mi>
          <mn>1</mn>
        </mrow>
      </msub>
      <mo stretchy="false">=</mo>
      <mrow>
        <mo stretchy="false">−</mo>
        <mrow>
          <mo fence="true" form="prefix" stretchy="false">(</mo>
          <mrow>
            <mfrac>
              <mrow>
                <mrow>
                  <mi>U</mi>
                  <mo stretchy="false">×</mo>
                  <mi>I</mi>
                  <mo stretchy="false">×</mo>
                  <mi>ln</mi>
                </mrow>
                <mrow>
                  <mo fence="true" form="prefix" stretchy="false">(</mo>
                  <mrow>
                    <mfrac>
                      <mrow>
                        <mrow>
                          <mo fence="true" form="prefix" stretchy="false">(</mo>
                          <mrow>
                            <mfrac>
                              <mi>D</mi>
                              <mn>2</mn>
                            </mfrac>
                          </mrow>
                          <mo fence="true" form="postfix" stretchy="false">)</mo>
                        </mrow>
                        <mo stretchy="false">−</mo>
                        <msub>
                          <mi>h</mi>
                          <mn>2</mn>
                        </msub>
                      </mrow>
                      <mrow>
                        <mrow>
                          <mo fence="true" form="prefix" stretchy="false">(</mo>
                          <mrow>
                            <mfrac>
                              <mi>D</mi>
                              <mn>2</mn>
                            </mfrac>
                          </mrow>
                          <mo fence="true" form="postfix" stretchy="false">)</mo>
                        </mrow>
                        <mo stretchy="false">−</mo>
                        <msub>
                          <mi>h</mi>
                          <mn>1</mn>
                        </msub>
                      </mrow>
                    </mfrac>
                  </mrow>
                  <mo fence="true" form="postfix" stretchy="false">)</mo>
                </mrow>
              </mrow>
              <mrow>
                <mn>2</mn>
                <mrow>
                  <mi>π</mi>
                  <mo stretchy="false">×</mo>
                  <mi>L</mi>
                </mrow>
                <msup>
                  <mrow>
                    <mo fence="true" form="prefix" stretchy="false">(</mo>
                    <mrow>
                      <mrow>
                        <mover accent="true">
                          <msub>
                            <mi>T</mi>
                            <mrow>
                              <mi>r</mi>
                              <mn>1</mn>
                            </mrow>
                          </msub>
                          <mo>¯</mo>
                        </mover>
                        <mo stretchy="false">−</mo>
                        <mover accent="true">
                          <msub>
                            <mi>T</mi>
                            <mrow>
                              <mi>r</mi>
                              <mn>2</mn>
                            </mrow>
                          </msub>
                          <mo>¯</mo>
                        </mover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  <mo fence="true" form="postfix" stretchy="false">)</mo>
        </mrow>
      </mrow>
      <mo stretchy="false">=</mo>
      <mrow>
        <mo stretchy="false">−</mo>
        <mrow>
          <mo fence="true" form="prefix" stretchy="false">(</mo>
          <mrow>
            <mfrac>
              <mi>λ</mi>
              <mrow>
                <msub>
                  <mi>T</mi>
                  <mrow>
                    <mi>r</mi>
                    <mn>1</mn>
                  </mrow>
                </msub>
                <mo stretchy="false">−</mo>
                <msub>
                  <mi>T</mi>
                  <mrow>
                    <mi>r</mi>
                    <mn>2</mn>
                  </mrow>
                </msub>
              </mrow>
            </mfrac>
          </mrow>
          <mo fence="true" form="postfix" stretchy="false">)</mo>
        </mrow>
      </mrow>
    </mrow>
    <annotation encoding="StarMath 5.0">c_Tr1 = - ({  U times I times ln( { ({D} over {2}) - h_2  } over { ({D} over {2}) - h_1 }  ) } over {2 %ipi times L( overline {T_r1}  - overline {T_r2}  )^2 } )=  - (%ilambda over {T_r1 - T_r2})</annotation>
  </semantics>
</math>
</file>

<file path=Object 37/content.xml><?xml version="1.0" encoding="utf-8"?>
<math xmlns="http://www.w3.org/1998/Math/MathML" display="block">
  <semantics>
    <mrow>
      <msub>
        <mi>c</mi>
        <mrow>
          <mi mathvariant="italic">Tr</mi>
          <mn>2</mn>
        </mrow>
      </msub>
      <mo stretchy="false">=</mo>
      <mfrac>
        <mrow>
          <mrow>
            <mi>U</mi>
            <mo stretchy="false">×</mo>
            <mi>I</mi>
            <mo stretchy="false">×</mo>
            <mi>ln</mi>
          </mrow>
          <mrow>
            <mo fence="true" form="prefix" stretchy="false">(</mo>
            <mrow>
              <mfrac>
                <mrow>
                  <mrow>
                    <mo fence="true" form="prefix" stretchy="false">(</mo>
                    <mrow>
                      <mfrac>
                        <mi>D</mi>
                        <mn>2</mn>
                      </mfrac>
                    </mrow>
                    <mo fence="true" form="postfix" stretchy="false">)</mo>
                  </mrow>
                  <mo stretchy="false">−</mo>
                  <msub>
                    <mi>h</mi>
                    <mn>2</mn>
                  </msub>
                </mrow>
                <mrow>
                  <mrow>
                    <mo fence="true" form="prefix" stretchy="false">(</mo>
                    <mrow>
                      <mfrac>
                        <mi>D</mi>
                        <mn>2</mn>
                      </mfrac>
                    </mrow>
                    <mo fence="true" form="postfix" stretchy="false">)</mo>
                  </mrow>
                  <mo stretchy="false">−</mo>
                  <msub>
                    <mi>h</mi>
                    <mn>1</mn>
                  </msub>
                </mrow>
              </mfrac>
            </mrow>
            <mo fence="true" form="postfix" stretchy="false">)</mo>
          </mrow>
        </mrow>
        <mrow>
          <mn>2</mn>
          <mrow>
            <mi>π</mi>
            <mo stretchy="false">×</mo>
            <mi>L</mi>
          </mrow>
          <msup>
            <mrow>
              <mo fence="true" form="prefix" stretchy="false">(</mo>
              <mrow>
                <mrow>
                  <mover accent="true">
                    <msub>
                      <mi>T</mi>
                      <mrow>
                        <mi>r</mi>
                        <mn>1</mn>
                      </mrow>
                    </msub>
                    <mo>¯</mo>
                  </mover>
                  <mo stretchy="false">−</mo>
                  <mover accent="true">
                    <msub>
                      <mi>T</mi>
                      <mrow>
                        <mi>r</mi>
                        <mn>2</mn>
                      </mrow>
                    </msub>
                    <mo>¯</mo>
                  </mover>
                </mrow>
              </mrow>
              <mo fence="true" form="postfix" stretchy="false">)</mo>
            </mrow>
            <mn>2</mn>
          </msup>
        </mrow>
      </mfrac>
      <mo stretchy="false">=</mo>
      <mfrac>
        <mi>λ</mi>
        <mrow>
          <msub>
            <mi>T</mi>
            <mrow>
              <mi>r</mi>
              <mn>1</mn>
            </mrow>
          </msub>
          <mo stretchy="false">−</mo>
          <msub>
            <mi>T</mi>
            <mrow>
              <mi>r</mi>
              <mn>2</mn>
            </mrow>
          </msub>
        </mrow>
      </mfrac>
    </mrow>
    <annotation encoding="StarMath 5.0">c_Tr2 = {  U times I times ln( { ({D} over {2}) - h_2  } over { ({D} over {2}) - h_1 }  ) } over {2 %ipi times L( overline {T_r1}  - overline {T_r2}  )^2 } =  %ilambda over {T_r1 - T_r2}</annotation>
  </semantics>
</math>
</file>

<file path=Object 38/content.xml><?xml version="1.0" encoding="utf-8"?>
<math xmlns="http://www.w3.org/1998/Math/MathML" display="block">
  <semantics>
    <mrow>
      <mrow>
        <mrow>
          <mo fence="true" form="prefix" stretchy="false">|</mo>
          <mrow>
            <msub>
              <mi>C</mi>
              <mi>x</mi>
            </msub>
          </mrow>
          <mo fence="true" form="postfix" stretchy="false">|</mo>
        </mrow>
        <mo stretchy="false">⋅</mo>
        <mi>u</mi>
      </mrow>
      <mrow>
        <mo fence="true" form="prefix" stretchy="false">(</mo>
        <mrow>
          <mi mathvariant="italic">xj</mi>
        </mrow>
        <mo fence="true" form="postfix" stretchy="false">)</mo>
      </mrow>
    </mrow>
    <annotation encoding="StarMath 5.0">lline C_x rline cdot u(xj)</annotation>
  </semantics>
</math>
</file>

<file path=Object 39/content.xml><?xml version="1.0" encoding="utf-8"?>
<math xmlns="http://www.w3.org/1998/Math/MathML" display="block">
  <semantics>
    <mrow>
      <mi>U</mi>
      <mrow>
        <mo fence="true" form="prefix" stretchy="false">(</mo>
        <mrow>
          <mi>λ</mi>
        </mrow>
        <mo fence="true" form="postfix" stretchy="false">)</mo>
      </mrow>
    </mrow>
    <annotation encoding="StarMath 5.0">U ( %ilambda )</annotation>
  </semantics>
</math>
</file>

<file path=Object 4/content.xml><?xml version="1.0" encoding="utf-8"?>
<math xmlns="http://www.w3.org/1998/Math/MathML" display="block">
  <semantics>
    <mrow>
      <mi>λ</mi>
      <mo stretchy="false">=</mo>
      <mfrac>
        <mrow>
          <mrow>
            <mi>P</mi>
            <mo stretchy="false">×</mo>
            <mi>ln</mi>
          </mrow>
          <mrow>
            <mo fence="true" form="prefix" stretchy="false">(</mo>
            <mrow>
              <mfrac>
                <msub>
                  <mi>r</mi>
                  <mn>2</mn>
                </msub>
                <msub>
                  <mi>r</mi>
                  <mn>1</mn>
                </msub>
              </mfrac>
            </mrow>
            <mo fence="true" form="postfix" stretchy="false">)</mo>
          </mrow>
        </mrow>
        <mrow>
          <mn>2</mn>
          <mrow>
            <mi>π</mi>
            <mo stretchy="false">×</mo>
            <mi>L</mi>
          </mrow>
          <mrow>
            <mo fence="true" form="prefix" stretchy="false">(</mo>
            <mrow>
              <mrow>
                <msub>
                  <mi>T</mi>
                  <mrow>
                    <mi>r</mi>
                    <mn>1</mn>
                  </mrow>
                </msub>
                <mo stretchy="false">−</mo>
                <msub>
                  <mi>T</mi>
                  <mrow>
                    <mi>r</mi>
                    <mn>2</mn>
                  </mrow>
                </msub>
              </mrow>
            </mrow>
            <mo fence="true" form="postfix" stretchy="false">)</mo>
          </mrow>
        </mrow>
      </mfrac>
    </mrow>
    <annotation encoding="StarMath 5.0">%ilambda = {P times ln( {r_2} over {r_1} ) } over {2 %ipi times L(T_r1 - T_r2 ) } </annotation>
  </semantics>
</math>
</file>

<file path=Object 40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i>λ</mi>
          </mrow>
          <mo fence="true" form="postfix" stretchy="false">)</mo>
        </mrow>
        <mo stretchy="false">=</mo>
        <mrow>
          <mi>k</mi>
          <mo stretchy="false">×</mo>
          <msub>
            <mi>u</mi>
            <mi>c</mi>
          </msub>
        </mrow>
      </mrow>
      <mrow>
        <mo fence="true" form="prefix" stretchy="false">(</mo>
        <mrow>
          <mi>λ</mi>
        </mrow>
        <mo fence="true" form="postfix" stretchy="false">)</mo>
      </mrow>
    </mrow>
    <annotation encoding="StarMath 5.0">U ( %ilambda ) = k times u_c ( %ilambda )</annotation>
  </semantics>
</math>
</file>

<file path=Object 5/content.xml><?xml version="1.0" encoding="utf-8"?>
<math xmlns="http://www.w3.org/1998/Math/MathML" display="block">
  <semantics>
    <mrow>
      <mi>λ</mi>
      <mo stretchy="false">=</mo>
      <mfrac>
        <mrow>
          <mrow>
            <mi>U</mi>
            <mo stretchy="false">×</mo>
            <mi>I</mi>
            <mo stretchy="false">×</mo>
            <mi>ln</mi>
          </mrow>
          <mrow>
            <mo fence="true" form="prefix" stretchy="false">(</mo>
            <mrow>
              <mfrac>
                <mrow>
                  <mrow>
                    <mo fence="true" form="prefix" stretchy="false">(</mo>
                    <mrow>
                      <mfrac>
                        <mi>D</mi>
                        <mn>2</mn>
                      </mfrac>
                    </mrow>
                    <mo fence="true" form="postfix" stretchy="false">)</mo>
                  </mrow>
                  <mo stretchy="false">−</mo>
                  <msub>
                    <mi>h</mi>
                    <mn>2</mn>
                  </msub>
                </mrow>
                <mrow>
                  <mrow>
                    <mo fence="true" form="prefix" stretchy="false">(</mo>
                    <mrow>
                      <mfrac>
                        <mi>D</mi>
                        <mn>2</mn>
                      </mfrac>
                    </mrow>
                    <mo fence="true" form="postfix" stretchy="false">)</mo>
                  </mrow>
                  <mo stretchy="false">−</mo>
                  <msub>
                    <mi>h</mi>
                    <mn>1</mn>
                  </msub>
                </mrow>
              </mfrac>
            </mrow>
            <mo fence="true" form="postfix" stretchy="false">)</mo>
          </mrow>
        </mrow>
        <mrow>
          <mn>2</mn>
          <mrow>
            <mi>π</mi>
            <mo stretchy="false">×</mo>
            <mi>L</mi>
          </mrow>
          <mrow>
            <mo fence="true" form="prefix" stretchy="false">(</mo>
            <mrow>
              <mrow>
                <msub>
                  <mi>T</mi>
                  <mrow>
                    <mi>r</mi>
                    <mn>1</mn>
                  </mrow>
                </msub>
                <mo stretchy="false">−</mo>
                <msub>
                  <mi>T</mi>
                  <mrow>
                    <mi>r</mi>
                    <mn>2</mn>
                  </mrow>
                </msub>
              </mrow>
            </mrow>
            <mo fence="true" form="postfix" stretchy="false">)</mo>
          </mrow>
        </mrow>
      </mfrac>
    </mrow>
    <annotation encoding="StarMath 5.0">%ilambda = {U times I times ln( { ({D} over {2}) - h_2  } over { ({D} over {2}) - h_1 }  ) } over {2 %ipi times L(T_r1 - T_r2 ) } </annotation>
  </semantics>
</math>
</file>

<file path=Object 6/content.xml><?xml version="1.0" encoding="utf-8"?>
<math xmlns="http://www.w3.org/1998/Math/MathML" display="block">
  <semantics>
    <mrow>
      <msub>
        <mi>r</mi>
        <mi>i</mi>
      </msub>
      <mo stretchy="false">=</mo>
      <mrow>
        <mfrac>
          <mi>D</mi>
          <mn>2</mn>
        </mfrac>
        <mo stretchy="false">−</mo>
        <msub>
          <mi>h</mi>
          <mi>i</mi>
        </msub>
      </mrow>
    </mrow>
    <annotation encoding="StarMath 5.0">r_i = D over 2 -h_i</annotation>
  </semantics>
</math>
</file>

<file path=Object 7/content.xml><?xml version="1.0" encoding="utf-8"?>
<math xmlns="http://www.w3.org/1998/Math/MathML" display="block">
  <semantics>
    <mrow>
      <mi>λ</mi>
      <mo stretchy="false">=</mo>
      <mfrac>
        <mrow>
          <mrow>
            <mi>U</mi>
            <mo stretchy="false">×</mo>
            <mi>I</mi>
            <mo stretchy="false">×</mo>
            <mi>ln</mi>
          </mrow>
          <mrow>
            <mo fence="true" form="prefix" stretchy="false">(</mo>
            <mrow>
              <mfrac>
                <mrow>
                  <mrow>
                    <mo fence="true" form="prefix" stretchy="false">(</mo>
                    <mrow>
                      <mfrac>
                        <mi>D</mi>
                        <mn>2</mn>
                      </mfrac>
                    </mrow>
                    <mo fence="true" form="postfix" stretchy="false">)</mo>
                  </mrow>
                  <mo stretchy="false">−</mo>
                  <msub>
                    <mi>h</mi>
                    <mn>2</mn>
                  </msub>
                </mrow>
                <mrow>
                  <mrow>
                    <mo fence="true" form="prefix" stretchy="false">(</mo>
                    <mrow>
                      <mfrac>
                        <mi>D</mi>
                        <mn>2</mn>
                      </mfrac>
                    </mrow>
                    <mo fence="true" form="postfix" stretchy="false">)</mo>
                  </mrow>
                  <mo stretchy="false">−</mo>
                  <msub>
                    <mi>h</mi>
                    <mn>1</mn>
                  </msub>
                </mrow>
              </mfrac>
            </mrow>
            <mo fence="true" form="postfix" stretchy="false">)</mo>
          </mrow>
        </mrow>
        <mrow>
          <mn>2</mn>
          <mrow>
            <mi>π</mi>
            <mo stretchy="false">×</mo>
            <mi>L</mi>
          </mrow>
          <mrow>
            <mo fence="true" form="prefix" stretchy="false">(</mo>
            <mrow>
              <mrow>
                <mover accent="true">
                  <msub>
                    <mi>T</mi>
                    <mrow>
                      <mi>r</mi>
                      <mn>1</mn>
                    </mrow>
                  </msub>
                  <mo>¯</mo>
                </mover>
                <mo stretchy="false">−</mo>
                <mover accent="true">
                  <msub>
                    <mi>T</mi>
                    <mrow>
                      <mi>r</mi>
                      <mn>2</mn>
                    </mrow>
                  </msub>
                  <mo>¯</mo>
                </mover>
              </mrow>
            </mrow>
            <mo fence="true" form="postfix" stretchy="false">)</mo>
          </mrow>
        </mrow>
      </mfrac>
    </mrow>
    <annotation encoding="StarMath 5.0">%ilambda = {U times I times ln( { ({D} over {2}) - h_2  } over { ({D} over {2}) - h_1 }  ) } over {2 %ipi times L( overline {T_r1}  - overline {T_r2}  ) }</annotation>
  </semantics>
</math>
</file>

<file path=Object 8/content.xml><?xml version="1.0" encoding="utf-8"?>
<math xmlns="http://www.w3.org/1998/Math/MathML" display="block">
  <semantics>
    <mrow>
      <msub>
        <mi mathvariant="normal">u</mi>
        <mi>A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qrt>
          <mrow>
            <mfrac>
              <mn>1</mn>
              <mrow>
                <mi>n</mi>
                <mo stretchy="false">⋅</mo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row>
            </mfrac>
            <mo stretchy="false">⋅</mo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form="prefix" stretchy="false">(</mo>
                  <mrow>
                    <mrow>
                      <mi mathvariant="italic">xi</mi>
                      <mo stretchy="false">−</mo>
                      <mover accent="true">
                        <mi>x</mi>
                        <mo stretchy="false">¯</mo>
                      </mover>
                    </mrow>
                  </mrow>
                  <mo fence="true" form="postfix" stretchy="false">)</mo>
                </mrow>
                <mn>2</mn>
              </msup>
            </mrow>
          </mrow>
        </msqrt>
      </mrow>
    </mrow>
    <annotation encoding="StarMath 5.0">func u_A(x) = sqrt{ {1} over {n cdot (n -1)}  cdot sum from{ i = 1 } to{n} (xi - bar x )^2  } </annotation>
  </semantics>
</math>
</file>

<file path=Object 9/content.xml><?xml version="1.0" encoding="utf-8"?>
<math xmlns="http://www.w3.org/1998/Math/MathML" display="block">
  <semantics>
    <mrow>
      <msub>
        <mi mathvariant="normal">u</mi>
        <mi>A</mi>
      </msub>
      <mrow>
        <mrow>
          <mo fence="true" form="prefix" stretchy="false">(</mo>
          <mrow>
            <msub>
              <mi>T</mi>
              <mrow>
                <mi>r</mi>
                <mn>1</mn>
              </mrow>
            </msub>
          </mrow>
          <mo fence="true" form="postfix" stretchy="false">)</mo>
        </mrow>
        <mo stretchy="false">=</mo>
        <msqrt>
          <mrow>
            <mfrac>
              <mn>1</mn>
              <mrow>
                <msub>
                  <mi>n</mi>
                  <mn>1</mn>
                </msub>
                <mo stretchy="false">⋅</mo>
                <mrow>
                  <mo fence="true" form="prefix" stretchy="false">(</mo>
                  <mrow>
                    <mrow>
                      <msub>
                        <mi>n</mi>
                        <mn>1</mn>
                      </msub>
                      <mo stretchy="false">−</mo>
                      <mn>1</mn>
                    </mrow>
                  </mrow>
                  <mo fence="true" form="postfix" stretchy="false">)</mo>
                </mrow>
              </mrow>
            </mfrac>
            <mo stretchy="false">⋅</mo>
            <mrow>
              <munderover>
                <mo stretchy="false">∑</mo>
                <mrow>
                  <mi>i</mi>
                  <mo stretchy="false">=</mo>
                  <mn>1</mn>
                </mrow>
                <msub>
                  <mi>n</mi>
                  <mn>1</mn>
                </msub>
              </munderover>
              <msup>
                <mrow>
                  <mo fence="true" form="prefix" stretchy="false">(</mo>
                  <mrow>
                    <mrow>
                      <msub>
                        <mi>T</mi>
                        <mrow>
                          <mi>r</mi>
                          <mn>1</mn>
                          <mi>,</mi>
                          <mi>i</mi>
                        </mrow>
                      </msub>
                      <mo stretchy="false">−</mo>
                      <mover accent="true">
                        <msub>
                          <mi>T</mi>
                          <mrow>
                            <mi>r</mi>
                            <mn>1</mn>
                          </mrow>
                        </msub>
                        <mo>¯</mo>
                      </mover>
                    </mrow>
                  </mrow>
                  <mo fence="true" form="postfix" stretchy="false">)</mo>
                </mrow>
                <mn>2</mn>
              </msup>
            </mrow>
          </mrow>
        </msqrt>
      </mrow>
    </mrow>
    <annotation encoding="StarMath 5.0">func u_A(T_r1) = sqrt{ {1} over {n_1 cdot (n_1 -1)}  cdot sum from{ i = 1 } to{n_1} (T_{r1,i} - overline { T_r1 } )^2  } </annotation>
  </semantics>
</math>
</file>